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6pt"/>
    </style:style>
    <style:style style:name="co3" style:family="table-column">
      <style:table-column-properties fo:break-before="auto" style:column-width="200.3pt"/>
    </style:style>
    <style:style style:name="co4" style:family="table-column">
      <style:table-column-properties fo:break-before="auto" style:column-width="112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3.29pt" fo:break-before="auto" style:use-optimal-row-height="false"/>
    </style:style>
    <style:style style:name="ro4" style:family="table-row">
      <style:table-row-properties style:row-height="46.15pt" fo:break-before="auto" style:use-optimal-row-height="true"/>
    </style:style>
    <style:style style:name="ro5" style:family="table-row">
      <style:table-row-properties style:row-height="34.84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ro7" style:family="table-row">
      <style:table-row-properties style:row-height="112.79pt" fo:break-before="auto" style:use-optimal-row-height="false"/>
    </style:style>
    <style:style style:name="ro8" style:family="table-row">
      <style:table-row-properties style:row-height="46.66pt" fo:break-before="auto" style:use-optimal-row-height="true"/>
    </style:style>
    <style:style style:name="ro9" style:family="table-row">
      <style:table-row-properties style:row-height="57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wrap-option="wrap"/>
      <style:text-properties fo:color="#ff3333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23"/>
    <style:style style:name="ce11" style:family="table-cell" style:parent-style-name="Default" style:data-style-name="N0"/>
    <style:style style:name="T1" style:family="text">
      <style:text-properties style:font-name="DejaVu Sans Mono" style:font-style-complex="normal" style:font-style-asian="normal" style:font-weight-complex="normal" style:font-weight-asian="normal" style:font-size-complex="13pt" style:font-size-asian="13pt" style:font-name-complex="DejaVu Sans Mono" style:font-name-asian="DejaVu Sans Mono" fo:font-style="normal" fo:font-weight="normal"/>
    </style:style>
    <style:style style:name="T2" style:family="text">
      <style:text-properties style:font-name="DejaVu Sans Mono" fo:font-weight="normal" fo:font-style="normal" style:font-name-asian="DejaVu Sans Mono" style:font-name-complex="DejaVu Sans Mono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="DejaVu Sans Mono" style:font-style-complex="normal" style:font-style-asian="normal" style:font-weight-asian="normal" style:font-size-complex="13pt" style:font-weight-complex="normal" style:font-size-asian="13pt" style:font-name-complex="DejaVu Sans Mono" fo:font-style="normal" style:font-name-asian="DejaVu Sans Mono"/>
    </style:style>
  </office:automatic-styles>
  <office:body>
    <office:spreadsheet>
      <table:calculation-settings table:automatic-find-labels="false"/>
      <table:table table:name="insite_env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2" office:value-type="string" calcext:value-type="string">
            <text:p>1,5,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s/1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amp up for extra payout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te len</text:p>
          </table:table-cell>
          <table:table-cell office:value-type="string" calcext:value-type="string">
            <text:p>1+1+1+25</text:p>
          </table:table-cell>
          <table:table-cell table:style-name="ce1" office:value-type="string" calcext:value-type="string">
            <text:p>cur_d_cb + cur_hoist_len+ cur_speed+ (-motion_25 steps)</text:p>
          </table:table-cell>
          <table:table-cell table:style-name="ce6" office:value-type="string" calcext:value-type="string">
            <text:p><text:span text:style-name="T1">self.state[3:] = -self.game.relative_motion_h[self.game.i + 1: self.game.i + 1 + self.pred_steps]</text:span><text:span text:style-name="T1"/></text:p>
          </table:table-cell>
        </table:table-row>
        <table:table-row table:style-name="ro4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/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5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num_wave_height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l</text:p>
          </table:table-cell>
          <table:table-cell table:style-name="ce4" office:value-type="string" calcext:value-type="string">
            <text:p>Vel&lt;0.5;min(10 * 1 / vel, 200)</text:p>
          </table:table-cell>
          <table:table-cell table:style-name="ce1" office:value-type="string" calcext:value-type="string">
            <text:p>Vel Else: -30</text:p>
          </table:table-cell>
          <table:table-cell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700000" calcext:value-type="float">
            <text:p>7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5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table table:name="insite_env_v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4</text:p>
          </table:table-cell>
          <table:table-cell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7" office:value-type="string" calcext:value-type="string">
            <text:p>1,5, 8</text:p>
          </table:table-cell>
          <table:table-cell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s/1000 steps</text:p>
          </table:table-cell>
          <table:table-cell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/>
        </table:table-row>
        <table:table-row table:style-name="ro2">
          <table:table-cell table:style-name="ce1" office:value-type="string" calcext:value-type="string">
            <text:p>ramp up for extra payout</text:p>
          </table:table-cell>
          <table:table-cell table:style-name="ce7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ate len</text:p>
          </table:table-cell>
          <table:table-cell office:value-type="string" calcext:value-type="string">
            <text:p>1+1+1+25</text:p>
          </table:table-cell>
          <table:table-cell table:style-name="ce4" office:value-type="string" calcext:value-type="string">
            <text:p>cur_d_cb + cur_hoist_len+ cur_speed+ (-motion_25 steps)</text:p>
          </table:table-cell>
        </table:table-row>
        <table:table-row table:style-name="ro4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5s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um_wave_heigh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l</text:p>
          </table:table-cell>
          <table:table-cell table:style-name="ce8" office:value-type="string" calcext:value-type="string">
            <text:p>Vel&lt;0.5;min(10 * 1 / vel, 200)</text:p>
          </table:table-cell>
          <table:table-cell table:style-name="ce1" office:value-type="string" calcext:value-type="string">
            <text:p>Vel Else: -30</text:p>
          </table:table-cell>
        </table:table-row>
        <table:table-row table:style-name="ro1" table:number-rows-repeated="2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64 relu, 64 relu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5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</table:table>
      <table:table table:name="insite_env_v3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7" office:value-type="string" calcext:value-type="string">
            <text:p>1,5,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s/1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amp up for extra payout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tate len</text:p>
          </table:table-cell>
          <table:table-cell office:value-type="string" calcext:value-type="string">
            <text:p>1+1+1+25</text:p>
          </table:table-cell>
          <table:table-cell table:style-name="ce4" office:value-type="string" calcext:value-type="string">
            <text:p>cur_d_cb + cur_hoist_len+ cur_speed+ distance of 5s given the speed</text:p>
          </table:table-cell>
          <table:table-cell table:style-name="ce6" office:value-type="string" calcext:value-type="string">
            <text:p><text:span text:style-name="T2">self.game.distance_crane_to_barge - (self.game.hoist_length+self.game.cur_speed*np.arange(0,5,0.2)) - self.game.relative_motion_h[self.game.i + 1: self.game.i + 1 + 25]</text:span></text:p>
          </table:table-cell>
        </table:table-row>
        <table:table-row table:style-name="ro4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/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5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num_wave_height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l</text:p>
          </table:table-cell>
          <table:table-cell table:style-name="ce8" office:value-type="string" calcext:value-type="string">
            <text:p>Vel&lt;0.5;min(10 * 1 / vel, 200)</text:p>
          </table:table-cell>
          <table:table-cell table:style-name="ce1" office:value-type="string" calcext:value-type="string">
            <text:p>Vel Else: -30</text:p>
          </table:table-cell>
          <table:table-cell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64 relu, 64 r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5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table table:name="insite_env_v4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7" office:value-type="string" calcext:value-type="string">
            <text:p>1,5,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00s/1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amp up for extra payout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tate len</text:p>
          </table:table-cell>
          <table:table-cell office:value-type="string" calcext:value-type="string">
            <text:p>1+1+1+100</text:p>
          </table:table-cell>
          <table:table-cell table:style-name="ce4" office:value-type="string" calcext:value-type="string">
            <text:p>cur_d_cb + cur_hoist_len+ cur_speed+ wave speed in 10s</text:p>
          </table:table-cell>
          <table:table-cell table:style-name="ce9" office:value-type="string" calcext:value-type="string">
            <text:p><text:span text:style-name="T3">self.state[3:] = (self.game.relative_motion_h[self.game.i: self.game.i+self.pred_steps]-self.game.relative_motion_h[self.game.i + 1: self.game.i + 1 + self.pred_steps])/self.game.dt</text:span><text:span text:style-name="T3"/></text:p>
          </table:table-cell>
        </table:table-row>
        <table:table-row table:style-name="ro4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/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10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num_wave_height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vel</text:p>
          </table:table-cell>
          <table:table-cell table:style-name="ce8" office:value-type="string" calcext:value-type="string">
            <text:p>Vel&lt;0.2;min(200, (100*(0.2-impact_velocity))**2)</text:p>
          </table:table-cell>
          <table:table-cell table:style-name="ce1" office:value-type="string" calcext:value-type="string">
            <text:p>Vel Else: -100*(impact_velocity – 0.2)</text:p>
          </table:table-cell>
          <table:table-cell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5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table table:name="insite_env_v5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_b_c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hoist_le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_state</text:p>
          </table:table-cell>
          <table:table-cell table:style-name="ce7" office:value-type="string" calcext:value-type="string">
            <text:p>1,5,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speed</text:p>
          </table:table-cell>
          <table:table-cell office:value-type="string" calcext:value-type="string">
            <text:p>9/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_u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l</text:p>
          </table:table-cell>
          <table:table-cell office:value-type="string" calcext:value-type="string">
            <text:p>(4.5/60)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0.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s/1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mpact_step</text:p>
          </table:table-cell>
          <table:table-cell office:value-type="string" calcext:value-type="string">
            <text:p>300 step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amp up for extra payout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tate len</text:p>
          </table:table-cell>
          <table:table-cell office:value-type="string" calcext:value-type="string">
            <text:p>1+1+1+15</text:p>
          </table:table-cell>
          <table:table-cell table:style-name="ce4" office:value-type="string" calcext:value-type="string">
            <text:p>cur_d_cb + cur_hoist_len+ cur_speed+ wave speed in 3s</text:p>
          </table:table-cell>
          <table:table-cell table:style-name="ce9" office:value-type="string" calcext:value-type="string">
            <text:p><text:span text:style-name="T3">self.state[3:] = (self.game.relative_motion_h[self.game.i: self.game.i+self.pred_steps]-self.game.relative_motion_h[self.game.i + 1: self.game.i + 1 + self.pred_steps])/self.game.dt</text:span><text:span text:style-name="T3"/></text:p>
          </table:table-cell>
        </table:table-row>
        <table:table-row table:style-name="ro4">
          <table:table-cell office:value-type="string" calcext:value-type="string">
            <text:p>resp</text:p>
          </table:table-cell>
          <table:table-cell table:style-name="ce1" office:value-type="string" calcext:value-type="string">
            <text:p>changes of initial distance ct and barge</text:p>
          </table:table-cell>
          <table:table-cell office:value-type="string" calcext:value-type="string">
            <text:p>“relative_motion.stf_plt”</text:p>
          </table:table-cell>
          <table:table-cell/>
        </table:table-row>
        <table:table-row table:style-name="ro1">
          <table:table-cell office:value-type="string" calcext:value-type="string">
            <text:p>pred_len</text:p>
          </table:table-cell>
          <table:table-cell office:value-type="string" calcext:value-type="string">
            <text:p>3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num_wave_height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vel</text:p>
          </table:table-cell>
          <table:table-cell table:style-name="ce8" office:value-type="string" calcext:value-type="string">
            <text:p>Vel&lt;0.2;min(200, (100*(0.2-impact_velocity))**2)</text:p>
          </table:table-cell>
          <table:table-cell table:style-name="ce1" office:value-type="string" calcext:value-type="string">
            <text:p>Vel Else: -100*(impact_velocity – 0.2)</text:p>
          </table:table-cell>
          <table:table-cell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uch bar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100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5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table table:name="Sheet6" table:style-name="ta1">
        <table:table-column table:style-name="co1" table:number-columns-repeated="12" table:default-cell-style-name="Default"/>
        <table:table-row table:style-name="ro1">
          <table:table-cell office:value-type="float" office:value="0.465248491007951" calcext:value-type="float">
            <text:p>0.4652484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6.525" calcext:value-type="float">
            <text:p>-26.5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63750469389" calcext:value-type="float">
            <text:p>0.1616375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.717" calcext:value-type="float">
            <text:p>14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306178758747" calcext:value-type="float">
            <text:p>0.24430617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431" calcext:value-type="float">
            <text:p>-4.4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563432683452" calcext:value-type="float">
            <text:p>0.1355634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521" calcext:value-type="float">
            <text:p>41.5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346776141579" calcext:value-type="float">
            <text:p>0.11634677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979" calcext:value-type="float">
            <text:p>69.9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84547208407" calcext:value-type="float">
            <text:p>0.3548454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485" calcext:value-type="float">
            <text:p>-15.4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06359797068" calcext:value-type="float">
            <text:p>0.215063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06" calcext:value-type="float">
            <text:p>-1.5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438307873499" calcext:value-type="float">
            <text:p>0.31843830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844" calcext:value-type="float">
            <text:p>-11.8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202660334291" calcext:value-type="float">
            <text:p>0.15020266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798" calcext:value-type="float">
            <text:p>24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4236563434919" calcext:value-type="float">
            <text:p>0.07442365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694" calcext:value-type="float">
            <text:p>157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808679492102" calcext:value-type="float">
            <text:p>0.18580867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.014" calcext:value-type="float">
            <text:p>2.0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088130953617" calcext:value-type="float">
            <text:p>0.1660881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700365354905" calcext:value-type="float">
            <text:p>0.24770036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77" calcext:value-type="float">
            <text:p>-4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411442071583" calcext:value-type="float">
            <text:p>0.41041144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041" calcext:value-type="float">
            <text:p>-21.0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272919647406" calcext:value-type="float">
            <text:p>0.21327291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327" calcext:value-type="float">
            <text:p>-1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353373832513" calcext:value-type="float">
            <text:p>0.1793533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.263" calcext:value-type="float">
            <text:p>4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149634405915" calcext:value-type="float">
            <text:p>0.3021496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215" calcext:value-type="float">
            <text:p>-10.2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6576376333852" calcext:value-type="float">
            <text:p>0.03665763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712685502191" calcext:value-type="float">
            <text:p>0.0779712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8.91" calcext:value-type="float">
            <text:p>148.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175061933071" calcext:value-type="float">
            <text:p>0.4751750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7.518" calcext:value-type="float">
            <text:p>-27.5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023906500536" calcext:value-type="float">
            <text:p>0.16702390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.874" calcext:value-type="float">
            <text:p>10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457290899331" calcext:value-type="float">
            <text:p>0.4394572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946" calcext:value-type="float">
            <text:p>-23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555176861" calcext:value-type="float">
            <text:p>0.18555517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.087" calcext:value-type="float">
            <text:p>2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366917661801" calcext:value-type="float">
            <text:p>0.17236691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.636" calcext:value-type="float">
            <text:p>7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15597309046" calcext:value-type="float">
            <text:p>0.2351559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516" calcext:value-type="float">
            <text:p>-3.5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516984543367" calcext:value-type="float">
            <text:p>0.20251698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252" calcext:value-type="float">
            <text:p>-0.2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20423411144" calcext:value-type="float">
            <text:p>0.13792042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39" calcext:value-type="float">
            <text:p>38.5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645225388797" calcext:value-type="float">
            <text:p>0.30364522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365" calcext:value-type="float">
            <text:p>-10.3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3773259286019" calcext:value-type="float">
            <text:p>0.3637732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377" calcext:value-type="float">
            <text:p>-16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835288800985" calcext:value-type="float">
            <text:p>0.32583528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584" calcext:value-type="float">
            <text:p>-12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534571680466" calcext:value-type="float">
            <text:p>0.11753457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005" calcext:value-type="float">
            <text:p>68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8641570968628" calcext:value-type="float">
            <text:p>0.03086415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9288877478205" calcext:value-type="float">
            <text:p>0.2592888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929" calcext:value-type="float">
            <text:p>-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0094030990418" calcext:value-type="float">
            <text:p>0.2300940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009" calcext:value-type="float">
            <text:p>-3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943097483108" calcext:value-type="float">
            <text:p>0.281943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194" calcext:value-type="float">
            <text:p>-8.1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782110147688" calcext:value-type="float">
            <text:p>0.1607821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.38" calcext:value-type="float">
            <text:p>15.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585058049274" calcext:value-type="float">
            <text:p>0.1435850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826" calcext:value-type="float">
            <text:p>31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731937513268" calcext:value-type="float">
            <text:p>0.140731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27" calcext:value-type="float">
            <text:p>35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067458231448" calcext:value-type="float">
            <text:p>0.12406745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658" calcext:value-type="float">
            <text:p>57.6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453248670955" calcext:value-type="float">
            <text:p>0.1464532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673" calcext:value-type="float">
            <text:p>28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4832639890243" calcext:value-type="float">
            <text:p>0.081483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0.462" calcext:value-type="float">
            <text:p>140.4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894443128367" calcext:value-type="float">
            <text:p>0.24589444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589" calcext:value-type="float">
            <text:p>-4.5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0895049440004" calcext:value-type="float">
            <text:p>0.3508950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09" calcext:value-type="float">
            <text:p>-15.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961727389305" calcext:value-type="float">
            <text:p>0.0431961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976717509163" calcext:value-type="float">
            <text:p>0.1679767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.255" calcext:value-type="float">
            <text:p>10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37065496791" calcext:value-type="float">
            <text:p>0.102370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315" calcext:value-type="float">
            <text:p>95.3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230561464403" calcext:value-type="float">
            <text:p>0.4512305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5.123" calcext:value-type="float">
            <text:p>-25.1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2054025461487" calcext:value-type="float">
            <text:p>0.0732054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769" calcext:value-type="float">
            <text:p>160.7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4845922235951" calcext:value-type="float">
            <text:p>0.08248459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099" calcext:value-type="float">
            <text:p>138.0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7426883915345" calcext:value-type="float">
            <text:p>0.36742688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743" calcext:value-type="float">
            <text:p>-16.7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001925960912" calcext:value-type="float">
            <text:p>0.1560019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.358" calcext:value-type="float">
            <text:p>19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942038916652" calcext:value-type="float">
            <text:p>0.11594203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657" calcext:value-type="float">
            <text:p>70.6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015885495314" calcext:value-type="float">
            <text:p>0.14101588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791" calcext:value-type="float">
            <text:p>34.7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485957715713" calcext:value-type="float">
            <text:p>0.32548595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549" calcext:value-type="float">
            <text:p>-12.5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982420017801" calcext:value-type="float">
            <text:p>0.048982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2986345153007" calcext:value-type="float">
            <text:p>0.09929863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408" calcext:value-type="float">
            <text:p>101.4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847450894158" calcext:value-type="float">
            <text:p>0.18684745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73" calcext:value-type="float">
            <text:p>1.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568608856192" calcext:value-type="float">
            <text:p>0.32056860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057" calcext:value-type="float">
            <text:p>-12.0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695689236484" calcext:value-type="float">
            <text:p>0.11269568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22" calcext:value-type="float">
            <text:p>76.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244462806009" calcext:value-type="float">
            <text:p>0.1242444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89" calcext:value-type="float">
            <text:p>57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861761181236" calcext:value-type="float">
            <text:p>0.10386176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426" calcext:value-type="float">
            <text:p>92.4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439648540446" calcext:value-type="float">
            <text:p>0.27643964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644" calcext:value-type="float">
            <text:p>-7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814355230872" calcext:value-type="float">
            <text:p>0.30881435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881" calcext:value-type="float">
            <text:p>-10.8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03208331944" calcext:value-type="float">
            <text:p>0.19500320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860896786517" calcext:value-type="float">
            <text:p>0.2398608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986" calcext:value-type="float">
            <text:p>-3.9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204064133524" calcext:value-type="float">
            <text:p>0.14820406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828" calcext:value-type="float">
            <text:p>26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497516836252" calcext:value-type="float">
            <text:p>0.30949751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95" calcext:value-type="float">
            <text:p>-10.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2517980283796" calcext:value-type="float">
            <text:p>0.096251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637" calcext:value-type="float">
            <text:p>107.6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220443931088" calcext:value-type="float">
            <text:p>0.23122044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122" calcext:value-type="float">
            <text:p>-3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412127764022" calcext:value-type="float">
            <text:p>0.12041212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342" calcext:value-type="float">
            <text:p>63.3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579131330113" calcext:value-type="float">
            <text:p>0.16757913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.511" calcext:value-type="float">
            <text:p>10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4908166554115" calcext:value-type="float">
            <text:p>0.29490816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9.491" calcext:value-type="float">
            <text:p>-9.4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933402757248" calcext:value-type="float">
            <text:p>0.2769334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693" calcext:value-type="float">
            <text:p>-7.6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403142860884" calcext:value-type="float">
            <text:p>0.18040314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842819728235" calcext:value-type="float">
            <text:p>0.16084281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.333" calcext:value-type="float">
            <text:p>15.3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389537716487" calcext:value-type="float">
            <text:p>0.21538953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39" calcext:value-type="float">
            <text:p>-1.5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163704510418" calcext:value-type="float">
            <text:p>0.34816370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816" calcext:value-type="float">
            <text:p>-14.8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7344968759193" calcext:value-type="float">
            <text:p>0.0817344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9.867" calcext:value-type="float">
            <text:p>139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978782848433" calcext:value-type="float">
            <text:p>0.37297878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7.298" calcext:value-type="float">
            <text:p>-17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368939249977" calcext:value-type="float">
            <text:p>0.2223689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237" calcext:value-type="float">
            <text:p>-2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811954922274" calcext:value-type="float">
            <text:p>0.18781195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485" calcext:value-type="float">
            <text:p>1.4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098232791623" calcext:value-type="float">
            <text:p>0.14309823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378" calcext:value-type="float">
            <text:p>32.3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801153867755" calcext:value-type="float">
            <text:p>0.26080115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08" calcext:value-type="float">
            <text:p>-6.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04632577746" calcext:value-type="float">
            <text:p>0.43046325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046" calcext:value-type="float">
            <text:p>-23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963945779143" calcext:value-type="float">
            <text:p>0.26796394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796" calcext:value-type="float">
            <text:p>-6.7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013833672513" calcext:value-type="float">
            <text:p>0.21501383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01" calcext:value-type="float">
            <text:p>-1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847082363237" calcext:value-type="float">
            <text:p>0.15084708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16" calcext:value-type="float">
            <text:p>24.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256546124499" calcext:value-type="float">
            <text:p>0.48125654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8.126" calcext:value-type="float">
            <text:p>-28.1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275291122494" calcext:value-type="float">
            <text:p>0.01827529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514194007453" calcext:value-type="float">
            <text:p>0.213514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351" calcext:value-type="float">
            <text:p>-1.3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124347251249" calcext:value-type="float">
            <text:p>0.2151243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12" calcext:value-type="float">
            <text:p>-1.5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156341134671" calcext:value-type="float">
            <text:p>0.1661563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.454" calcext:value-type="float">
            <text:p>11.4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937394737995" calcext:value-type="float">
            <text:p>0.2159373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94" calcext:value-type="float">
            <text:p>-1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70554859966" calcext:value-type="float">
            <text:p>0.14370554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691" calcext:value-type="float">
            <text:p>31.6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5704216294107" calcext:value-type="float">
            <text:p>0.0925704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5.411" calcext:value-type="float">
            <text:p>115.4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555758780862" calcext:value-type="float">
            <text:p>0.21655575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656" calcext:value-type="float">
            <text:p>-1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008314097362" calcext:value-type="float">
            <text:p>0.1460083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151" calcext:value-type="float">
            <text:p>29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258451789515" calcext:value-type="float">
            <text:p>0.1712584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.261" calcext:value-type="float">
            <text:p>8.2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879994586061" calcext:value-type="float">
            <text:p>0.18087999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656" calcext:value-type="float">
            <text:p>3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9510593131651" calcext:value-type="float">
            <text:p>0.0459510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0003300311532" calcext:value-type="float">
            <text:p>0.3000033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139999693747" calcext:value-type="float">
            <text:p>0.16713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.798" calcext:value-type="float">
            <text:p>10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4179824468324" calcext:value-type="float">
            <text:p>0.22417982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418" calcext:value-type="float">
            <text:p>-2.4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623977756152" calcext:value-type="float">
            <text:p>0.43762397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762" calcext:value-type="float">
            <text:p>-23.7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053635451119" calcext:value-type="float">
            <text:p>0.2340536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405" calcext:value-type="float">
            <text:p>-3.4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512962369044" calcext:value-type="float">
            <text:p>0.2495129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951" calcext:value-type="float">
            <text:p>-4.9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882859445131" calcext:value-type="float">
            <text:p>0.24788285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788" calcext:value-type="float">
            <text:p>-4.7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975636337269" calcext:value-type="float">
            <text:p>0.13197563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273" calcext:value-type="float">
            <text:p>46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4619092527325" calcext:value-type="float">
            <text:p>0.0824619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152" calcext:value-type="float">
            <text:p>138.1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959056829635" calcext:value-type="float">
            <text:p>0.3749590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7.496" calcext:value-type="float">
            <text:p>-17.4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704053662026" calcext:value-type="float">
            <text:p>0.15570405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.621" calcext:value-type="float">
            <text:p>19.6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242405882057" calcext:value-type="float">
            <text:p>0.12324240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917" calcext:value-type="float">
            <text:p>58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130093009116" calcext:value-type="float">
            <text:p>0.173130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.22" calcext:value-type="float">
            <text:p>7.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82651289392" calcext:value-type="float">
            <text:p>0.1368265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909" calcext:value-type="float">
            <text:p>39.9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898901726864" calcext:value-type="float">
            <text:p>0.2758989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59" calcext:value-type="float">
            <text:p>-7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916689521582" calcext:value-type="float">
            <text:p>0.19491668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258" calcext:value-type="float">
            <text:p>0.2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90307216889" calcext:value-type="float">
            <text:p>0.13990307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116" calcext:value-type="float">
            <text:p>36.1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467409933631" calcext:value-type="float">
            <text:p>0.20246740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247" calcext:value-type="float">
            <text:p>-0.2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564831532485" calcext:value-type="float">
            <text:p>0.14456483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731" calcext:value-type="float">
            <text:p>30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74470379875" calcext:value-type="float">
            <text:p>0.42274470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2.274" calcext:value-type="float">
            <text:p>-22.2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341859012934" calcext:value-type="float">
            <text:p>0.1813418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481" calcext:value-type="float">
            <text:p>3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220759628212" calcext:value-type="float">
            <text:p>0.38822075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822" calcext:value-type="float">
            <text:p>-18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800300601462" calcext:value-type="float">
            <text:p>0.1518003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.232" calcext:value-type="float">
            <text:p>23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349321973995" calcext:value-type="float">
            <text:p>0.278349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835" calcext:value-type="float">
            <text:p>-7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188881493136" calcext:value-type="float">
            <text:p>0.2561888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619" calcext:value-type="float">
            <text:p>-5.6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300406365729" calcext:value-type="float">
            <text:p>0.12430040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04" calcext:value-type="float">
            <text:p>57.3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011759415995" calcext:value-type="float">
            <text:p>0.48401175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8.401" calcext:value-type="float">
            <text:p>-28.4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201420815553" calcext:value-type="float">
            <text:p>0.3862014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62" calcext:value-type="float">
            <text:p>-18.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6" calcext:value-type="float">
            <text:p>5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214779057014" calcext:value-type="float">
            <text:p>0.27621477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621" calcext:value-type="float">
            <text:p>-7.6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460860554579" calcext:value-type="float">
            <text:p>0.2294608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946" calcext:value-type="float">
            <text:p>-2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0446879499566" calcext:value-type="float">
            <text:p>0.09604468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067" calcext:value-type="float">
            <text:p>108.0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712571559403" calcext:value-type="float">
            <text:p>0.32871257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871" calcext:value-type="float">
            <text:p>-12.8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416024016128" calcext:value-type="float">
            <text:p>0.519416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1.942" calcext:value-type="float">
            <text:p>-31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425146812441" calcext:value-type="float">
            <text:p>0.23942514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943" calcext:value-type="float">
            <text:p>-3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507713226712" calcext:value-type="float">
            <text:p>0.2065077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651" calcext:value-type="float">
            <text:p>-0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426222607873" calcext:value-type="float">
            <text:p>0.166426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.272" calcext:value-type="float">
            <text:p>11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191565278133" calcext:value-type="float">
            <text:p>0.1381915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203" calcext:value-type="float">
            <text:p>38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968241829749" calcext:value-type="float">
            <text:p>0.34496824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497" calcext:value-type="float">
            <text:p>-14.4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165797202449" calcext:value-type="float">
            <text:p>0.48816579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8.817" calcext:value-type="float">
            <text:p>-28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532102506084" calcext:value-type="float">
            <text:p>0.2755321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553" calcext:value-type="float">
            <text:p>-7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541376643009" calcext:value-type="float">
            <text:p>0.28354137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354" calcext:value-type="float">
            <text:p>-8.3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700494073045" calcext:value-type="float">
            <text:p>0.38270049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27" calcext:value-type="float">
            <text:p>-18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30565356471" calcext:value-type="float">
            <text:p>0.22830565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831" calcext:value-type="float">
            <text:p>-2.8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681412786025" calcext:value-type="float">
            <text:p>0.2286814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868" calcext:value-type="float">
            <text:p>-2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088971563305" calcext:value-type="float">
            <text:p>0.16808897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.183" calcext:value-type="float">
            <text:p>10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298728307892" calcext:value-type="float">
            <text:p>0.17729872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153" calcext:value-type="float">
            <text:p>5.1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126689851285" calcext:value-type="float">
            <text:p>0.25312668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313" calcext:value-type="float">
            <text:p>-5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295398330315" calcext:value-type="float">
            <text:p>0.36029539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03" calcext:value-type="float">
            <text:p>-16.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344242145858" calcext:value-type="float">
            <text:p>0.26934424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934" calcext:value-type="float">
            <text:p>-6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419075891357" calcext:value-type="float">
            <text:p>0.19741907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208626063106" calcext:value-type="float">
            <text:p>0.11920862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272" calcext:value-type="float">
            <text:p>65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01142852573" calcext:value-type="float">
            <text:p>0.25501142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501" calcext:value-type="float">
            <text:p>-5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833338014358" calcext:value-type="float">
            <text:p>0.1638333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.08" calcext:value-type="float">
            <text:p>13.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491863777697" calcext:value-type="float">
            <text:p>0.11749186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076" calcext:value-type="float">
            <text:p>68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947511392077" calcext:value-type="float">
            <text:p>0.2499475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995" calcext:value-type="float">
            <text:p>-4.9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762580870714" calcext:value-type="float">
            <text:p>0.44176258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4.176" calcext:value-type="float">
            <text:p>-24.1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321012431832" calcext:value-type="float">
            <text:p>0.1973210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22395567494" calcext:value-type="float">
            <text:p>0.2412239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122" calcext:value-type="float">
            <text:p>-4.1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971090091661" calcext:value-type="float">
            <text:p>0.10697109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544" calcext:value-type="float">
            <text:p>86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4300158863787" calcext:value-type="float">
            <text:p>0.0794300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371" calcext:value-type="float">
            <text:p>145.3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971979620321" calcext:value-type="float">
            <text:p>0.20297197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297" calcext:value-type="float">
            <text:p>-0.2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480686383512" calcext:value-type="float">
            <text:p>0.21648068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648" calcext:value-type="float">
            <text:p>-1.6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685058973872" calcext:value-type="float">
            <text:p>0.3526850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269" calcext:value-type="float">
            <text:p>-15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87842809382" calcext:value-type="float">
            <text:p>0.16287842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.78" calcext:value-type="float">
            <text:p>13.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7" calcext:value-type="float">
            <text:p>3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357824492752" calcext:value-type="float">
            <text:p>0.22735782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736" calcext:value-type="float">
            <text:p>-2.7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983521484191" calcext:value-type="float">
            <text:p>0.25698352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698" calcext:value-type="float">
            <text:p>-5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021706293091" calcext:value-type="float">
            <text:p>0.16002170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.983" calcext:value-type="float">
            <text:p>15.9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190258420864" calcext:value-type="float">
            <text:p>0.37219025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7.219" calcext:value-type="float">
            <text:p>-17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973152633239" calcext:value-type="float">
            <text:p>0.36597315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597" calcext:value-type="float">
            <text:p>-16.5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7147006073097" calcext:value-type="float">
            <text:p>0.0957147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754" calcext:value-type="float">
            <text:p>108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920871704359" calcext:value-type="float">
            <text:p>0.38392087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392" calcext:value-type="float">
            <text:p>-18.3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454640787823" calcext:value-type="float">
            <text:p>0.37445464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7.445" calcext:value-type="float">
            <text:p>-17.4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169080557862" calcext:value-type="float">
            <text:p>0.14316908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298" calcext:value-type="float">
            <text:p>32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434878325201" calcext:value-type="float">
            <text:p>0.18943487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116" calcext:value-type="float">
            <text:p>1.1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2546992619816" calcext:value-type="float">
            <text:p>0.34254699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255" calcext:value-type="float">
            <text:p>-14.2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0249759066231" calcext:value-type="float">
            <text:p>0.08902497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155" calcext:value-type="float">
            <text:p>123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721002935517" calcext:value-type="float">
            <text:p>0.23872100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872" calcext:value-type="float">
            <text:p>-3.8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35342597189" calcext:value-type="float">
            <text:p>0.147353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717" calcext:value-type="float">
            <text:p>27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185914638594" calcext:value-type="float">
            <text:p>0.1461859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6" calcext:value-type="float">
            <text:p>28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243649341074" calcext:value-type="float">
            <text:p>0.23424364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424" calcext:value-type="float">
            <text:p>-3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864013565219" calcext:value-type="float">
            <text:p>0.46586401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6.586" calcext:value-type="float">
            <text:p>-26.5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378490167708" calcext:value-type="float">
            <text:p>0.36437849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438" calcext:value-type="float">
            <text:p>-16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351000293998" calcext:value-type="float">
            <text:p>0.119351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043" calcext:value-type="float">
            <text:p>65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378639505964" calcext:value-type="float">
            <text:p>0.1253786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683" calcext:value-type="float">
            <text:p>55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21059491245" calcext:value-type="float">
            <text:p>0.1379210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38" calcext:value-type="float">
            <text:p>38.5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080210395181" calcext:value-type="float">
            <text:p>0.1330802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83" calcext:value-type="float">
            <text:p>44.7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762898159133" calcext:value-type="float">
            <text:p>0.21576289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76" calcext:value-type="float">
            <text:p>-1.5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8409400950759" calcext:value-type="float">
            <text:p>0.04084094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191328887916" calcext:value-type="float">
            <text:p>0.20619132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619" calcext:value-type="float">
            <text:p>-0.6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744869468248" calcext:value-type="float">
            <text:p>0.1337448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897" calcext:value-type="float">
            <text:p>43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082070486062" calcext:value-type="float">
            <text:p>0.3170820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708" calcext:value-type="float">
            <text:p>-11.7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977591927361" calcext:value-type="float">
            <text:p>0.17197759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.853" calcext:value-type="float">
            <text:p>7.8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326204544072" calcext:value-type="float">
            <text:p>0.30332620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333" calcext:value-type="float">
            <text:p>-10.3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037003613069" calcext:value-type="float">
            <text:p>0.16203700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.412" calcext:value-type="float">
            <text:p>14.4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263511604194" calcext:value-type="float">
            <text:p>0.1482635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767" calcext:value-type="float">
            <text:p>2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785144290854" calcext:value-type="float">
            <text:p>0.21578514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579" calcext:value-type="float">
            <text:p>-1.5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538358204178" calcext:value-type="float">
            <text:p>0.13053835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249" calcext:value-type="float">
            <text:p>48.2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719815122174" calcext:value-type="float">
            <text:p>0.17571981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895" calcext:value-type="float">
            <text:p>5.8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868683808326" calcext:value-type="float">
            <text:p>0.13486868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421" calcext:value-type="float">
            <text:p>42.4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6" calcext:value-type="float">
            <text:p>7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0217312013997" calcext:value-type="float">
            <text:p>0.0940217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314" calcext:value-type="float">
            <text:p>112.3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389856545704" calcext:value-type="float">
            <text:p>0.3243898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439" calcext:value-type="float">
            <text:p>-12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533267132355" calcext:value-type="float">
            <text:p>0.22653326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653" calcext:value-type="float">
            <text:p>-2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455373003403" calcext:value-type="float">
            <text:p>0.3434553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346" calcext:value-type="float">
            <text:p>-14.3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9165510584228" calcext:value-type="float">
            <text:p>0.36916551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917" calcext:value-type="float">
            <text:p>-16.9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21322061229" calcext:value-type="float">
            <text:p>0.24521322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521" calcext:value-type="float">
            <text:p>-4.5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2324944946616" calcext:value-type="float">
            <text:p>0.09723249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612" calcext:value-type="float">
            <text:p>105.6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715951070458" calcext:value-type="float">
            <text:p>0.13871595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57" calcext:value-type="float">
            <text:p>37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573922328703" calcext:value-type="float">
            <text:p>0.11557392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278" calcext:value-type="float">
            <text:p>71.2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5884305317597" calcext:value-type="float">
            <text:p>0.3858843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588" calcext:value-type="float">
            <text:p>-18.5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68540102215" calcext:value-type="float">
            <text:p>0.1396854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379" calcext:value-type="float">
            <text:p>36.3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9503034858" calcext:value-type="float">
            <text:p>0.3949503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9.495" calcext:value-type="float">
            <text:p>-19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7056906675393" calcext:value-type="float">
            <text:p>0.08870569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3.864" calcext:value-type="float">
            <text:p>123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788989542401" calcext:value-type="float">
            <text:p>0.22878898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879" calcext:value-type="float">
            <text:p>-2.8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1742227817743" calcext:value-type="float">
            <text:p>0.31174222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174" calcext:value-type="float">
            <text:p>-11.1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457695743156" calcext:value-type="float">
            <text:p>0.49745769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9.746" calcext:value-type="float">
            <text:p>-29.7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573192386767" calcext:value-type="float">
            <text:p>0.19757319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198936662616" calcext:value-type="float">
            <text:p>0.1961989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369757870909" calcext:value-type="float">
            <text:p>0.1223697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265" calcext:value-type="float">
            <text:p>60.2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775070660128" calcext:value-type="float">
            <text:p>0.43777507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778" calcext:value-type="float">
            <text:p>-23.7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651869416498" calcext:value-type="float">
            <text:p>0.19365186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403" calcext:value-type="float">
            <text:p>0.4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980604832746" calcext:value-type="float">
            <text:p>0.23898060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022804522727" calcext:value-type="float">
            <text:p>0.25702280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702" calcext:value-type="float">
            <text:p>-5.7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380580238289" calcext:value-type="float">
            <text:p>0.35938058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938" calcext:value-type="float">
            <text:p>-15.9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939397058572" calcext:value-type="float">
            <text:p>0.20493939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494" calcext:value-type="float">
            <text:p>-0.4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6760532104745" calcext:value-type="float">
            <text:p>0.04967605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909601254714" calcext:value-type="float">
            <text:p>0.1759096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803" calcext:value-type="float">
            <text:p>5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988569935921" calcext:value-type="float">
            <text:p>0.18198856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244" calcext:value-type="float">
            <text:p>3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9013769453221" calcext:value-type="float">
            <text:p>0.3690137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901" calcext:value-type="float">
            <text:p>-16.9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200276251576" calcext:value-type="float">
            <text:p>0.26620027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62" calcext:value-type="float">
            <text:p>-6.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6961635567061" calcext:value-type="float">
            <text:p>0.3269616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696" calcext:value-type="float">
            <text:p>-12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835404824136" calcext:value-type="float">
            <text:p>0.16383540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.079" calcext:value-type="float">
            <text:p>13.0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3407079533478" calcext:value-type="float">
            <text:p>0.22340707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341" calcext:value-type="float">
            <text:p>-2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670610177053" calcext:value-type="float">
            <text:p>0.3136706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367" calcext:value-type="float">
            <text:p>-11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118858634532" calcext:value-type="float">
            <text:p>0.31711885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712" calcext:value-type="float">
            <text:p>-11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9176463992761" calcext:value-type="float">
            <text:p>0.389176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918" calcext:value-type="float">
            <text:p>-18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380432617079" calcext:value-type="float">
            <text:p>0.20380432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38" calcext:value-type="float">
            <text:p>-0.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0780687601668" calcext:value-type="float">
            <text:p>0.7007806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0.078" calcext:value-type="float">
            <text:p>-50.0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2595948839429" calcext:value-type="float">
            <text:p>0.28259594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26" calcext:value-type="float">
            <text:p>-8.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937319887258" calcext:value-type="float">
            <text:p>0.17293731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.324" calcext:value-type="float">
            <text:p>7.3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3418800833667" calcext:value-type="float">
            <text:p>0.09734188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387" calcext:value-type="float">
            <text:p>105.3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4160889551727" calcext:value-type="float">
            <text:p>0.0684160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143" calcext:value-type="float">
            <text:p>173.1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732305052708" calcext:value-type="float">
            <text:p>0.19273230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528" calcext:value-type="float">
            <text:p>0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5432040144061" calcext:value-type="float">
            <text:p>0.053543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746073587001" calcext:value-type="float">
            <text:p>0.12374607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147" calcext:value-type="float">
            <text:p>58.1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294396044835" calcext:value-type="float">
            <text:p>0.3312943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3.129" calcext:value-type="float">
            <text:p>-13.1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17517354493" calcext:value-type="float">
            <text:p>0.4181751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818" calcext:value-type="float">
            <text:p>-21.8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035146914372" calcext:value-type="float">
            <text:p>0.11203514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378" calcext:value-type="float">
            <text:p>77.3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429615010243" calcext:value-type="float">
            <text:p>0.206429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643" calcext:value-type="float">
            <text:p>-0.6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8" calcext:value-type="float">
            <text:p>7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646924029889" calcext:value-type="float">
            <text:p>0.2096469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965" calcext:value-type="float">
            <text:p>-0.9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852397013542" calcext:value-type="float">
            <text:p>0.1478523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574517081626" calcext:value-type="float">
            <text:p>0.19257451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551" calcext:value-type="float">
            <text:p>0.5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129754686766" calcext:value-type="float">
            <text:p>0.26512975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513" calcext:value-type="float">
            <text:p>-6.5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189165634004" calcext:value-type="float">
            <text:p>0.14118916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587" calcext:value-type="float">
            <text:p>34.5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271953012283" calcext:value-type="float">
            <text:p>0.1052719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9.734" calcext:value-type="float">
            <text:p>89.7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694704843871" calcext:value-type="float">
            <text:p>0.32569470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569" calcext:value-type="float">
            <text:p>-12.5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457275447268" calcext:value-type="float">
            <text:p>0.11845727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492" calcext:value-type="float">
            <text:p>66.4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975526546759" calcext:value-type="float">
            <text:p>0.177975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.851" calcext:value-type="float">
            <text:p>4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2931126880475" calcext:value-type="float">
            <text:p>0.0892931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56" calcext:value-type="float">
            <text:p>122.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013630937772" calcext:value-type="float">
            <text:p>0.3310136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3.101" calcext:value-type="float">
            <text:p>-13.1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963932605272" calcext:value-type="float">
            <text:p>0.15696393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.521" calcext:value-type="float">
            <text:p>18.5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929248944576" calcext:value-type="float">
            <text:p>0.35292924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293" calcext:value-type="float">
            <text:p>-15.2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3445228465502" calcext:value-type="float">
            <text:p>0.04534452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483352607477" calcext:value-type="float">
            <text:p>0.24448335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448" calcext:value-type="float">
            <text:p>-4.4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427396390208" calcext:value-type="float">
            <text:p>0.5104273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1.043" calcext:value-type="float">
            <text:p>-31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7159578972244" calcext:value-type="float">
            <text:p>0.367159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716" calcext:value-type="float">
            <text:p>-16.7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632274046441" calcext:value-type="float">
            <text:p>0.101632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6.762" calcext:value-type="float">
            <text:p>96.7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338689813291" calcext:value-type="float">
            <text:p>0.44633868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4.634" calcext:value-type="float">
            <text:p>-24.6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740460101902" calcext:value-type="float">
            <text:p>0.1457404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441" calcext:value-type="float">
            <text:p>29.4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001934903627" calcext:value-type="float">
            <text:p>0.2050019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1810324399135" calcext:value-type="float">
            <text:p>0.26181032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181" calcext:value-type="float">
            <text:p>-6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908953996659" calcext:value-type="float">
            <text:p>0.0849089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459" calcext:value-type="float">
            <text:p>132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443209546864" calcext:value-type="float">
            <text:p>0.3214432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144" calcext:value-type="float">
            <text:p>-12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940292984852" calcext:value-type="float">
            <text:p>0.168940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.647" calcext:value-type="float">
            <text:p>9.6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508577145178" calcext:value-type="float">
            <text:p>0.1335085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211" calcext:value-type="float">
            <text:p>44.2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334960877656" calcext:value-type="float">
            <text:p>0.10033496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9.331" calcext:value-type="float">
            <text:p>99.3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360763692381" calcext:value-type="float">
            <text:p>0.26336076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336" calcext:value-type="float">
            <text:p>-6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639542452001" calcext:value-type="float">
            <text:p>0.1766395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457" calcext:value-type="float">
            <text:p>5.4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67758332108" calcext:value-type="float">
            <text:p>0.44967758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4.968" calcext:value-type="float">
            <text:p>-24.9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264227928771" calcext:value-type="float">
            <text:p>0.18426422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.476" calcext:value-type="float">
            <text:p>2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0837145720414" calcext:value-type="float">
            <text:p>0.0940837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2.183" calcext:value-type="float">
            <text:p>112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791991125113" calcext:value-type="float">
            <text:p>0.10779199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5.023" calcext:value-type="float">
            <text:p>85.0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064568154488" calcext:value-type="float">
            <text:p>0.24706456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706" calcext:value-type="float">
            <text:p>-4.7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581160818217" calcext:value-type="float">
            <text:p>0.10658116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271" calcext:value-type="float">
            <text:p>87.2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978785063495" calcext:value-type="float">
            <text:p>0.13897878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236" calcext:value-type="float">
            <text:p>37.2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123524838975" calcext:value-type="float">
            <text:p>0.2461235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612" calcext:value-type="float">
            <text:p>-4.6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495083944751" calcext:value-type="float">
            <text:p>0.23249508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25" calcext:value-type="float">
            <text:p>-3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318952457288" calcext:value-type="float">
            <text:p>0.1543189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868" calcext:value-type="float">
            <text:p>20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335363077382" calcext:value-type="float">
            <text:p>0.2163353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634" calcext:value-type="float">
            <text:p>-1.6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45436906453" calcext:value-type="float">
            <text:p>0.199145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1669002581434" calcext:value-type="float">
            <text:p>0.3516690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5.167" calcext:value-type="float">
            <text:p>-15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07110506785" calcext:value-type="float">
            <text:p>0.21407110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407" calcext:value-type="float">
            <text:p>-1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387523758802" calcext:value-type="float">
            <text:p>0.46138752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6.139" calcext:value-type="float">
            <text:p>-26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4803141265235" calcext:value-type="float">
            <text:p>0.0484803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867924348359" calcext:value-type="float">
            <text:p>0.2288679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887" calcext:value-type="float">
            <text:p>-2.8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174065694944" calcext:value-type="float">
            <text:p>0.21717406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717" calcext:value-type="float">
            <text:p>-1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461786524773" calcext:value-type="float">
            <text:p>0.18846178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331" calcext:value-type="float">
            <text:p>1.3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211444747187" calcext:value-type="float">
            <text:p>0.11521144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891" calcext:value-type="float">
            <text:p>71.8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013225372344" calcext:value-type="float">
            <text:p>0.16201322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.43" calcext:value-type="float">
            <text:p>14.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710928181913" calcext:value-type="float">
            <text:p>0.1617109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.661" calcext:value-type="float">
            <text:p>14.6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49806326479" calcext:value-type="float">
            <text:p>0.22249806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25" calcext:value-type="float">
            <text:p>-2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4" calcext:value-type="float">
            <text:p>4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291319784498" calcext:value-type="float">
            <text:p>0.41229131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229" calcext:value-type="float">
            <text:p>-21.2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37210559766" calcext:value-type="float">
            <text:p>0.14237210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1" calcext:value-type="float">
            <text:p>33.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309296838026" calcext:value-type="float">
            <text:p>0.4373092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731" calcext:value-type="float">
            <text:p>-23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410301688535" calcext:value-type="float">
            <text:p>0.1044103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374" calcext:value-type="float">
            <text:p>91.3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412821236535" calcext:value-type="float">
            <text:p>0.14241282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163" calcext:value-type="float">
            <text:p>33.1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898980315529" calcext:value-type="float">
            <text:p>0.18189898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276" calcext:value-type="float">
            <text:p>3.2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7696266727013" calcext:value-type="float">
            <text:p>0.05576962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0202998155457" calcext:value-type="float">
            <text:p>0.07102029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358" calcext:value-type="float">
            <text:p>166.3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400052983068" calcext:value-type="float">
            <text:p>0.114400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274" calcext:value-type="float">
            <text:p>73.2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7617321545132" calcext:value-type="float">
            <text:p>0.0977617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4.527" calcext:value-type="float">
            <text:p>104.5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141971708993" calcext:value-type="float">
            <text:p>0.14514197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94" calcext:value-type="float">
            <text:p>30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09" calcext:value-type="float">
            <text:p>4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772790087307" calcext:value-type="float">
            <text:p>0.41477279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477" calcext:value-type="float">
            <text:p>-21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191188630054" calcext:value-type="float">
            <text:p>0.10419118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793" calcext:value-type="float">
            <text:p>91.7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445241956977" calcext:value-type="float">
            <text:p>0.1574452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.109" calcext:value-type="float">
            <text:p>18.1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6562364709928" calcext:value-type="float">
            <text:p>0.0956562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876" calcext:value-type="float">
            <text:p>108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208320752533" calcext:value-type="float">
            <text:p>0.2252083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521" calcext:value-type="float">
            <text:p>-2.5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591241740197" calcext:value-type="float">
            <text:p>0.2115912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159" calcext:value-type="float">
            <text:p>-1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13534409823" calcext:value-type="float">
            <text:p>0.21913534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914" calcext:value-type="float">
            <text:p>-1.9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5473731863786" calcext:value-type="float">
            <text:p>0.39547373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9.547" calcext:value-type="float">
            <text:p>-19.5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216176477869" calcext:value-type="float">
            <text:p>0.30821617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822" calcext:value-type="float">
            <text:p>-10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86071577127" calcext:value-type="float">
            <text:p>0.17708607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923850318446" calcext:value-type="float">
            <text:p>0.25392385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392" calcext:value-type="float">
            <text:p>-5.3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951474821389" calcext:value-type="float">
            <text:p>0.12395147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834" calcext:value-type="float">
            <text:p>57.8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216904829239" calcext:value-type="float">
            <text:p>0.27521690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522" calcext:value-type="float">
            <text:p>-7.5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3538370898632" calcext:value-type="float">
            <text:p>0.06235383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9.465" calcext:value-type="float">
            <text:p>189.4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229111496149" calcext:value-type="float">
            <text:p>0.3462291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623" calcext:value-type="float">
            <text:p>-14.6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192137112458" calcext:value-type="float">
            <text:p>0.10719213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6.133" calcext:value-type="float">
            <text:p>86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436749476471" calcext:value-type="float">
            <text:p>0.4294367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2.944" calcext:value-type="float">
            <text:p>-22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325282730904" calcext:value-type="float">
            <text:p>0.25532528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533" calcext:value-type="float">
            <text:p>-5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946188527502" calcext:value-type="float">
            <text:p>0.38494618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495" calcext:value-type="float">
            <text:p>-18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513416280737" calcext:value-type="float">
            <text:p>0.13251341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44" calcext:value-type="float">
            <text:p>45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554394945702" calcext:value-type="float">
            <text:p>0.22155439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155" calcext:value-type="float">
            <text:p>-2.1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107842577257" calcext:value-type="float">
            <text:p>0.3651078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511" calcext:value-type="float">
            <text:p>-16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759286965768" calcext:value-type="float">
            <text:p>0.4207592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2.076" calcext:value-type="float">
            <text:p>-22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494057346317" calcext:value-type="float">
            <text:p>0.21949405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949" calcext:value-type="float">
            <text:p>-1.9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72142558794" calcext:value-type="float">
            <text:p>0.1770721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257" calcext:value-type="float">
            <text:p>5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956274812146" calcext:value-type="float">
            <text:p>0.07395627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87" calcext:value-type="float">
            <text:p>158.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935208873081" calcext:value-type="float">
            <text:p>0.17693520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32" calcext:value-type="float">
            <text:p>5.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813641232849" calcext:value-type="float">
            <text:p>0.25481364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481" calcext:value-type="float">
            <text:p>-5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555773981873" calcext:value-type="float">
            <text:p>0.3605557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6.056" calcext:value-type="float">
            <text:p>-16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6953526521233" calcext:value-type="float">
            <text:p>0.06769535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045" calcext:value-type="float">
            <text:p>175.0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9892524040923" calcext:value-type="float">
            <text:p>0.2798925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989" calcext:value-type="float">
            <text:p>-7.9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5829893225121" calcext:value-type="float">
            <text:p>0.3858298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8.583" calcext:value-type="float">
            <text:p>-18.5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241157896196" calcext:value-type="float">
            <text:p>0.2642411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854472761604" calcext:value-type="float">
            <text:p>0.2408544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085" calcext:value-type="float">
            <text:p>-4.0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020602450476" calcext:value-type="float">
            <text:p>0.52020602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2.021" calcext:value-type="float">
            <text:p>-32.0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716041673678" calcext:value-type="float">
            <text:p>0.2127160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272" calcext:value-type="float">
            <text:p>-1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267473156866" calcext:value-type="float">
            <text:p>0.24326747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327" calcext:value-type="float">
            <text:p>-4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8545249694194" calcext:value-type="float">
            <text:p>0.084854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2.585" calcext:value-type="float">
            <text:p>132.5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361462139299" calcext:value-type="float">
            <text:p>0.23436146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436" calcext:value-type="float">
            <text:p>-3.4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1145711405481" calcext:value-type="float">
            <text:p>0.06511457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941" calcext:value-type="float">
            <text:p>181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506300574615" calcext:value-type="float">
            <text:p>0.2485063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851" calcext:value-type="float">
            <text:p>-4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95543548232" calcext:value-type="float">
            <text:p>0.2899554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996" calcext:value-type="float">
            <text:p>-8.9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898046017068" calcext:value-type="float">
            <text:p>0.210898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09" calcext:value-type="float">
            <text:p>-1.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123262557673" calcext:value-type="float">
            <text:p>0.1231232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1" calcext:value-type="float">
            <text:p>59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98479400622" calcext:value-type="float">
            <text:p>0.1819847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245" calcext:value-type="float">
            <text:p>3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921948973342" calcext:value-type="float">
            <text:p>0.3439219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392" calcext:value-type="float">
            <text:p>-14.3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35387984804" calcext:value-type="float">
            <text:p>0.1973538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181434265568" calcext:value-type="float">
            <text:p>0.15418143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993" calcext:value-type="float">
            <text:p>20.9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2505624542638" calcext:value-type="float">
            <text:p>0.070250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349" calcext:value-type="float">
            <text:p>168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9" calcext:value-type="float">
            <text:p>3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409945780489" calcext:value-type="float">
            <text:p>0.30840994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841" calcext:value-type="float">
            <text:p>-10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846703025509" calcext:value-type="float">
            <text:p>0.2178467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785" calcext:value-type="float">
            <text:p>-1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655264906713" calcext:value-type="float">
            <text:p>0.10365526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823" calcext:value-type="float">
            <text:p>92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572652227127" calcext:value-type="float">
            <text:p>0.15757265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.001" calcext:value-type="float">
            <text:p>18.0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636173205453" calcext:value-type="float">
            <text:p>0.16363617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.223" calcext:value-type="float">
            <text:p>13.2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778066155718" calcext:value-type="float">
            <text:p>0.21977806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978" calcext:value-type="float">
            <text:p>-1.9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284695672294" calcext:value-type="float">
            <text:p>0.15628469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.11" calcext:value-type="float">
            <text:p>19.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1169900296303" calcext:value-type="float">
            <text:p>0.3411699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117" calcext:value-type="float">
            <text:p>-14.1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624773032123" calcext:value-type="float">
            <text:p>0.2716247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162" calcext:value-type="float">
            <text:p>-7.1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532803277244" calcext:value-type="float">
            <text:p>0.54353280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4.353" calcext:value-type="float">
            <text:p>-34.3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5324464171718" calcext:value-type="float">
            <text:p>0.0795324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5.124" calcext:value-type="float">
            <text:p>145.1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43224288385" calcext:value-type="float">
            <text:p>0.1259432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844" calcext:value-type="float">
            <text:p>54.8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695706549054" calcext:value-type="float">
            <text:p>0.21169570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17" calcext:value-type="float">
            <text:p>-1.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51016394028" calcext:value-type="float">
            <text:p>0.2875101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751" calcext:value-type="float">
            <text:p>-8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829741573987" calcext:value-type="float">
            <text:p>0.12482974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06" calcext:value-type="float">
            <text:p>56.5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986131833778" calcext:value-type="float">
            <text:p>0.2049861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499" calcext:value-type="float">
            <text:p>-0.4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826898501756" calcext:value-type="float">
            <text:p>0.4158268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583" calcext:value-type="float">
            <text:p>-21.5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009529533656" calcext:value-type="float">
            <text:p>0.1610095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.203" calcext:value-type="float">
            <text:p>15.2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021457203295" calcext:value-type="float">
            <text:p>0.16102145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.193" calcext:value-type="float">
            <text:p>15.1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199438095539" calcext:value-type="float">
            <text:p>0.16519943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11" calcext:value-type="float">
            <text:p>12.1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327194979876" calcext:value-type="float">
            <text:p>0.2493271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933" calcext:value-type="float">
            <text:p>-4.9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427194937571" calcext:value-type="float">
            <text:p>0.24542719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543" calcext:value-type="float">
            <text:p>-4.5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742785498103" calcext:value-type="float">
            <text:p>0.21274278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274" calcext:value-type="float">
            <text:p>-1.2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0196971059464" calcext:value-type="float">
            <text:p>0.33019697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3.02" calcext:value-type="float">
            <text:p>-13.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557382307285" calcext:value-type="float">
            <text:p>0.2565573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656" calcext:value-type="float">
            <text:p>-5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5247806635056" calcext:value-type="float">
            <text:p>0.02952478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899119763159" calcext:value-type="float">
            <text:p>0.22189911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19" calcext:value-type="float">
            <text:p>-2.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772640243252" calcext:value-type="float">
            <text:p>0.21977264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977" calcext:value-type="float">
            <text:p>-1.9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683550161303" calcext:value-type="float">
            <text:p>0.1386835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7" calcext:value-type="float">
            <text:p>37.5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0027463676388" calcext:value-type="float">
            <text:p>0.20002746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003" calcext:value-type="float">
            <text:p>-0.0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424669528046" calcext:value-type="float">
            <text:p>0.1544246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.771" calcext:value-type="float">
            <text:p>20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0937036870727" calcext:value-type="float">
            <text:p>0.2709370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094" calcext:value-type="float">
            <text:p>-7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580989367644" calcext:value-type="float">
            <text:p>0.14558098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14" calcext:value-type="float">
            <text:p>29.6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7855547117959" calcext:value-type="float">
            <text:p>0.07578555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292" calcext:value-type="float">
            <text:p>154.2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4148127623133" calcext:value-type="float">
            <text:p>0.0984148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3.196" calcext:value-type="float">
            <text:p>103.1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948132098046" calcext:value-type="float">
            <text:p>0.26994813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995" calcext:value-type="float">
            <text:p>-6.9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47027667375" calcext:value-type="float">
            <text:p>0.26747027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747" calcext:value-type="float">
            <text:p>-6.7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0496387122627" calcext:value-type="float">
            <text:p>0.09704963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5.988" calcext:value-type="float">
            <text:p>105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30837220876" calcext:value-type="float">
            <text:p>0.18830837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367" calcext:value-type="float">
            <text:p>1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527447861985" calcext:value-type="float">
            <text:p>0.2915274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9.153" calcext:value-type="float">
            <text:p>-9.1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094450563131" calcext:value-type="float">
            <text:p>0.28809445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809" calcext:value-type="float">
            <text:p>-8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902274060183" calcext:value-type="float">
            <text:p>0.10490227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436" calcext:value-type="float">
            <text:p>90.4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1344134849766" calcext:value-type="float">
            <text:p>0.0821344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8.923" calcext:value-type="float">
            <text:p>138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058349896222" calcext:value-type="float">
            <text:p>0.12605834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674" calcext:value-type="float">
            <text:p>54.6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230897084611" calcext:value-type="float">
            <text:p>0.15923089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.621" calcext:value-type="float">
            <text:p>16.6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27753815834" calcext:value-type="float">
            <text:p>0.4252775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2.528" calcext:value-type="float">
            <text:p>-22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006569544604" calcext:value-type="float">
            <text:p>0.3170065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1.701" calcext:value-type="float">
            <text:p>-11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048941215715" calcext:value-type="float">
            <text:p>0.13204894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173" calcext:value-type="float">
            <text:p>46.1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115751505767" calcext:value-type="float">
            <text:p>0.27711575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7.712" calcext:value-type="float">
            <text:p>-7.7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034573389722" calcext:value-type="float">
            <text:p>0.18903457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.202" calcext:value-type="float">
            <text:p>1.2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7564021627458" calcext:value-type="float">
            <text:p>0.3975640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9.756" calcext:value-type="float">
            <text:p>-19.7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457738862129" calcext:value-type="float">
            <text:p>0.11245773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636" calcext:value-type="float">
            <text:p>76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2171938808524" calcext:value-type="float">
            <text:p>0.3421719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217" calcext:value-type="float">
            <text:p>-14.2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461693014877" calcext:value-type="float">
            <text:p>0.4854616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8.546" calcext:value-type="float">
            <text:p>-28.5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5431143154281" calcext:value-type="float">
            <text:p>0.06454311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486" calcext:value-type="float">
            <text:p>183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0891206970273" calcext:value-type="float">
            <text:p>0.430891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089" calcext:value-type="float">
            <text:p>-23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887729878745" calcext:value-type="float">
            <text:p>0.30788772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789" calcext:value-type="float">
            <text:p>-10.7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344024495179" calcext:value-type="float">
            <text:p>0.26734402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734" calcext:value-type="float">
            <text:p>-6.7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067141701873" calcext:value-type="float">
            <text:p>0.1460671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88" calcext:value-type="float">
            <text:p>29.0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031057493729" calcext:value-type="float">
            <text:p>0.1900310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994" calcext:value-type="float">
            <text:p>0.9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432109401744" calcext:value-type="float">
            <text:p>0.1584321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.279" calcext:value-type="float">
            <text:p>17.2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758226668935" calcext:value-type="float">
            <text:p>0.30975822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0.976" calcext:value-type="float">
            <text:p>-10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411235827731" calcext:value-type="float">
            <text:p>0.1464112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718" calcext:value-type="float">
            <text:p>28.7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226881541269" calcext:value-type="float">
            <text:p>0.1422268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377" calcext:value-type="float">
            <text:p>33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1413980564725" calcext:value-type="float">
            <text:p>0.08914139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2.896" calcext:value-type="float">
            <text:p>122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2828845314667" calcext:value-type="float">
            <text:p>0.09628288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7.572" calcext:value-type="float">
            <text:p>107.5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037877104223" calcext:value-type="float">
            <text:p>0.3430378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4.304" calcext:value-type="float">
            <text:p>-14.3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742208262353" calcext:value-type="float">
            <text:p>0.14274220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785" calcext:value-type="float">
            <text:p>32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209825461625" calcext:value-type="float">
            <text:p>0.128209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538" calcext:value-type="float">
            <text:p>51.5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402141172713" calcext:value-type="float">
            <text:p>0.20540214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54" calcext:value-type="float">
            <text:p>-0.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779713389191" calcext:value-type="float">
            <text:p>0.19577971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537855887722" calcext:value-type="float">
            <text:p>0.41553785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554" calcext:value-type="float">
            <text:p>-21.5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963450402536" calcext:value-type="float">
            <text:p>0.24096345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096" calcext:value-type="float">
            <text:p>-4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805274518109" calcext:value-type="float">
            <text:p>0.12280527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9" calcext:value-type="float">
            <text:p>59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8652689688577" calcext:value-type="float">
            <text:p>0.094865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533" calcext:value-type="float">
            <text:p>110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525383388991" calcext:value-type="float">
            <text:p>0.25652538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.653" calcext:value-type="float">
            <text:p>-5.6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516024972411" calcext:value-type="float">
            <text:p>0.128516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1" calcext:value-type="float">
            <text:p>51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979950287155" calcext:value-type="float">
            <text:p>0.22297995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298" calcext:value-type="float">
            <text:p>-2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880658792346" calcext:value-type="float">
            <text:p>0.13188065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02" calcext:value-type="float">
            <text:p>46.40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244736891915" calcext:value-type="float">
            <text:p>0.2372447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.724" calcext:value-type="float">
            <text:p>-3.7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613243289526" calcext:value-type="float">
            <text:p>0.2136132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361" calcext:value-type="float">
            <text:p>-1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6915092569361" calcext:value-type="float">
            <text:p>0.39691509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9.692" calcext:value-type="float">
            <text:p>-19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3456200161011" calcext:value-type="float">
            <text:p>0.2234562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346" calcext:value-type="float">
            <text:p>-2.3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601620479389" calcext:value-type="float">
            <text:p>0.1096016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719" calcext:value-type="float">
            <text:p>81.7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335985691219" calcext:value-type="float">
            <text:p>0.1903359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0.934" calcext:value-type="float">
            <text:p>0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537400754671" calcext:value-type="float">
            <text:p>0.1125374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497" calcext:value-type="float">
            <text:p>76.4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2044814526183" calcext:value-type="float">
            <text:p>0.0692044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075" calcext:value-type="float">
            <text:p>171.0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916908997878" calcext:value-type="float">
            <text:p>0.437916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3.792" calcext:value-type="float">
            <text:p>-23.7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126866124876" calcext:value-type="float">
            <text:p>0.29112686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9.113" calcext:value-type="float">
            <text:p>-9.1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0059948527365" calcext:value-type="float">
            <text:p>0.22005994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006" calcext:value-type="float">
            <text:p>-2.0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23845682522" calcext:value-type="float">
            <text:p>0.4142384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424" calcext:value-type="float">
            <text:p>-21.4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447617241027" calcext:value-type="float">
            <text:p>0.1824476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.081" calcext:value-type="float">
            <text:p>3.0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021750088668" calcext:value-type="float">
            <text:p>0.12502175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217" calcext:value-type="float">
            <text:p>56.2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068059775947" calcext:value-type="float">
            <text:p>0.1120680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7.32" calcext:value-type="float">
            <text:p>77.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531530523202" calcext:value-type="float">
            <text:p>0.2105315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053" calcext:value-type="float">
            <text:p>-1.0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359534973575" calcext:value-type="float">
            <text:p>0.2853595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8.536" calcext:value-type="float">
            <text:p>-8.5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0033015717424" calcext:value-type="float">
            <text:p>0.22003301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.003" calcext:value-type="float">
            <text:p>-2.0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7" calcext:value-type="float">
            <text:p>5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928314946118" calcext:value-type="float">
            <text:p>0.11892831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726" calcext:value-type="float">
            <text:p>65.7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3595037822297" calcext:value-type="float">
            <text:p>0.32359503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2.36" calcext:value-type="float">
            <text:p>-12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895136689206" calcext:value-type="float">
            <text:p>0.5008951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0.09" calcext:value-type="float">
            <text:p>-30.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0902379176478" calcext:value-type="float">
            <text:p>0.03909023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796366260945" calcext:value-type="float">
            <text:p>0.13479636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515" calcext:value-type="float">
            <text:p>42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7418288479397" calcext:value-type="float">
            <text:p>0.0497418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225996679096" calcext:value-type="float">
            <text:p>0.20222599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0.223" calcext:value-type="float">
            <text:p>-0.2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1719462902374" calcext:value-type="float">
            <text:p>0.53171946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33.172" calcext:value-type="float">
            <text:p>-33.1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887189119204" calcext:value-type="float">
            <text:p>0.3988871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9.889" calcext:value-type="float">
            <text:p>-19.8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303959073755" calcext:value-type="float">
            <text:p>0.17630395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.615" calcext:value-type="float">
            <text:p>5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581929716531" calcext:value-type="float">
            <text:p>0.12458192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879" calcext:value-type="float">
            <text:p>56.8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969440809705" calcext:value-type="float">
            <text:p>0.26596944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6.597" calcext:value-type="float">
            <text:p>-6.5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936255765804" calcext:value-type="float">
            <text:p>0.13193625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27" calcext:value-type="float">
            <text:p>46.3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29326663351" calcext:value-type="float">
            <text:p>0.17029326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.825" calcext:value-type="float">
            <text:p>8.8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3401222225659" calcext:value-type="float">
            <text:p>0.2934012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9.34" calcext:value-type="float">
            <text:p>-9.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950972346624" calcext:value-type="float">
            <text:p>0.1029509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4.185" calcext:value-type="float">
            <text:p>94.1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610495318717" calcext:value-type="float">
            <text:p>0.13561049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1.46" calcext:value-type="float">
            <text:p>41.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6743395693451" calcext:value-type="float">
            <text:p>0.08767433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171" calcext:value-type="float">
            <text:p>126.1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344128779437" calcext:value-type="float">
            <text:p>0.1253441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35" calcext:value-type="float">
            <text:p>55.7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064314400858" calcext:value-type="float">
            <text:p>0.41706431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1.706" calcext:value-type="float">
            <text:p>-21.7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7700922486409" calcext:value-type="float">
            <text:p>0.09677009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6.564" calcext:value-type="float">
            <text:p>106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150683337624" calcext:value-type="float">
            <text:p>0.24515068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515" calcext:value-type="float">
            <text:p>-4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42469070215" calcext:value-type="float">
            <text:p>0.21442469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1.442" calcext:value-type="float">
            <text:p>-1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355002533807" calcext:value-type="float">
            <text:p>0.1843550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.448" calcext:value-type="float">
            <text:p>2.4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360370065922" calcext:value-type="float">
            <text:p>0.46336037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26.336" calcext:value-type="float">
            <text:p>-26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508530700085" calcext:value-type="float">
            <text:p>0.24350853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4.351" calcext:value-type="float">
            <text:p>-4.3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421356986397" calcext:value-type="float">
            <text:p>0.1414213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315" calcext:value-type="float">
            <text:p>34.3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892795212042" calcext:value-type="float">
            <text:p>0.15089279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.115" calcext:value-type="float">
            <text:p>24.1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Sheet7" table:style-name="ta1">
        <table:table-column table:style-name="co4" table:default-cell-style-name="ce10"/>
        <table:table-column table:style-name="co1" table:default-cell-style-name="ce11"/>
        <table:table-column table:style-name="co1" table:default-cell-style-name="ce10"/>
        <table:table-row table:style-name="ro1">
          <table:table-cell office:value-type="float" office:value="0.018275291122494" calcext:value-type="float">
            <text:p>0.018275291122494,</text:p>
          </table:table-cell>
          <table:table-cell office:value-type="float" office:value="892" calcext:value-type="float">
            <text:p>892</text:p>
          </table:table-cell>
          <table:table-cell office:value-type="float" office:value="178.4" calcext:value-type="float">
            <text:p>178.4,</text:p>
          </table:table-cell>
        </table:table-row>
        <table:table-row table:style-name="ro1">
          <table:table-cell office:value-type="float" office:value="0.0295247806635056" calcext:value-type="float">
            <text:p>0.0295247806635056,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,</text:p>
          </table:table-cell>
        </table:table-row>
        <table:table-row table:style-name="ro1">
          <table:table-cell office:value-type="float" office:value="0.0308641570968628" calcext:value-type="float">
            <text:p>0.0308641570968628,</text:p>
          </table:table-cell>
          <table:table-cell office:value-type="float" office:value="166" calcext:value-type="float">
            <text:p>166</text:p>
          </table:table-cell>
          <table:table-cell office:value-type="float" office:value="33.2" calcext:value-type="float">
            <text:p>33.2,</text:p>
          </table:table-cell>
        </table:table-row>
        <table:table-row table:style-name="ro1">
          <table:table-cell office:value-type="float" office:value="0.0366576376333852" calcext:value-type="float">
            <text:p>0.0366576376333852,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,</text:p>
          </table:table-cell>
        </table:table-row>
        <table:table-row table:style-name="ro1">
          <table:table-cell office:value-type="float" office:value="0.0390902379176478" calcext:value-type="float">
            <text:p>0.0390902379176478,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,</text:p>
          </table:table-cell>
        </table:table-row>
        <table:table-row table:style-name="ro1">
          <table:table-cell office:value-type="float" office:value="0.0408409400950759" calcext:value-type="float">
            <text:p>0.0408409400950759,</text:p>
          </table:table-cell>
          <table:table-cell office:value-type="float" office:value="104" calcext:value-type="float">
            <text:p>104</text:p>
          </table:table-cell>
          <table:table-cell office:value-type="float" office:value="20.8" calcext:value-type="float">
            <text:p>20.8,</text:p>
          </table:table-cell>
        </table:table-row>
        <table:table-row table:style-name="ro1">
          <table:table-cell office:value-type="float" office:value="0.0431961727389305" calcext:value-type="float">
            <text:p>0.0431961727389305,</text:p>
          </table:table-cell>
          <table:table-cell office:value-type="float" office:value="121" calcext:value-type="float">
            <text:p>121</text:p>
          </table:table-cell>
          <table:table-cell office:value-type="float" office:value="24.2" calcext:value-type="float">
            <text:p>24.2,</text:p>
          </table:table-cell>
        </table:table-row>
        <table:table-row table:style-name="ro1">
          <table:table-cell office:value-type="float" office:value="0.0453445228465502" calcext:value-type="float">
            <text:p>0.0453445228465502,</text:p>
          </table:table-cell>
          <table:table-cell office:value-type="float" office:value="217" calcext:value-type="float">
            <text:p>217</text:p>
          </table:table-cell>
          <table:table-cell office:value-type="float" office:value="43.4" calcext:value-type="float">
            <text:p>43.4,</text:p>
          </table:table-cell>
        </table:table-row>
        <table:table-row table:style-name="ro1">
          <table:table-cell office:value-type="float" office:value="0.0459510593131651" calcext:value-type="float">
            <text:p>0.0459510593131651,</text:p>
          </table:table-cell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,</text:p>
          </table:table-cell>
        </table:table-row>
        <table:table-row table:style-name="ro1">
          <table:table-cell office:value-type="float" office:value="0.0484803141265235" calcext:value-type="float">
            <text:p>0.0484803141265235,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,</text:p>
          </table:table-cell>
        </table:table-row>
        <table:table-row table:style-name="ro1">
          <table:table-cell office:value-type="float" office:value="0.048982420017801" calcext:value-type="float">
            <text:p>0.048982420017801,</text:p>
          </table:table-cell>
          <table:table-cell office:value-type="float" office:value="697" calcext:value-type="float">
            <text:p>697</text:p>
          </table:table-cell>
          <table:table-cell office:value-type="float" office:value="139.4" calcext:value-type="float">
            <text:p>139.4,</text:p>
          </table:table-cell>
        </table:table-row>
        <table:table-row table:style-name="ro1">
          <table:table-cell office:value-type="float" office:value="0.0496760532104745" calcext:value-type="float">
            <text:p>0.0496760532104745,</text:p>
          </table:table-cell>
          <table:table-cell office:value-type="float" office:value="88" calcext:value-type="float">
            <text:p>88</text:p>
          </table:table-cell>
          <table:table-cell office:value-type="float" office:value="17.6" calcext:value-type="float">
            <text:p>17.6,</text:p>
          </table:table-cell>
        </table:table-row>
        <table:table-row table:style-name="ro1">
          <table:table-cell office:value-type="float" office:value="0.0497418288479397" calcext:value-type="float">
            <text:p>0.0497418288479397,</text:p>
          </table:table-cell>
          <table:table-cell office:value-type="float" office:value="203" calcext:value-type="float">
            <text:p>203</text:p>
          </table:table-cell>
          <table:table-cell office:value-type="float" office:value="40.6" calcext:value-type="float">
            <text:p>40.6,</text:p>
          </table:table-cell>
        </table:table-row>
        <table:table-row table:style-name="ro1">
          <table:table-cell office:value-type="float" office:value="0.0535432040144061" calcext:value-type="float">
            <text:p>0.0535432040144061,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,</text:p>
          </table:table-cell>
        </table:table-row>
        <table:table-row table:style-name="ro1">
          <table:table-cell office:value-type="float" office:value="0.0557696266727013" calcext:value-type="float">
            <text:p>0.0557696266727013,</text:p>
          </table:table-cell>
          <table:table-cell office:value-type="float" office:value="108" calcext:value-type="float">
            <text:p>108</text:p>
          </table:table-cell>
          <table:table-cell office:value-type="float" office:value="21.6" calcext:value-type="float">
            <text:p>21.6,</text:p>
          </table:table-cell>
        </table:table-row>
        <table:table-row table:style-name="ro1">
          <table:table-cell office:value-type="float" office:value="0.0623538370898632" calcext:value-type="float">
            <text:p>0.0623538370898632,</text:p>
          </table:table-cell>
          <table:table-cell office:value-type="float" office:value="311" calcext:value-type="float">
            <text:p>311</text:p>
          </table:table-cell>
          <table:table-cell office:value-type="float" office:value="62.2" calcext:value-type="float">
            <text:p>62.2,</text:p>
          </table:table-cell>
        </table:table-row>
        <table:table-row table:style-name="ro1">
          <table:table-cell office:value-type="float" office:value="0.0645431143154281" calcext:value-type="float">
            <text:p>0.0645431143154281,</text:p>
          </table:table-cell>
          <table:table-cell office:value-type="float" office:value="541" calcext:value-type="float">
            <text:p>541</text:p>
          </table:table-cell>
          <table:table-cell office:value-type="float" office:value="108.2" calcext:value-type="float">
            <text:p>108.2,</text:p>
          </table:table-cell>
        </table:table-row>
        <table:table-row table:style-name="ro1">
          <table:table-cell office:value-type="float" office:value="0.0651145711405481" calcext:value-type="float">
            <text:p>0.0651145711405481,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,</text:p>
          </table:table-cell>
        </table:table-row>
        <table:table-row table:style-name="ro1">
          <table:table-cell office:value-type="float" office:value="0.0676953526521233" calcext:value-type="float">
            <text:p>0.0676953526521233,</text:p>
          </table:table-cell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.8,</text:p>
          </table:table-cell>
        </table:table-row>
        <table:table-row table:style-name="ro1">
          <table:table-cell office:value-type="float" office:value="0.0684160889551727" calcext:value-type="float">
            <text:p>0.0684160889551727,</text:p>
          </table:table-cell>
          <table:table-cell office:value-type="float" office:value="542" calcext:value-type="float">
            <text:p>542</text:p>
          </table:table-cell>
          <table:table-cell office:value-type="float" office:value="108.4" calcext:value-type="float">
            <text:p>108.4,</text:p>
          </table:table-cell>
        </table:table-row>
        <table:table-row table:style-name="ro1">
          <table:table-cell office:value-type="float" office:value="0.0692044814526183" calcext:value-type="float">
            <text:p>0.0692044814526183,</text:p>
          </table:table-cell>
          <table:table-cell office:value-type="float" office:value="151" calcext:value-type="float">
            <text:p>151</text:p>
          </table:table-cell>
          <table:table-cell office:value-type="float" office:value="30.2" calcext:value-type="float">
            <text:p>30.2,</text:p>
          </table:table-cell>
        </table:table-row>
        <table:table-row table:style-name="ro1">
          <table:table-cell office:value-type="float" office:value="0.0702505624542638" calcext:value-type="float">
            <text:p>0.0702505624542638,</text:p>
          </table:table-cell>
          <table:table-cell office:value-type="float" office:value="399" calcext:value-type="float">
            <text:p>399</text:p>
          </table:table-cell>
          <table:table-cell office:value-type="float" office:value="79.8" calcext:value-type="float">
            <text:p>79.8,</text:p>
          </table:table-cell>
        </table:table-row>
        <table:table-row table:style-name="ro1">
          <table:table-cell office:value-type="float" office:value="0.0710202998155457" calcext:value-type="float">
            <text:p>0.0710202998155457,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,</text:p>
          </table:table-cell>
        </table:table-row>
        <table:table-row table:style-name="ro1">
          <table:table-cell office:value-type="float" office:value="0.0732054025461487" calcext:value-type="float">
            <text:p>0.0732054025461487,</text:p>
          </table:table-cell>
          <table:table-cell office:value-type="float" office:value="266" calcext:value-type="float">
            <text:p>266</text:p>
          </table:table-cell>
          <table:table-cell office:value-type="float" office:value="53.2" calcext:value-type="float">
            <text:p>53.2,</text:p>
          </table:table-cell>
        </table:table-row>
        <table:table-row table:style-name="ro1">
          <table:table-cell office:value-type="float" office:value="0.073956274812146" calcext:value-type="float">
            <text:p>0.073956274812146,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,</text:p>
          </table:table-cell>
        </table:table-row>
        <table:table-row table:style-name="ro1">
          <table:table-cell office:value-type="float" office:value="0.0744236563434919" calcext:value-type="float">
            <text:p>0.0744236563434919,</text:p>
          </table:table-cell>
          <table:table-cell office:value-type="float" office:value="486" calcext:value-type="float">
            <text:p>486</text:p>
          </table:table-cell>
          <table:table-cell office:value-type="float" office:value="97.2" calcext:value-type="float">
            <text:p>97.2,</text:p>
          </table:table-cell>
        </table:table-row>
        <table:table-row table:style-name="ro1">
          <table:table-cell office:value-type="float" office:value="0.0757855547117959" calcext:value-type="float">
            <text:p>0.0757855547117959,</text:p>
          </table:table-cell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,</text:p>
          </table:table-cell>
        </table:table-row>
        <table:table-row table:style-name="ro1">
          <table:table-cell office:value-type="float" office:value="0.0779712685502191" calcext:value-type="float">
            <text:p>0.0779712685502191,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,</text:p>
          </table:table-cell>
        </table:table-row>
        <table:table-row table:style-name="ro1">
          <table:table-cell office:value-type="float" office:value="0.0794300158863787" calcext:value-type="float">
            <text:p>0.0794300158863787,</text:p>
          </table:table-cell>
          <table:table-cell office:value-type="float" office:value="218" calcext:value-type="float">
            <text:p>218</text:p>
          </table:table-cell>
          <table:table-cell office:value-type="float" office:value="43.6" calcext:value-type="float">
            <text:p>43.6,</text:p>
          </table:table-cell>
        </table:table-row>
        <table:table-row table:style-name="ro1">
          <table:table-cell office:value-type="float" office:value="0.0795324464171718" calcext:value-type="float">
            <text:p>0.0795324464171718,</text:p>
          </table:table-cell>
          <table:table-cell office:value-type="float" office:value="191" calcext:value-type="float">
            <text:p>191</text:p>
          </table:table-cell>
          <table:table-cell office:value-type="float" office:value="38.2" calcext:value-type="float">
            <text:p>38.2,</text:p>
          </table:table-cell>
        </table:table-row>
        <table:table-row table:style-name="ro1">
          <table:table-cell office:value-type="float" office:value="0.0814832639890243" calcext:value-type="float">
            <text:p>0.0814832639890243,</text:p>
          </table:table-cell>
          <table:table-cell office:value-type="float" office:value="157" calcext:value-type="float">
            <text:p>157</text:p>
          </table:table-cell>
          <table:table-cell office:value-type="float" office:value="31.4" calcext:value-type="float">
            <text:p>31.4,</text:p>
          </table:table-cell>
        </table:table-row>
        <table:table-row table:style-name="ro1">
          <table:table-cell office:value-type="float" office:value="0.0817344968759193" calcext:value-type="float">
            <text:p>0.0817344968759193,</text:p>
          </table:table-cell>
          <table:table-cell office:value-type="float" office:value="893" calcext:value-type="float">
            <text:p>893</text:p>
          </table:table-cell>
          <table:table-cell office:value-type="float" office:value="178.6" calcext:value-type="float">
            <text:p>178.6,</text:p>
          </table:table-cell>
        </table:table-row>
        <table:table-row table:style-name="ro1">
          <table:table-cell office:value-type="float" office:value="0.0821344134849766" calcext:value-type="float">
            <text:p>0.0821344134849766,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,</text:p>
          </table:table-cell>
        </table:table-row>
        <table:table-row table:style-name="ro1">
          <table:table-cell office:value-type="float" office:value="0.0824619092527325" calcext:value-type="float">
            <text:p>0.0824619092527325,</text:p>
          </table:table-cell>
          <table:table-cell office:value-type="float" office:value="513" calcext:value-type="float">
            <text:p>513</text:p>
          </table:table-cell>
          <table:table-cell office:value-type="float" office:value="102.6" calcext:value-type="float">
            <text:p>102.6,</text:p>
          </table:table-cell>
        </table:table-row>
        <table:table-row table:style-name="ro1">
          <table:table-cell office:value-type="float" office:value="0.0824845922235951" calcext:value-type="float">
            <text:p>0.0824845922235951,</text:p>
          </table:table-cell>
          <table:table-cell office:value-type="float" office:value="244" calcext:value-type="float">
            <text:p>244</text:p>
          </table:table-cell>
          <table:table-cell office:value-type="float" office:value="48.8" calcext:value-type="float">
            <text:p>48.8,</text:p>
          </table:table-cell>
        </table:table-row>
        <table:table-row table:style-name="ro1">
          <table:table-cell office:value-type="float" office:value="0.0848545249694194" calcext:value-type="float">
            <text:p>0.0848545249694194,</text:p>
          </table:table-cell>
          <table:table-cell office:value-type="float" office:value="178" calcext:value-type="float">
            <text:p>178</text:p>
          </table:table-cell>
          <table:table-cell office:value-type="float" office:value="35.6" calcext:value-type="float">
            <text:p>35.6,</text:p>
          </table:table-cell>
        </table:table-row>
        <table:table-row table:style-name="ro1">
          <table:table-cell office:value-type="float" office:value="0.084908953996659" calcext:value-type="float">
            <text:p>0.084908953996659,</text:p>
          </table:table-cell>
          <table:table-cell office:value-type="float" office:value="102" calcext:value-type="float">
            <text:p>102</text:p>
          </table:table-cell>
          <table:table-cell office:value-type="float" office:value="20.4" calcext:value-type="float">
            <text:p>20.4,</text:p>
          </table:table-cell>
        </table:table-row>
        <table:table-row table:style-name="ro1">
          <table:table-cell office:value-type="float" office:value="0.0876743395693451" calcext:value-type="float">
            <text:p>0.0876743395693451,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,</text:p>
          </table:table-cell>
        </table:table-row>
        <table:table-row table:style-name="ro1">
          <table:table-cell office:value-type="float" office:value="0.0887056906675393" calcext:value-type="float">
            <text:p>0.0887056906675393,</text:p>
          </table:table-cell>
          <table:table-cell office:value-type="float" office:value="229" calcext:value-type="float">
            <text:p>229</text:p>
          </table:table-cell>
          <table:table-cell office:value-type="float" office:value="45.8" calcext:value-type="float">
            <text:p>45.8,</text:p>
          </table:table-cell>
        </table:table-row>
        <table:table-row table:style-name="ro1">
          <table:table-cell office:value-type="float" office:value="0.0890249759066231" calcext:value-type="float">
            <text:p>0.0890249759066231,</text:p>
          </table:table-cell>
          <table:table-cell office:value-type="float" office:value="147" calcext:value-type="float">
            <text:p>147</text:p>
          </table:table-cell>
          <table:table-cell office:value-type="float" office:value="29.4" calcext:value-type="float">
            <text:p>29.4,</text:p>
          </table:table-cell>
        </table:table-row>
        <table:table-row table:style-name="ro1">
          <table:table-cell office:value-type="float" office:value="0.0891413980564725" calcext:value-type="float">
            <text:p>0.0891413980564725,</text:p>
          </table:table-cell>
          <table:table-cell office:value-type="float" office:value="177" calcext:value-type="float">
            <text:p>177</text:p>
          </table:table-cell>
          <table:table-cell office:value-type="float" office:value="35.4" calcext:value-type="float">
            <text:p>35.4,</text:p>
          </table:table-cell>
        </table:table-row>
        <table:table-row table:style-name="ro1">
          <table:table-cell office:value-type="float" office:value="0.0892931126880475" calcext:value-type="float">
            <text:p>0.0892931126880475,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,</text:p>
          </table:table-cell>
        </table:table-row>
        <table:table-row table:style-name="ro1">
          <table:table-cell office:value-type="float" office:value="0.0925704216294107" calcext:value-type="float">
            <text:p>0.0925704216294107,</text:p>
          </table:table-cell>
          <table:table-cell office:value-type="float" office:value="513" calcext:value-type="float">
            <text:p>513</text:p>
          </table:table-cell>
          <table:table-cell office:value-type="float" office:value="102.6" calcext:value-type="float">
            <text:p>102.6,</text:p>
          </table:table-cell>
        </table:table-row>
        <table:table-row table:style-name="ro1">
          <table:table-cell office:value-type="float" office:value="0.0940217312013997" calcext:value-type="float">
            <text:p>0.0940217312013997,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,</text:p>
          </table:table-cell>
        </table:table-row>
        <table:table-row table:style-name="ro1">
          <table:table-cell office:value-type="float" office:value="0.0940837145720414" calcext:value-type="float">
            <text:p>0.0940837145720414,</text:p>
          </table:table-cell>
          <table:table-cell office:value-type="float" office:value="173" calcext:value-type="float">
            <text:p>173</text:p>
          </table:table-cell>
          <table:table-cell office:value-type="float" office:value="34.6" calcext:value-type="float">
            <text:p>34.6,</text:p>
          </table:table-cell>
        </table:table-row>
        <table:table-row table:style-name="ro1">
          <table:table-cell office:value-type="float" office:value="0.0948652689688577" calcext:value-type="float">
            <text:p>0.0948652689688577,</text:p>
          </table:table-cell>
          <table:table-cell office:value-type="float" office:value="289" calcext:value-type="float">
            <text:p>289</text:p>
          </table:table-cell>
          <table:table-cell office:value-type="float" office:value="57.8" calcext:value-type="float">
            <text:p>57.8,</text:p>
          </table:table-cell>
        </table:table-row>
        <table:table-row table:style-name="ro1">
          <table:table-cell office:value-type="float" office:value="0.0956562364709928" calcext:value-type="float">
            <text:p>0.0956562364709928,</text:p>
          </table:table-cell>
          <table:table-cell office:value-type="float" office:value="152" calcext:value-type="float">
            <text:p>152</text:p>
          </table:table-cell>
          <table:table-cell office:value-type="float" office:value="30.4" calcext:value-type="float">
            <text:p>30.4,</text:p>
          </table:table-cell>
        </table:table-row>
        <table:table-row table:style-name="ro1">
          <table:table-cell office:value-type="float" office:value="0.0957147006073097" calcext:value-type="float">
            <text:p>0.0957147006073097,</text:p>
          </table:table-cell>
          <table:table-cell office:value-type="float" office:value="59" calcext:value-type="float">
            <text:p>59</text:p>
          </table:table-cell>
          <table:table-cell office:value-type="float" office:value="11.8" calcext:value-type="float">
            <text:p>11.8,</text:p>
          </table:table-cell>
        </table:table-row>
        <table:table-row table:style-name="ro1">
          <table:table-cell office:value-type="float" office:value="0.0960446879499566" calcext:value-type="float">
            <text:p>0.0960446879499566,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,</text:p>
          </table:table-cell>
        </table:table-row>
        <table:table-row table:style-name="ro1">
          <table:table-cell office:value-type="float" office:value="0.0962517980283796" calcext:value-type="float">
            <text:p>0.0962517980283796,</text:p>
          </table:table-cell>
          <table:table-cell office:value-type="float" office:value="433" calcext:value-type="float">
            <text:p>433</text:p>
          </table:table-cell>
          <table:table-cell office:value-type="float" office:value="86.6" calcext:value-type="float">
            <text:p>86.6,</text:p>
          </table:table-cell>
        </table:table-row>
        <table:table-row table:style-name="ro1">
          <table:table-cell office:value-type="float" office:value="0.0962828845314667" calcext:value-type="float">
            <text:p>0.0962828845314667,</text:p>
          </table:table-cell>
          <table:table-cell office:value-type="float" office:value="801" calcext:value-type="float">
            <text:p>801</text:p>
          </table:table-cell>
          <table:table-cell office:value-type="float" office:value="160.2" calcext:value-type="float">
            <text:p>160.2,</text:p>
          </table:table-cell>
        </table:table-row>
        <table:table-row table:style-name="ro1">
          <table:table-cell office:value-type="float" office:value="0.0967700922486409" calcext:value-type="float">
            <text:p>0.0967700922486409,</text:p>
          </table:table-cell>
          <table:table-cell office:value-type="float" office:value="381" calcext:value-type="float">
            <text:p>381</text:p>
          </table:table-cell>
          <table:table-cell office:value-type="float" office:value="76.2" calcext:value-type="float">
            <text:p>76.2,</text:p>
          </table:table-cell>
        </table:table-row>
        <table:table-row table:style-name="ro1">
          <table:table-cell office:value-type="float" office:value="0.0970496387122627" calcext:value-type="float">
            <text:p>0.0970496387122627,</text:p>
          </table:table-cell>
          <table:table-cell office:value-type="float" office:value="127" calcext:value-type="float">
            <text:p>127</text:p>
          </table:table-cell>
          <table:table-cell office:value-type="float" office:value="25.4" calcext:value-type="float">
            <text:p>25.4,</text:p>
          </table:table-cell>
        </table:table-row>
        <table:table-row table:style-name="ro1">
          <table:table-cell office:value-type="float" office:value="0.0972324944946616" calcext:value-type="float">
            <text:p>0.0972324944946616,</text:p>
          </table:table-cell>
          <table:table-cell office:value-type="float" office:value="671" calcext:value-type="float">
            <text:p>671</text:p>
          </table:table-cell>
          <table:table-cell office:value-type="float" office:value="134.2" calcext:value-type="float">
            <text:p>134.2,</text:p>
          </table:table-cell>
        </table:table-row>
        <table:table-row table:style-name="ro1">
          <table:table-cell office:value-type="float" office:value="0.0973418800833667" calcext:value-type="float">
            <text:p>0.0973418800833667,</text:p>
          </table:table-cell>
          <table:table-cell office:value-type="float" office:value="548" calcext:value-type="float">
            <text:p>548</text:p>
          </table:table-cell>
          <table:table-cell office:value-type="float" office:value="109.6" calcext:value-type="float">
            <text:p>109.6,</text:p>
          </table:table-cell>
        </table:table-row>
        <table:table-row table:style-name="ro1">
          <table:table-cell office:value-type="float" office:value="0.0977617321545132" calcext:value-type="float">
            <text:p>0.0977617321545132,</text:p>
          </table:table-cell>
          <table:table-cell office:value-type="float" office:value="218" calcext:value-type="float">
            <text:p>218</text:p>
          </table:table-cell>
          <table:table-cell office:value-type="float" office:value="43.6" calcext:value-type="float">
            <text:p>43.6,</text:p>
          </table:table-cell>
        </table:table-row>
        <table:table-row table:style-name="ro1">
          <table:table-cell office:value-type="float" office:value="0.0984148127623133" calcext:value-type="float">
            <text:p>0.0984148127623133,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,</text:p>
          </table:table-cell>
        </table:table-row>
        <table:table-row table:style-name="ro1">
          <table:table-cell office:value-type="float" office:value="0.0992986345153007" calcext:value-type="float">
            <text:p>0.0992986345153007,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,</text:p>
          </table:table-cell>
        </table:table-row>
        <table:table-row table:style-name="ro1">
          <table:table-cell office:value-type="float" office:value="0.100334960877656" calcext:value-type="float">
            <text:p>0.100334960877656,</text:p>
          </table:table-cell>
          <table:table-cell office:value-type="float" office:value="398" calcext:value-type="float">
            <text:p>398</text:p>
          </table:table-cell>
          <table:table-cell office:value-type="float" office:value="79.6" calcext:value-type="float">
            <text:p>79.6,</text:p>
          </table:table-cell>
        </table:table-row>
        <table:table-row table:style-name="ro1">
          <table:table-cell office:value-type="float" office:value="0.101632274046441" calcext:value-type="float">
            <text:p>0.101632274046441,</text:p>
          </table:table-cell>
          <table:table-cell office:value-type="float" office:value="217" calcext:value-type="float">
            <text:p>217</text:p>
          </table:table-cell>
          <table:table-cell office:value-type="float" office:value="43.4" calcext:value-type="float">
            <text:p>43.4,</text:p>
          </table:table-cell>
        </table:table-row>
        <table:table-row table:style-name="ro1">
          <table:table-cell office:value-type="float" office:value="0.10237065496791" calcext:value-type="float">
            <text:p>0.10237065496791,</text:p>
          </table:table-cell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,</text:p>
          </table:table-cell>
        </table:table-row>
        <table:table-row table:style-name="ro1">
          <table:table-cell office:value-type="float" office:value="0.102950972346624" calcext:value-type="float">
            <text:p>0.102950972346624,</text:p>
          </table:table-cell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.8,</text:p>
          </table:table-cell>
        </table:table-row>
        <table:table-row table:style-name="ro1">
          <table:table-cell office:value-type="float" office:value="0.103655264906713" calcext:value-type="float">
            <text:p>0.103655264906713,</text:p>
          </table:table-cell>
          <table:table-cell office:value-type="float" office:value="901" calcext:value-type="float">
            <text:p>901</text:p>
          </table:table-cell>
          <table:table-cell office:value-type="float" office:value="180.2" calcext:value-type="float">
            <text:p>180.2,</text:p>
          </table:table-cell>
        </table:table-row>
        <table:table-row table:style-name="ro1">
          <table:table-cell office:value-type="float" office:value="0.103861761181236" calcext:value-type="float">
            <text:p>0.103861761181236,</text:p>
          </table:table-cell>
          <table:table-cell office:value-type="float" office:value="113" calcext:value-type="float">
            <text:p>113</text:p>
          </table:table-cell>
          <table:table-cell office:value-type="float" office:value="22.6" calcext:value-type="float">
            <text:p>22.6,</text:p>
          </table:table-cell>
        </table:table-row>
        <table:table-row table:style-name="ro1">
          <table:table-cell office:value-type="float" office:value="0.104191188630054" calcext:value-type="float">
            <text:p>0.104191188630054,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,</text:p>
          </table:table-cell>
        </table:table-row>
        <table:table-row table:style-name="ro1">
          <table:table-cell office:value-type="float" office:value="0.104410301688535" calcext:value-type="float">
            <text:p>0.104410301688535,</text:p>
          </table:table-cell>
          <table:table-cell office:value-type="float" office:value="146" calcext:value-type="float">
            <text:p>146</text:p>
          </table:table-cell>
          <table:table-cell office:value-type="float" office:value="29.2" calcext:value-type="float">
            <text:p>29.2,</text:p>
          </table:table-cell>
        </table:table-row>
        <table:table-row table:style-name="ro1">
          <table:table-cell office:value-type="float" office:value="0.104902274060183" calcext:value-type="float">
            <text:p>0.104902274060183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105271953012283" calcext:value-type="float">
            <text:p>0.105271953012283,</text:p>
          </table:table-cell>
          <table:table-cell office:value-type="float" office:value="186" calcext:value-type="float">
            <text:p>186</text:p>
          </table:table-cell>
          <table:table-cell office:value-type="float" office:value="37.2" calcext:value-type="float">
            <text:p>37.2,</text:p>
          </table:table-cell>
        </table:table-row>
        <table:table-row table:style-name="ro1">
          <table:table-cell office:value-type="float" office:value="0.106581160818217" calcext:value-type="float">
            <text:p>0.106581160818217,</text:p>
          </table:table-cell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,</text:p>
          </table:table-cell>
        </table:table-row>
        <table:table-row table:style-name="ro1">
          <table:table-cell office:value-type="float" office:value="0.106971090091661" calcext:value-type="float">
            <text:p>0.106971090091661,</text:p>
          </table:table-cell>
          <table:table-cell office:value-type="float" office:value="494" calcext:value-type="float">
            <text:p>494</text:p>
          </table:table-cell>
          <table:table-cell office:value-type="float" office:value="98.8" calcext:value-type="float">
            <text:p>98.8,</text:p>
          </table:table-cell>
        </table:table-row>
        <table:table-row table:style-name="ro1">
          <table:table-cell office:value-type="float" office:value="0.107192137112458" calcext:value-type="float">
            <text:p>0.107192137112458,</text:p>
          </table:table-cell>
          <table:table-cell office:value-type="float" office:value="254" calcext:value-type="float">
            <text:p>254</text:p>
          </table:table-cell>
          <table:table-cell office:value-type="float" office:value="50.8" calcext:value-type="float">
            <text:p>50.8,</text:p>
          </table:table-cell>
        </table:table-row>
        <table:table-row table:style-name="ro1">
          <table:table-cell office:value-type="float" office:value="0.107791991125113" calcext:value-type="float">
            <text:p>0.107791991125113,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,</text:p>
          </table:table-cell>
        </table:table-row>
        <table:table-row table:style-name="ro1">
          <table:table-cell office:value-type="float" office:value="0.109601620479389" calcext:value-type="float">
            <text:p>0.109601620479389,</text:p>
          </table:table-cell>
          <table:table-cell office:value-type="float" office:value="97" calcext:value-type="float">
            <text:p>97</text:p>
          </table:table-cell>
          <table:table-cell office:value-type="float" office:value="19.4" calcext:value-type="float">
            <text:p>19.4,</text:p>
          </table:table-cell>
        </table:table-row>
        <table:table-row table:style-name="ro1">
          <table:table-cell office:value-type="float" office:value="0.112035146914372" calcext:value-type="float">
            <text:p>0.112035146914372,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,</text:p>
          </table:table-cell>
        </table:table-row>
        <table:table-row table:style-name="ro1">
          <table:table-cell office:value-type="float" office:value="0.112068059775947" calcext:value-type="float">
            <text:p>0.112068059775947,</text:p>
          </table:table-cell>
          <table:table-cell office:value-type="float" office:value="249" calcext:value-type="float">
            <text:p>249</text:p>
          </table:table-cell>
          <table:table-cell office:value-type="float" office:value="49.8" calcext:value-type="float">
            <text:p>49.8,</text:p>
          </table:table-cell>
        </table:table-row>
        <table:table-row table:style-name="ro1">
          <table:table-cell office:value-type="float" office:value="0.112457738862129" calcext:value-type="float">
            <text:p>0.112457738862129,</text:p>
          </table:table-cell>
          <table:table-cell office:value-type="float" office:value="126" calcext:value-type="float">
            <text:p>126</text:p>
          </table:table-cell>
          <table:table-cell office:value-type="float" office:value="25.2" calcext:value-type="float">
            <text:p>25.2,</text:p>
          </table:table-cell>
        </table:table-row>
        <table:table-row table:style-name="ro1">
          <table:table-cell office:value-type="float" office:value="0.112537400754671" calcext:value-type="float">
            <text:p>0.112537400754671,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,</text:p>
          </table:table-cell>
        </table:table-row>
        <table:table-row table:style-name="ro1">
          <table:table-cell office:value-type="float" office:value="0.112695689236484" calcext:value-type="float">
            <text:p>0.112695689236484,</text:p>
          </table:table-cell>
          <table:table-cell office:value-type="float" office:value="266" calcext:value-type="float">
            <text:p>266</text:p>
          </table:table-cell>
          <table:table-cell office:value-type="float" office:value="53.2" calcext:value-type="float">
            <text:p>53.2,</text:p>
          </table:table-cell>
        </table:table-row>
        <table:table-row table:style-name="ro1">
          <table:table-cell office:value-type="float" office:value="0.114400052983068" calcext:value-type="float">
            <text:p>0.114400052983068,</text:p>
          </table:table-cell>
          <table:table-cell office:value-type="float" office:value="226" calcext:value-type="float">
            <text:p>226</text:p>
          </table:table-cell>
          <table:table-cell office:value-type="float" office:value="45.2" calcext:value-type="float">
            <text:p>45.2,</text:p>
          </table:table-cell>
        </table:table-row>
        <table:table-row table:style-name="ro1">
          <table:table-cell office:value-type="float" office:value="0.115211444747187" calcext:value-type="float">
            <text:p>0.115211444747187,</text:p>
          </table:table-cell>
          <table:table-cell office:value-type="float" office:value="121" calcext:value-type="float">
            <text:p>121</text:p>
          </table:table-cell>
          <table:table-cell office:value-type="float" office:value="24.2" calcext:value-type="float">
            <text:p>24.2,</text:p>
          </table:table-cell>
        </table:table-row>
        <table:table-row table:style-name="ro1">
          <table:table-cell office:value-type="float" office:value="0.115573922328703" calcext:value-type="float">
            <text:p>0.115573922328703,</text:p>
          </table:table-cell>
          <table:table-cell office:value-type="float" office:value="149" calcext:value-type="float">
            <text:p>149</text:p>
          </table:table-cell>
          <table:table-cell office:value-type="float" office:value="29.8" calcext:value-type="float">
            <text:p>29.8,</text:p>
          </table:table-cell>
        </table:table-row>
        <table:table-row table:style-name="ro1">
          <table:table-cell office:value-type="float" office:value="0.115942038916652" calcext:value-type="float">
            <text:p>0.115942038916652,</text:p>
          </table:table-cell>
          <table:table-cell office:value-type="float" office:value="147" calcext:value-type="float">
            <text:p>147</text:p>
          </table:table-cell>
          <table:table-cell office:value-type="float" office:value="29.4" calcext:value-type="float">
            <text:p>29.4,</text:p>
          </table:table-cell>
        </table:table-row>
        <table:table-row table:style-name="ro1">
          <table:table-cell office:value-type="float" office:value="0.116346776141579" calcext:value-type="float">
            <text:p>0.116346776141579,</text:p>
          </table:table-cell>
          <table:table-cell office:value-type="float" office:value="967" calcext:value-type="float">
            <text:p>967</text:p>
          </table:table-cell>
          <table:table-cell office:value-type="float" office:value="193.4" calcext:value-type="float">
            <text:p>193.4,</text:p>
          </table:table-cell>
        </table:table-row>
        <table:table-row table:style-name="ro1">
          <table:table-cell office:value-type="float" office:value="0.117491863777697" calcext:value-type="float">
            <text:p>0.117491863777697,</text:p>
          </table:table-cell>
          <table:table-cell office:value-type="float" office:value="388" calcext:value-type="float">
            <text:p>388</text:p>
          </table:table-cell>
          <table:table-cell office:value-type="float" office:value="77.6" calcext:value-type="float">
            <text:p>77.6,</text:p>
          </table:table-cell>
        </table:table-row>
        <table:table-row table:style-name="ro1">
          <table:table-cell office:value-type="float" office:value="0.117534571680466" calcext:value-type="float">
            <text:p>0.117534571680466,</text:p>
          </table:table-cell>
          <table:table-cell office:value-type="float" office:value="374" calcext:value-type="float">
            <text:p>374</text:p>
          </table:table-cell>
          <table:table-cell office:value-type="float" office:value="74.8" calcext:value-type="float">
            <text:p>74.8,</text:p>
          </table:table-cell>
        </table:table-row>
        <table:table-row table:style-name="ro1">
          <table:table-cell office:value-type="float" office:value="0.118457275447268" calcext:value-type="float">
            <text:p>0.118457275447268,</text:p>
          </table:table-cell>
          <table:table-cell office:value-type="float" office:value="139" calcext:value-type="float">
            <text:p>139</text:p>
          </table:table-cell>
          <table:table-cell office:value-type="float" office:value="27.8" calcext:value-type="float">
            <text:p>27.8,</text:p>
          </table:table-cell>
        </table:table-row>
        <table:table-row table:style-name="ro1">
          <table:table-cell office:value-type="float" office:value="0.118928314946118" calcext:value-type="float">
            <text:p>0.118928314946118,</text:p>
          </table:table-cell>
          <table:table-cell office:value-type="float" office:value="144" calcext:value-type="float">
            <text:p>144</text:p>
          </table:table-cell>
          <table:table-cell office:value-type="float" office:value="28.8" calcext:value-type="float">
            <text:p>28.8,</text:p>
          </table:table-cell>
        </table:table-row>
        <table:table-row table:style-name="ro1">
          <table:table-cell office:value-type="float" office:value="0.119208626063106" calcext:value-type="float">
            <text:p>0.119208626063106,</text:p>
          </table:table-cell>
          <table:table-cell office:value-type="float" office:value="282" calcext:value-type="float">
            <text:p>282</text:p>
          </table:table-cell>
          <table:table-cell office:value-type="float" office:value="56.4" calcext:value-type="float">
            <text:p>56.4,</text:p>
          </table:table-cell>
        </table:table-row>
        <table:table-row table:style-name="ro1">
          <table:table-cell office:value-type="float" office:value="0.119351000293998" calcext:value-type="float">
            <text:p>0.119351000293998,</text:p>
          </table:table-cell>
          <table:table-cell office:value-type="float" office:value="118" calcext:value-type="float">
            <text:p>118</text:p>
          </table:table-cell>
          <table:table-cell office:value-type="float" office:value="23.6" calcext:value-type="float">
            <text:p>23.6,</text:p>
          </table:table-cell>
        </table:table-row>
        <table:table-row table:style-name="ro1">
          <table:table-cell office:value-type="float" office:value="0.120412127764022" calcext:value-type="float">
            <text:p>0.120412127764022,</text:p>
          </table:table-cell>
          <table:table-cell office:value-type="float" office:value="159" calcext:value-type="float">
            <text:p>159</text:p>
          </table:table-cell>
          <table:table-cell office:value-type="float" office:value="31.8" calcext:value-type="float">
            <text:p>31.8,</text:p>
          </table:table-cell>
        </table:table-row>
        <table:table-row table:style-name="ro1">
          <table:table-cell office:value-type="float" office:value="0.122369757870909" calcext:value-type="float">
            <text:p>0.122369757870909,</text:p>
          </table:table-cell>
          <table:table-cell office:value-type="float" office:value="107" calcext:value-type="float">
            <text:p>107</text:p>
          </table:table-cell>
          <table:table-cell office:value-type="float" office:value="21.4" calcext:value-type="float">
            <text:p>21.4,</text:p>
          </table:table-cell>
        </table:table-row>
        <table:table-row table:style-name="ro1">
          <table:table-cell office:value-type="float" office:value="0.122805274518109" calcext:value-type="float">
            <text:p>0.122805274518109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123123262557673" calcext:value-type="float">
            <text:p>0.123123262557673,</text:p>
          </table:table-cell>
          <table:table-cell office:value-type="float" office:value="198" calcext:value-type="float">
            <text:p>198</text:p>
          </table:table-cell>
          <table:table-cell office:value-type="float" office:value="39.6" calcext:value-type="float">
            <text:p>39.6,</text:p>
          </table:table-cell>
        </table:table-row>
        <table:table-row table:style-name="ro1">
          <table:table-cell office:value-type="float" office:value="0.123242405882057" calcext:value-type="float">
            <text:p>0.123242405882057,</text:p>
          </table:table-cell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,</text:p>
          </table:table-cell>
        </table:table-row>
        <table:table-row table:style-name="ro1">
          <table:table-cell office:value-type="float" office:value="0.123746073587001" calcext:value-type="float">
            <text:p>0.123746073587001,</text:p>
          </table:table-cell>
          <table:table-cell office:value-type="float" office:value="819" calcext:value-type="float">
            <text:p>819</text:p>
          </table:table-cell>
          <table:table-cell office:value-type="float" office:value="163.8" calcext:value-type="float">
            <text:p>163.8,</text:p>
          </table:table-cell>
        </table:table-row>
        <table:table-row table:style-name="ro1">
          <table:table-cell office:value-type="float" office:value="0.123951474821389" calcext:value-type="float">
            <text:p>0.123951474821389,</text:p>
          </table:table-cell>
          <table:table-cell office:value-type="float" office:value="124" calcext:value-type="float">
            <text:p>124</text:p>
          </table:table-cell>
          <table:table-cell office:value-type="float" office:value="24.8" calcext:value-type="float">
            <text:p>24.8,</text:p>
          </table:table-cell>
        </table:table-row>
        <table:table-row table:style-name="ro1">
          <table:table-cell office:value-type="float" office:value="0.124067458231448" calcext:value-type="float">
            <text:p>0.124067458231448,</text:p>
          </table:table-cell>
          <table:table-cell office:value-type="float" office:value="204" calcext:value-type="float">
            <text:p>204</text:p>
          </table:table-cell>
          <table:table-cell office:value-type="float" office:value="40.8" calcext:value-type="float">
            <text:p>40.8,</text:p>
          </table:table-cell>
        </table:table-row>
        <table:table-row table:style-name="ro1">
          <table:table-cell office:value-type="float" office:value="0.124244462806009" calcext:value-type="float">
            <text:p>0.124244462806009,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,</text:p>
          </table:table-cell>
        </table:table-row>
        <table:table-row table:style-name="ro1">
          <table:table-cell office:value-type="float" office:value="0.124300406365729" calcext:value-type="float">
            <text:p>0.124300406365729,</text:p>
          </table:table-cell>
          <table:table-cell office:value-type="float" office:value="111" calcext:value-type="float">
            <text:p>111</text:p>
          </table:table-cell>
          <table:table-cell office:value-type="float" office:value="22.2" calcext:value-type="float">
            <text:p>22.2,</text:p>
          </table:table-cell>
        </table:table-row>
        <table:table-row table:style-name="ro1">
          <table:table-cell office:value-type="float" office:value="0.124581929716531" calcext:value-type="float">
            <text:p>0.124581929716531,</text:p>
          </table:table-cell>
          <table:table-cell office:value-type="float" office:value="131" calcext:value-type="float">
            <text:p>131</text:p>
          </table:table-cell>
          <table:table-cell office:value-type="float" office:value="26.2" calcext:value-type="float">
            <text:p>26.2,</text:p>
          </table:table-cell>
        </table:table-row>
        <table:table-row table:style-name="ro1">
          <table:table-cell office:value-type="float" office:value="0.124829741573987" calcext:value-type="float">
            <text:p>0.124829741573987,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,</text:p>
          </table:table-cell>
        </table:table-row>
        <table:table-row table:style-name="ro1">
          <table:table-cell office:value-type="float" office:value="0.125021750088668" calcext:value-type="float">
            <text:p>0.125021750088668,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,</text:p>
          </table:table-cell>
        </table:table-row>
        <table:table-row table:style-name="ro1">
          <table:table-cell office:value-type="float" office:value="0.125344128779437" calcext:value-type="float">
            <text:p>0.125344128779437,</text:p>
          </table:table-cell>
          <table:table-cell office:value-type="float" office:value="611" calcext:value-type="float">
            <text:p>611</text:p>
          </table:table-cell>
          <table:table-cell office:value-type="float" office:value="122.2" calcext:value-type="float">
            <text:p>122.2,</text:p>
          </table:table-cell>
        </table:table-row>
        <table:table-row table:style-name="ro1">
          <table:table-cell office:value-type="float" office:value="0.125378639505964" calcext:value-type="float">
            <text:p>0.125378639505964,</text:p>
          </table:table-cell>
          <table:table-cell office:value-type="float" office:value="96" calcext:value-type="float">
            <text:p>96</text:p>
          </table:table-cell>
          <table:table-cell office:value-type="float" office:value="19.2" calcext:value-type="float">
            <text:p>19.2,</text:p>
          </table:table-cell>
        </table:table-row>
        <table:table-row table:style-name="ro1">
          <table:table-cell office:value-type="float" office:value="0.125943224288385" calcext:value-type="float">
            <text:p>0.125943224288385,</text:p>
          </table:table-cell>
          <table:table-cell office:value-type="float" office:value="213" calcext:value-type="float">
            <text:p>213</text:p>
          </table:table-cell>
          <table:table-cell office:value-type="float" office:value="42.6" calcext:value-type="float">
            <text:p>42.6,</text:p>
          </table:table-cell>
        </table:table-row>
        <table:table-row table:style-name="ro1">
          <table:table-cell office:value-type="float" office:value="0.126058349896222" calcext:value-type="float">
            <text:p>0.126058349896222,</text:p>
          </table:table-cell>
          <table:table-cell office:value-type="float" office:value="187" calcext:value-type="float">
            <text:p>187</text:p>
          </table:table-cell>
          <table:table-cell office:value-type="float" office:value="37.4" calcext:value-type="float">
            <text:p>37.4,</text:p>
          </table:table-cell>
        </table:table-row>
        <table:table-row table:style-name="ro1">
          <table:table-cell office:value-type="float" office:value="0.128209825461625" calcext:value-type="float">
            <text:p>0.128209825461625,</text:p>
          </table:table-cell>
          <table:table-cell office:value-type="float" office:value="349" calcext:value-type="float">
            <text:p>349</text:p>
          </table:table-cell>
          <table:table-cell office:value-type="float" office:value="69.8" calcext:value-type="float">
            <text:p>69.8,</text:p>
          </table:table-cell>
        </table:table-row>
        <table:table-row table:style-name="ro1">
          <table:table-cell office:value-type="float" office:value="0.128516024972411" calcext:value-type="float">
            <text:p>0.128516024972411,</text:p>
          </table:table-cell>
          <table:table-cell office:value-type="float" office:value="232" calcext:value-type="float">
            <text:p>232</text:p>
          </table:table-cell>
          <table:table-cell office:value-type="float" office:value="46.4" calcext:value-type="float">
            <text:p>46.4,</text:p>
          </table:table-cell>
        </table:table-row>
        <table:table-row table:style-name="ro1">
          <table:table-cell office:value-type="float" office:value="0.130538358204178" calcext:value-type="float">
            <text:p>0.130538358204178,</text:p>
          </table:table-cell>
          <table:table-cell office:value-type="float" office:value="193" calcext:value-type="float">
            <text:p>193</text:p>
          </table:table-cell>
          <table:table-cell office:value-type="float" office:value="38.6" calcext:value-type="float">
            <text:p>38.6,</text:p>
          </table:table-cell>
        </table:table-row>
        <table:table-row table:style-name="ro1">
          <table:table-cell office:value-type="float" office:value="0.131880658792346" calcext:value-type="float">
            <text:p>0.131880658792346,</text:p>
          </table:table-cell>
          <table:table-cell office:value-type="float" office:value="197" calcext:value-type="float">
            <text:p>197</text:p>
          </table:table-cell>
          <table:table-cell office:value-type="float" office:value="39.4" calcext:value-type="float">
            <text:p>39.4,</text:p>
          </table:table-cell>
        </table:table-row>
        <table:table-row table:style-name="ro1">
          <table:table-cell office:value-type="float" office:value="0.131936255765804" calcext:value-type="float">
            <text:p>0.131936255765804,</text:p>
          </table:table-cell>
          <table:table-cell office:value-type="float" office:value="124" calcext:value-type="float">
            <text:p>124</text:p>
          </table:table-cell>
          <table:table-cell office:value-type="float" office:value="24.8" calcext:value-type="float">
            <text:p>24.8,</text:p>
          </table:table-cell>
        </table:table-row>
        <table:table-row table:style-name="ro1">
          <table:table-cell office:value-type="float" office:value="0.131975636337269" calcext:value-type="float">
            <text:p>0.131975636337269,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,</text:p>
          </table:table-cell>
        </table:table-row>
        <table:table-row table:style-name="ro1">
          <table:table-cell office:value-type="float" office:value="0.132048941215715" calcext:value-type="float">
            <text:p>0.132048941215715,</text:p>
          </table:table-cell>
          <table:table-cell office:value-type="float" office:value="211" calcext:value-type="float">
            <text:p>211</text:p>
          </table:table-cell>
          <table:table-cell office:value-type="float" office:value="42.2" calcext:value-type="float">
            <text:p>42.2,</text:p>
          </table:table-cell>
        </table:table-row>
        <table:table-row table:style-name="ro1">
          <table:table-cell office:value-type="float" office:value="0.132513416280737" calcext:value-type="float">
            <text:p>0.132513416280737,</text:p>
          </table:table-cell>
          <table:table-cell office:value-type="float" office:value="93" calcext:value-type="float">
            <text:p>93</text:p>
          </table:table-cell>
          <table:table-cell office:value-type="float" office:value="18.6" calcext:value-type="float">
            <text:p>18.6,</text:p>
          </table:table-cell>
        </table:table-row>
        <table:table-row table:style-name="ro1">
          <table:table-cell office:value-type="float" office:value="0.133080210395181" calcext:value-type="float">
            <text:p>0.133080210395181,</text:p>
          </table:table-cell>
          <table:table-cell office:value-type="float" office:value="107" calcext:value-type="float">
            <text:p>107</text:p>
          </table:table-cell>
          <table:table-cell office:value-type="float" office:value="21.4" calcext:value-type="float">
            <text:p>21.4,</text:p>
          </table:table-cell>
        </table:table-row>
        <table:table-row table:style-name="ro1">
          <table:table-cell office:value-type="float" office:value="0.133508577145178" calcext:value-type="float">
            <text:p>0.133508577145178,</text:p>
          </table:table-cell>
          <table:table-cell office:value-type="float" office:value="379" calcext:value-type="float">
            <text:p>379</text:p>
          </table:table-cell>
          <table:table-cell office:value-type="float" office:value="75.8" calcext:value-type="float">
            <text:p>75.8,</text:p>
          </table:table-cell>
        </table:table-row>
        <table:table-row table:style-name="ro1">
          <table:table-cell office:value-type="float" office:value="0.133744869468248" calcext:value-type="float">
            <text:p>0.133744869468248,</text:p>
          </table:table-cell>
          <table:table-cell office:value-type="float" office:value="153" calcext:value-type="float">
            <text:p>153</text:p>
          </table:table-cell>
          <table:table-cell office:value-type="float" office:value="30.6" calcext:value-type="float">
            <text:p>30.6,</text:p>
          </table:table-cell>
        </table:table-row>
        <table:table-row table:style-name="ro1">
          <table:table-cell office:value-type="float" office:value="0.134796366260945" calcext:value-type="float">
            <text:p>0.134796366260945,</text:p>
          </table:table-cell>
          <table:table-cell office:value-type="float" office:value="147" calcext:value-type="float">
            <text:p>147</text:p>
          </table:table-cell>
          <table:table-cell office:value-type="float" office:value="29.4" calcext:value-type="float">
            <text:p>29.4,</text:p>
          </table:table-cell>
        </table:table-row>
        <table:table-row table:style-name="ro1">
          <table:table-cell office:value-type="float" office:value="0.134868683808326" calcext:value-type="float">
            <text:p>0.134868683808326,</text:p>
          </table:table-cell>
          <table:table-cell office:value-type="float" office:value="726" calcext:value-type="float">
            <text:p>726</text:p>
          </table:table-cell>
          <table:table-cell office:value-type="float" office:value="145.2" calcext:value-type="float">
            <text:p>145.2,</text:p>
          </table:table-cell>
        </table:table-row>
        <table:table-row table:style-name="ro1">
          <table:table-cell office:value-type="float" office:value="0.135563432683452" calcext:value-type="float">
            <text:p>0.135563432683452,</text:p>
          </table:table-cell>
          <table:table-cell office:value-type="float" office:value="708" calcext:value-type="float">
            <text:p>708</text:p>
          </table:table-cell>
          <table:table-cell office:value-type="float" office:value="141.6" calcext:value-type="float">
            <text:p>141.6,</text:p>
          </table:table-cell>
        </table:table-row>
        <table:table-row table:style-name="ro1">
          <table:table-cell office:value-type="float" office:value="0.135610495318717" calcext:value-type="float">
            <text:p>0.135610495318717,</text:p>
          </table:table-cell>
          <table:table-cell office:value-type="float" office:value="199" calcext:value-type="float">
            <text:p>199</text:p>
          </table:table-cell>
          <table:table-cell office:value-type="float" office:value="39.8" calcext:value-type="float">
            <text:p>39.8,</text:p>
          </table:table-cell>
        </table:table-row>
        <table:table-row table:style-name="ro1">
          <table:table-cell office:value-type="float" office:value="0.13682651289392" calcext:value-type="float">
            <text:p>0.13682651289392,</text:p>
          </table:table-cell>
          <table:table-cell office:value-type="float" office:value="561" calcext:value-type="float">
            <text:p>561</text:p>
          </table:table-cell>
          <table:table-cell office:value-type="float" office:value="112.2" calcext:value-type="float">
            <text:p>112.2,</text:p>
          </table:table-cell>
        </table:table-row>
        <table:table-row table:style-name="ro1">
          <table:table-cell office:value-type="float" office:value="0.137920423411144" calcext:value-type="float">
            <text:p>0.137920423411144,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,</text:p>
          </table:table-cell>
        </table:table-row>
        <table:table-row table:style-name="ro1">
          <table:table-cell office:value-type="float" office:value="0.137921059491245" calcext:value-type="float">
            <text:p>0.137921059491245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138191565278133" calcext:value-type="float">
            <text:p>0.138191565278133,</text:p>
          </table:table-cell>
          <table:table-cell office:value-type="float" office:value="391" calcext:value-type="float">
            <text:p>391</text:p>
          </table:table-cell>
          <table:table-cell office:value-type="float" office:value="78.2" calcext:value-type="float">
            <text:p>78.2,</text:p>
          </table:table-cell>
        </table:table-row>
        <table:table-row table:style-name="ro1">
          <table:table-cell office:value-type="float" office:value="0.138683550161303" calcext:value-type="float">
            <text:p>0.138683550161303,</text:p>
          </table:table-cell>
          <table:table-cell office:value-type="float" office:value="166" calcext:value-type="float">
            <text:p>166</text:p>
          </table:table-cell>
          <table:table-cell office:value-type="float" office:value="33.2" calcext:value-type="float">
            <text:p>33.2,</text:p>
          </table:table-cell>
        </table:table-row>
        <table:table-row table:style-name="ro1">
          <table:table-cell office:value-type="float" office:value="0.138715951070458" calcext:value-type="float">
            <text:p>0.138715951070458,</text:p>
          </table:table-cell>
          <table:table-cell office:value-type="float" office:value="482" calcext:value-type="float">
            <text:p>482</text:p>
          </table:table-cell>
          <table:table-cell office:value-type="float" office:value="96.4" calcext:value-type="float">
            <text:p>96.4,</text:p>
          </table:table-cell>
        </table:table-row>
        <table:table-row table:style-name="ro1">
          <table:table-cell office:value-type="float" office:value="0.138978785063495" calcext:value-type="float">
            <text:p>0.138978785063495,</text:p>
          </table:table-cell>
          <table:table-cell office:value-type="float" office:value="129" calcext:value-type="float">
            <text:p>129</text:p>
          </table:table-cell>
          <table:table-cell office:value-type="float" office:value="25.8" calcext:value-type="float">
            <text:p>25.8,</text:p>
          </table:table-cell>
        </table:table-row>
        <table:table-row table:style-name="ro1">
          <table:table-cell office:value-type="float" office:value="0.13968540102215" calcext:value-type="float">
            <text:p>0.13968540102215,</text:p>
          </table:table-cell>
          <table:table-cell office:value-type="float" office:value="184" calcext:value-type="float">
            <text:p>184</text:p>
          </table:table-cell>
          <table:table-cell office:value-type="float" office:value="36.8" calcext:value-type="float">
            <text:p>36.8,</text:p>
          </table:table-cell>
        </table:table-row>
        <table:table-row table:style-name="ro1">
          <table:table-cell office:value-type="float" office:value="0.13990307216889" calcext:value-type="float">
            <text:p>0.13990307216889,</text:p>
          </table:table-cell>
          <table:table-cell office:value-type="float" office:value="608" calcext:value-type="float">
            <text:p>608</text:p>
          </table:table-cell>
          <table:table-cell office:value-type="float" office:value="121.6" calcext:value-type="float">
            <text:p>121.6,</text:p>
          </table:table-cell>
        </table:table-row>
        <table:table-row table:style-name="ro1">
          <table:table-cell office:value-type="float" office:value="0.140731937513268" calcext:value-type="float">
            <text:p>0.140731937513268,</text:p>
          </table:table-cell>
          <table:table-cell office:value-type="float" office:value="196" calcext:value-type="float">
            <text:p>196</text:p>
          </table:table-cell>
          <table:table-cell office:value-type="float" office:value="39.2" calcext:value-type="float">
            <text:p>39.2,</text:p>
          </table:table-cell>
        </table:table-row>
        <table:table-row table:style-name="ro1">
          <table:table-cell office:value-type="float" office:value="0.141015885495314" calcext:value-type="float">
            <text:p>0.141015885495314,</text:p>
          </table:table-cell>
          <table:table-cell office:value-type="float" office:value="137" calcext:value-type="float">
            <text:p>137</text:p>
          </table:table-cell>
          <table:table-cell office:value-type="float" office:value="27.4" calcext:value-type="float">
            <text:p>27.4,</text:p>
          </table:table-cell>
        </table:table-row>
        <table:table-row table:style-name="ro1">
          <table:table-cell office:value-type="float" office:value="0.141189165634004" calcext:value-type="float">
            <text:p>0.141189165634004,</text:p>
          </table:table-cell>
          <table:table-cell office:value-type="float" office:value="357" calcext:value-type="float">
            <text:p>357</text:p>
          </table:table-cell>
          <table:table-cell office:value-type="float" office:value="71.4" calcext:value-type="float">
            <text:p>71.4,</text:p>
          </table:table-cell>
        </table:table-row>
        <table:table-row table:style-name="ro1">
          <table:table-cell office:value-type="float" office:value="0.141421356986397" calcext:value-type="float">
            <text:p>0.141421356986397,</text:p>
          </table:table-cell>
          <table:table-cell office:value-type="float" office:value="91" calcext:value-type="float">
            <text:p>91</text:p>
          </table:table-cell>
          <table:table-cell office:value-type="float" office:value="18.2" calcext:value-type="float">
            <text:p>18.2,</text:p>
          </table:table-cell>
        </table:table-row>
        <table:table-row table:style-name="ro1">
          <table:table-cell office:value-type="float" office:value="0.142226881541269" calcext:value-type="float">
            <text:p>0.142226881541269,</text:p>
          </table:table-cell>
          <table:table-cell office:value-type="float" office:value="202" calcext:value-type="float">
            <text:p>202</text:p>
          </table:table-cell>
          <table:table-cell office:value-type="float" office:value="40.4" calcext:value-type="float">
            <text:p>40.4,</text:p>
          </table:table-cell>
        </table:table-row>
        <table:table-row table:style-name="ro1">
          <table:table-cell office:value-type="float" office:value="0.14237210559766" calcext:value-type="float">
            <text:p>0.14237210559766,</text:p>
          </table:table-cell>
          <table:table-cell office:value-type="float" office:value="101" calcext:value-type="float">
            <text:p>101</text:p>
          </table:table-cell>
          <table:table-cell office:value-type="float" office:value="20.2" calcext:value-type="float">
            <text:p>20.2,</text:p>
          </table:table-cell>
        </table:table-row>
        <table:table-row table:style-name="ro1">
          <table:table-cell office:value-type="float" office:value="0.142412821236535" calcext:value-type="float">
            <text:p>0.142412821236535,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,</text:p>
          </table:table-cell>
        </table:table-row>
        <table:table-row table:style-name="ro1">
          <table:table-cell office:value-type="float" office:value="0.142742208262353" calcext:value-type="float">
            <text:p>0.142742208262353,</text:p>
          </table:table-cell>
          <table:table-cell office:value-type="float" office:value="606" calcext:value-type="float">
            <text:p>606</text:p>
          </table:table-cell>
          <table:table-cell office:value-type="float" office:value="121.2" calcext:value-type="float">
            <text:p>121.2,</text:p>
          </table:table-cell>
        </table:table-row>
        <table:table-row table:style-name="ro1">
          <table:table-cell office:value-type="float" office:value="0.143098232791623" calcext:value-type="float">
            <text:p>0.143098232791623,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.8,</text:p>
          </table:table-cell>
        </table:table-row>
        <table:table-row table:style-name="ro1">
          <table:table-cell office:value-type="float" office:value="0.143169080557862" calcext:value-type="float">
            <text:p>0.143169080557862,</text:p>
          </table:table-cell>
          <table:table-cell office:value-type="float" office:value="62" calcext:value-type="float">
            <text:p>62</text:p>
          </table:table-cell>
          <table:table-cell office:value-type="float" office:value="12.4" calcext:value-type="float">
            <text:p>12.4,</text:p>
          </table:table-cell>
        </table:table-row>
        <table:table-row table:style-name="ro1">
          <table:table-cell office:value-type="float" office:value="0.143585058049274" calcext:value-type="float">
            <text:p>0.143585058049274,</text:p>
          </table:table-cell>
          <table:table-cell office:value-type="float" office:value="108" calcext:value-type="float">
            <text:p>108</text:p>
          </table:table-cell>
          <table:table-cell office:value-type="float" office:value="21.6" calcext:value-type="float">
            <text:p>21.6,</text:p>
          </table:table-cell>
        </table:table-row>
        <table:table-row table:style-name="ro1">
          <table:table-cell office:value-type="float" office:value="0.14370554859966" calcext:value-type="float">
            <text:p>0.14370554859966,</text:p>
          </table:table-cell>
          <table:table-cell office:value-type="float" office:value="182" calcext:value-type="float">
            <text:p>182</text:p>
          </table:table-cell>
          <table:table-cell office:value-type="float" office:value="36.4" calcext:value-type="float">
            <text:p>36.4,</text:p>
          </table:table-cell>
        </table:table-row>
        <table:table-row table:style-name="ro1">
          <table:table-cell office:value-type="float" office:value="0.144564831532485" calcext:value-type="float">
            <text:p>0.144564831532485,</text:p>
          </table:table-cell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,</text:p>
          </table:table-cell>
        </table:table-row>
        <table:table-row table:style-name="ro1">
          <table:table-cell office:value-type="float" office:value="0.145141971708993" calcext:value-type="float">
            <text:p>0.145141971708993,</text:p>
          </table:table-cell>
          <table:table-cell office:value-type="float" office:value="409" calcext:value-type="float">
            <text:p>409</text:p>
          </table:table-cell>
          <table:table-cell office:value-type="float" office:value="81.8" calcext:value-type="float">
            <text:p>81.8,</text:p>
          </table:table-cell>
        </table:table-row>
        <table:table-row table:style-name="ro1">
          <table:table-cell office:value-type="float" office:value="0.145580989367644" calcext:value-type="float">
            <text:p>0.145580989367644,</text:p>
          </table:table-cell>
          <table:table-cell office:value-type="float" office:value="99" calcext:value-type="float">
            <text:p>99</text:p>
          </table:table-cell>
          <table:table-cell office:value-type="float" office:value="19.8" calcext:value-type="float">
            <text:p>19.8,</text:p>
          </table:table-cell>
        </table:table-row>
        <table:table-row table:style-name="ro1">
          <table:table-cell office:value-type="float" office:value="0.145740460101902" calcext:value-type="float">
            <text:p>0.145740460101902,</text:p>
          </table:table-cell>
          <table:table-cell office:value-type="float" office:value="196" calcext:value-type="float">
            <text:p>196</text:p>
          </table:table-cell>
          <table:table-cell office:value-type="float" office:value="39.2" calcext:value-type="float">
            <text:p>39.2,</text:p>
          </table:table-cell>
        </table:table-row>
        <table:table-row table:style-name="ro1">
          <table:table-cell office:value-type="float" office:value="0.146008314097362" calcext:value-type="float">
            <text:p>0.146008314097362,</text:p>
          </table:table-cell>
          <table:table-cell office:value-type="float" office:value="594" calcext:value-type="float">
            <text:p>594</text:p>
          </table:table-cell>
          <table:table-cell office:value-type="float" office:value="118.8" calcext:value-type="float">
            <text:p>118.8,</text:p>
          </table:table-cell>
        </table:table-row>
        <table:table-row table:style-name="ro1">
          <table:table-cell office:value-type="float" office:value="0.146067141701873" calcext:value-type="float">
            <text:p>0.146067141701873,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,</text:p>
          </table:table-cell>
        </table:table-row>
        <table:table-row table:style-name="ro1">
          <table:table-cell office:value-type="float" office:value="0.146185914638594" calcext:value-type="float">
            <text:p>0.146185914638594,</text:p>
          </table:table-cell>
          <table:table-cell office:value-type="float" office:value="296" calcext:value-type="float">
            <text:p>296</text:p>
          </table:table-cell>
          <table:table-cell office:value-type="float" office:value="59.2" calcext:value-type="float">
            <text:p>59.2,</text:p>
          </table:table-cell>
        </table:table-row>
        <table:table-row table:style-name="ro1">
          <table:table-cell office:value-type="float" office:value="0.146411235827731" calcext:value-type="float">
            <text:p>0.146411235827731,</text:p>
          </table:table-cell>
          <table:table-cell office:value-type="float" office:value="138" calcext:value-type="float">
            <text:p>138</text:p>
          </table:table-cell>
          <table:table-cell office:value-type="float" office:value="27.6" calcext:value-type="float">
            <text:p>27.6,</text:p>
          </table:table-cell>
        </table:table-row>
        <table:table-row table:style-name="ro1">
          <table:table-cell office:value-type="float" office:value="0.146453248670955" calcext:value-type="float">
            <text:p>0.146453248670955,</text:p>
          </table:table-cell>
          <table:table-cell office:value-type="float" office:value="303" calcext:value-type="float">
            <text:p>303</text:p>
          </table:table-cell>
          <table:table-cell office:value-type="float" office:value="60.6" calcext:value-type="float">
            <text:p>60.6,</text:p>
          </table:table-cell>
        </table:table-row>
        <table:table-row table:style-name="ro1">
          <table:table-cell office:value-type="float" office:value="0.14735342597189" calcext:value-type="float">
            <text:p>0.14735342597189,</text:p>
          </table:table-cell>
          <table:table-cell office:value-type="float" office:value="431" calcext:value-type="float">
            <text:p>431</text:p>
          </table:table-cell>
          <table:table-cell office:value-type="float" office:value="86.2" calcext:value-type="float">
            <text:p>86.2,</text:p>
          </table:table-cell>
        </table:table-row>
        <table:table-row table:style-name="ro1">
          <table:table-cell office:value-type="float" office:value="0.147852397013542" calcext:value-type="float">
            <text:p>0.147852397013542,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,</text:p>
          </table:table-cell>
        </table:table-row>
        <table:table-row table:style-name="ro1">
          <table:table-cell office:value-type="float" office:value="0.148204064133524" calcext:value-type="float">
            <text:p>0.148204064133524,</text:p>
          </table:table-cell>
          <table:table-cell office:value-type="float" office:value="188" calcext:value-type="float">
            <text:p>188</text:p>
          </table:table-cell>
          <table:table-cell office:value-type="float" office:value="37.6" calcext:value-type="float">
            <text:p>37.6,</text:p>
          </table:table-cell>
        </table:table-row>
        <table:table-row table:style-name="ro1">
          <table:table-cell office:value-type="float" office:value="0.148263511604194" calcext:value-type="float">
            <text:p>0.148263511604194,</text:p>
          </table:table-cell>
          <table:table-cell office:value-type="float" office:value="349" calcext:value-type="float">
            <text:p>349</text:p>
          </table:table-cell>
          <table:table-cell office:value-type="float" office:value="69.8" calcext:value-type="float">
            <text:p>69.8,</text:p>
          </table:table-cell>
        </table:table-row>
        <table:table-row table:style-name="ro1">
          <table:table-cell office:value-type="float" office:value="0.150202660334291" calcext:value-type="float">
            <text:p>0.150202660334291,</text:p>
          </table:table-cell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,</text:p>
          </table:table-cell>
        </table:table-row>
        <table:table-row table:style-name="ro1">
          <table:table-cell office:value-type="float" office:value="0.150847082363237" calcext:value-type="float">
            <text:p>0.150847082363237,</text:p>
          </table:table-cell>
          <table:table-cell office:value-type="float" office:value="478" calcext:value-type="float">
            <text:p>478</text:p>
          </table:table-cell>
          <table:table-cell office:value-type="float" office:value="95.6" calcext:value-type="float">
            <text:p>95.6,</text:p>
          </table:table-cell>
        </table:table-row>
        <table:table-row table:style-name="ro1">
          <table:table-cell office:value-type="float" office:value="0.150892795212042" calcext:value-type="float">
            <text:p>0.150892795212042,</text:p>
          </table:table-cell>
          <table:table-cell office:value-type="float" office:value="153" calcext:value-type="float">
            <text:p>153</text:p>
          </table:table-cell>
          <table:table-cell office:value-type="float" office:value="30.6" calcext:value-type="float">
            <text:p>30.6,</text:p>
          </table:table-cell>
        </table:table-row>
        <table:table-row table:style-name="ro1">
          <table:table-cell office:value-type="float" office:value="0.151800300601462" calcext:value-type="float">
            <text:p>0.151800300601462,</text:p>
          </table:table-cell>
          <table:table-cell office:value-type="float" office:value="681" calcext:value-type="float">
            <text:p>681</text:p>
          </table:table-cell>
          <table:table-cell office:value-type="float" office:value="136.2" calcext:value-type="float">
            <text:p>136.2,</text:p>
          </table:table-cell>
        </table:table-row>
        <table:table-row table:style-name="ro1">
          <table:table-cell office:value-type="float" office:value="0.154181434265568" calcext:value-type="float">
            <text:p>0.154181434265568,</text:p>
          </table:table-cell>
          <table:table-cell office:value-type="float" office:value="771" calcext:value-type="float">
            <text:p>771</text:p>
          </table:table-cell>
          <table:table-cell office:value-type="float" office:value="154.2" calcext:value-type="float">
            <text:p>154.2,</text:p>
          </table:table-cell>
        </table:table-row>
        <table:table-row table:style-name="ro1">
          <table:table-cell office:value-type="float" office:value="0.154318952457288" calcext:value-type="float">
            <text:p>0.154318952457288,</text:p>
          </table:table-cell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,</text:p>
          </table:table-cell>
        </table:table-row>
        <table:table-row table:style-name="ro1">
          <table:table-cell office:value-type="float" office:value="0.154424669528046" calcext:value-type="float">
            <text:p>0.154424669528046,</text:p>
          </table:table-cell>
          <table:table-cell office:value-type="float" office:value="166" calcext:value-type="float">
            <text:p>166</text:p>
          </table:table-cell>
          <table:table-cell office:value-type="float" office:value="33.2" calcext:value-type="float">
            <text:p>33.2,</text:p>
          </table:table-cell>
        </table:table-row>
        <table:table-row table:style-name="ro1">
          <table:table-cell office:value-type="float" office:value="0.155704053662026" calcext:value-type="float">
            <text:p>0.155704053662026,</text:p>
          </table:table-cell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,</text:p>
          </table:table-cell>
        </table:table-row>
        <table:table-row table:style-name="ro1">
          <table:table-cell office:value-type="float" office:value="0.156001925960912" calcext:value-type="float">
            <text:p>0.156001925960912,</text:p>
          </table:table-cell>
          <table:table-cell office:value-type="float" office:value="156" calcext:value-type="float">
            <text:p>156</text:p>
          </table:table-cell>
          <table:table-cell office:value-type="float" office:value="31.2" calcext:value-type="float">
            <text:p>31.2,</text:p>
          </table:table-cell>
        </table:table-row>
        <table:table-row table:style-name="ro1">
          <table:table-cell office:value-type="float" office:value="0.156284695672294" calcext:value-type="float">
            <text:p>0.156284695672294,</text:p>
          </table:table-cell>
          <table:table-cell office:value-type="float" office:value="318" calcext:value-type="float">
            <text:p>318</text:p>
          </table:table-cell>
          <table:table-cell office:value-type="float" office:value="63.6" calcext:value-type="float">
            <text:p>63.6,</text:p>
          </table:table-cell>
        </table:table-row>
        <table:table-row table:style-name="ro1">
          <table:table-cell office:value-type="float" office:value="0.156963932605272" calcext:value-type="float">
            <text:p>0.156963932605272,</text:p>
          </table:table-cell>
          <table:table-cell office:value-type="float" office:value="157" calcext:value-type="float">
            <text:p>157</text:p>
          </table:table-cell>
          <table:table-cell office:value-type="float" office:value="31.4" calcext:value-type="float">
            <text:p>31.4,</text:p>
          </table:table-cell>
        </table:table-row>
        <table:table-row table:style-name="ro1">
          <table:table-cell office:value-type="float" office:value="0.157445241956977" calcext:value-type="float">
            <text:p>0.157445241956977,</text:p>
          </table:table-cell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,</text:p>
          </table:table-cell>
        </table:table-row>
        <table:table-row table:style-name="ro1">
          <table:table-cell office:value-type="float" office:value="0.157572652227127" calcext:value-type="float">
            <text:p>0.157572652227127,</text:p>
          </table:table-cell>
          <table:table-cell office:value-type="float" office:value="196" calcext:value-type="float">
            <text:p>196</text:p>
          </table:table-cell>
          <table:table-cell office:value-type="float" office:value="39.2" calcext:value-type="float">
            <text:p>39.2,</text:p>
          </table:table-cell>
        </table:table-row>
        <table:table-row table:style-name="ro1">
          <table:table-cell office:value-type="float" office:value="0.158432109401744" calcext:value-type="float">
            <text:p>0.158432109401744,</text:p>
          </table:table-cell>
          <table:table-cell office:value-type="float" office:value="397" calcext:value-type="float">
            <text:p>397</text:p>
          </table:table-cell>
          <table:table-cell office:value-type="float" office:value="79.4" calcext:value-type="float">
            <text:p>79.4,</text:p>
          </table:table-cell>
        </table:table-row>
        <table:table-row table:style-name="ro1">
          <table:table-cell office:value-type="float" office:value="0.159230897084611" calcext:value-type="float">
            <text:p>0.159230897084611,</text:p>
          </table:table-cell>
          <table:table-cell office:value-type="float" office:value="242" calcext:value-type="float">
            <text:p>242</text:p>
          </table:table-cell>
          <table:table-cell office:value-type="float" office:value="48.4" calcext:value-type="float">
            <text:p>48.4,</text:p>
          </table:table-cell>
        </table:table-row>
        <table:table-row table:style-name="ro1">
          <table:table-cell office:value-type="float" office:value="0.160021706293091" calcext:value-type="float">
            <text:p>0.160021706293091,</text:p>
          </table:table-cell>
          <table:table-cell office:value-type="float" office:value="104" calcext:value-type="float">
            <text:p>104</text:p>
          </table:table-cell>
          <table:table-cell office:value-type="float" office:value="20.8" calcext:value-type="float">
            <text:p>20.8,</text:p>
          </table:table-cell>
        </table:table-row>
        <table:table-row table:style-name="ro1">
          <table:table-cell office:value-type="float" office:value="0.160782110147688" calcext:value-type="float">
            <text:p>0.160782110147688,</text:p>
          </table:table-cell>
          <table:table-cell office:value-type="float" office:value="62" calcext:value-type="float">
            <text:p>62</text:p>
          </table:table-cell>
          <table:table-cell office:value-type="float" office:value="12.4" calcext:value-type="float">
            <text:p>12.4,</text:p>
          </table:table-cell>
        </table:table-row>
        <table:table-row table:style-name="ro1">
          <table:table-cell office:value-type="float" office:value="0.160842819728235" calcext:value-type="float">
            <text:p>0.160842819728235,</text:p>
          </table:table-cell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,</text:p>
          </table:table-cell>
        </table:table-row>
        <table:table-row table:style-name="ro1">
          <table:table-cell office:value-type="float" office:value="0.161009529533656" calcext:value-type="float">
            <text:p>0.161009529533656,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,</text:p>
          </table:table-cell>
        </table:table-row>
        <table:table-row table:style-name="ro1">
          <table:table-cell office:value-type="float" office:value="0.161021457203295" calcext:value-type="float">
            <text:p>0.161021457203295,</text:p>
          </table:table-cell>
          <table:table-cell office:value-type="float" office:value="532" calcext:value-type="float">
            <text:p>532</text:p>
          </table:table-cell>
          <table:table-cell office:value-type="float" office:value="106.4" calcext:value-type="float">
            <text:p>106.4,</text:p>
          </table:table-cell>
        </table:table-row>
        <table:table-row table:style-name="ro1">
          <table:table-cell office:value-type="float" office:value="0.16163750469389" calcext:value-type="float">
            <text:p>0.16163750469389,</text:p>
          </table:table-cell>
          <table:table-cell office:value-type="float" office:value="206" calcext:value-type="float">
            <text:p>206</text:p>
          </table:table-cell>
          <table:table-cell office:value-type="float" office:value="41.2" calcext:value-type="float">
            <text:p>41.2,</text:p>
          </table:table-cell>
        </table:table-row>
        <table:table-row table:style-name="ro1">
          <table:table-cell office:value-type="float" office:value="0.161710928181913" calcext:value-type="float">
            <text:p>0.161710928181913,</text:p>
          </table:table-cell>
          <table:table-cell office:value-type="float" office:value="112" calcext:value-type="float">
            <text:p>112</text:p>
          </table:table-cell>
          <table:table-cell office:value-type="float" office:value="22.4" calcext:value-type="float">
            <text:p>22.4,</text:p>
          </table:table-cell>
        </table:table-row>
        <table:table-row table:style-name="ro1">
          <table:table-cell office:value-type="float" office:value="0.162013225372344" calcext:value-type="float">
            <text:p>0.162013225372344,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,</text:p>
          </table:table-cell>
        </table:table-row>
        <table:table-row table:style-name="ro1">
          <table:table-cell office:value-type="float" office:value="0.162037003613069" calcext:value-type="float">
            <text:p>0.162037003613069,</text:p>
          </table:table-cell>
          <table:table-cell office:value-type="float" office:value="146" calcext:value-type="float">
            <text:p>146</text:p>
          </table:table-cell>
          <table:table-cell office:value-type="float" office:value="29.2" calcext:value-type="float">
            <text:p>29.2,</text:p>
          </table:table-cell>
        </table:table-row>
        <table:table-row table:style-name="ro1">
          <table:table-cell office:value-type="float" office:value="0.16287842809382" calcext:value-type="float">
            <text:p>0.16287842809382,</text:p>
          </table:table-cell>
          <table:table-cell office:value-type="float" office:value="367" calcext:value-type="float">
            <text:p>367</text:p>
          </table:table-cell>
          <table:table-cell office:value-type="float" office:value="73.4" calcext:value-type="float">
            <text:p>73.4,</text:p>
          </table:table-cell>
        </table:table-row>
        <table:table-row table:style-name="ro1">
          <table:table-cell office:value-type="float" office:value="0.163636173205453" calcext:value-type="float">
            <text:p>0.163636173205453,</text:p>
          </table:table-cell>
          <table:table-cell office:value-type="float" office:value="191" calcext:value-type="float">
            <text:p>191</text:p>
          </table:table-cell>
          <table:table-cell office:value-type="float" office:value="38.2" calcext:value-type="float">
            <text:p>38.2,</text:p>
          </table:table-cell>
        </table:table-row>
        <table:table-row table:style-name="ro1">
          <table:table-cell office:value-type="float" office:value="0.163833338014358" calcext:value-type="float">
            <text:p>0.163833338014358,</text:p>
          </table:table-cell>
          <table:table-cell office:value-type="float" office:value="308" calcext:value-type="float">
            <text:p>308</text:p>
          </table:table-cell>
          <table:table-cell office:value-type="float" office:value="61.6" calcext:value-type="float">
            <text:p>61.6,</text:p>
          </table:table-cell>
        </table:table-row>
        <table:table-row table:style-name="ro1">
          <table:table-cell office:value-type="float" office:value="0.163835404824136" calcext:value-type="float">
            <text:p>0.163835404824136,</text:p>
          </table:table-cell>
          <table:table-cell office:value-type="float" office:value="536" calcext:value-type="float">
            <text:p>536</text:p>
          </table:table-cell>
          <table:table-cell office:value-type="float" office:value="107.2" calcext:value-type="float">
            <text:p>107.2,</text:p>
          </table:table-cell>
        </table:table-row>
        <table:table-row table:style-name="ro1">
          <table:table-cell office:value-type="float" office:value="0.165199438095539" calcext:value-type="float">
            <text:p>0.165199438095539,</text:p>
          </table:table-cell>
          <table:table-cell office:value-type="float" office:value="112" calcext:value-type="float">
            <text:p>112</text:p>
          </table:table-cell>
          <table:table-cell office:value-type="float" office:value="22.4" calcext:value-type="float">
            <text:p>22.4,</text:p>
          </table:table-cell>
        </table:table-row>
        <table:table-row table:style-name="ro1">
          <table:table-cell office:value-type="float" office:value="0.166088130953617" calcext:value-type="float">
            <text:p>0.166088130953617,</text:p>
          </table:table-cell>
          <table:table-cell office:value-type="float" office:value="231" calcext:value-type="float">
            <text:p>231</text:p>
          </table:table-cell>
          <table:table-cell office:value-type="float" office:value="46.2" calcext:value-type="float">
            <text:p>46.2,</text:p>
          </table:table-cell>
        </table:table-row>
        <table:table-row table:style-name="ro1">
          <table:table-cell office:value-type="float" office:value="0.166156341134671" calcext:value-type="float">
            <text:p>0.166156341134671,</text:p>
          </table:table-cell>
          <table:table-cell office:value-type="float" office:value="241" calcext:value-type="float">
            <text:p>241</text:p>
          </table:table-cell>
          <table:table-cell office:value-type="float" office:value="48.2" calcext:value-type="float">
            <text:p>48.2,</text:p>
          </table:table-cell>
        </table:table-row>
        <table:table-row table:style-name="ro1">
          <table:table-cell office:value-type="float" office:value="0.166426222607873" calcext:value-type="float">
            <text:p>0.166426222607873,</text:p>
          </table:table-cell>
          <table:table-cell office:value-type="float" office:value="353" calcext:value-type="float">
            <text:p>353</text:p>
          </table:table-cell>
          <table:table-cell office:value-type="float" office:value="70.6" calcext:value-type="float">
            <text:p>70.6,</text:p>
          </table:table-cell>
        </table:table-row>
        <table:table-row table:style-name="ro1">
          <table:table-cell office:value-type="float" office:value="0.167023906500536" calcext:value-type="float">
            <text:p>0.167023906500536,</text:p>
          </table:table-cell>
          <table:table-cell office:value-type="float" office:value="217" calcext:value-type="float">
            <text:p>217</text:p>
          </table:table-cell>
          <table:table-cell office:value-type="float" office:value="43.4" calcext:value-type="float">
            <text:p>43.4,</text:p>
          </table:table-cell>
        </table:table-row>
        <table:table-row table:style-name="ro1">
          <table:table-cell office:value-type="float" office:value="0.167139999693747" calcext:value-type="float">
            <text:p>0.167139999693747,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,</text:p>
          </table:table-cell>
        </table:table-row>
        <table:table-row table:style-name="ro1">
          <table:table-cell office:value-type="float" office:value="0.167579131330113" calcext:value-type="float">
            <text:p>0.167579131330113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167976717509163" calcext:value-type="float">
            <text:p>0.167976717509163,</text:p>
          </table:table-cell>
          <table:table-cell office:value-type="float" office:value="364" calcext:value-type="float">
            <text:p>364</text:p>
          </table:table-cell>
          <table:table-cell office:value-type="float" office:value="72.8" calcext:value-type="float">
            <text:p>72.8,</text:p>
          </table:table-cell>
        </table:table-row>
        <table:table-row table:style-name="ro1">
          <table:table-cell office:value-type="float" office:value="0.168088971563305" calcext:value-type="float">
            <text:p>0.168088971563305,</text:p>
          </table:table-cell>
          <table:table-cell office:value-type="float" office:value="241" calcext:value-type="float">
            <text:p>241</text:p>
          </table:table-cell>
          <table:table-cell office:value-type="float" office:value="48.2" calcext:value-type="float">
            <text:p>48.2,</text:p>
          </table:table-cell>
        </table:table-row>
        <table:table-row table:style-name="ro1">
          <table:table-cell office:value-type="float" office:value="0.168940292984852" calcext:value-type="float">
            <text:p>0.168940292984852,</text:p>
          </table:table-cell>
          <table:table-cell office:value-type="float" office:value="111" calcext:value-type="float">
            <text:p>111</text:p>
          </table:table-cell>
          <table:table-cell office:value-type="float" office:value="22.2" calcext:value-type="float">
            <text:p>22.2,</text:p>
          </table:table-cell>
        </table:table-row>
        <table:table-row table:style-name="ro1">
          <table:table-cell office:value-type="float" office:value="0.17029326663351" calcext:value-type="float">
            <text:p>0.17029326663351,</text:p>
          </table:table-cell>
          <table:table-cell office:value-type="float" office:value="467" calcext:value-type="float">
            <text:p>467</text:p>
          </table:table-cell>
          <table:table-cell office:value-type="float" office:value="93.4" calcext:value-type="float">
            <text:p>93.4,</text:p>
          </table:table-cell>
        </table:table-row>
        <table:table-row table:style-name="ro1">
          <table:table-cell office:value-type="float" office:value="0.171258451789515" calcext:value-type="float">
            <text:p>0.171258451789515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171977591927361" calcext:value-type="float">
            <text:p>0.171977591927361,</text:p>
          </table:table-cell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,</text:p>
          </table:table-cell>
        </table:table-row>
        <table:table-row table:style-name="ro1">
          <table:table-cell office:value-type="float" office:value="0.172366917661801" calcext:value-type="float">
            <text:p>0.172366917661801,</text:p>
          </table:table-cell>
          <table:table-cell office:value-type="float" office:value="344" calcext:value-type="float">
            <text:p>344</text:p>
          </table:table-cell>
          <table:table-cell office:value-type="float" office:value="68.8" calcext:value-type="float">
            <text:p>68.8,</text:p>
          </table:table-cell>
        </table:table-row>
        <table:table-row table:style-name="ro1">
          <table:table-cell office:value-type="float" office:value="0.172937319887258" calcext:value-type="float">
            <text:p>0.172937319887258,</text:p>
          </table:table-cell>
          <table:table-cell office:value-type="float" office:value="158" calcext:value-type="float">
            <text:p>158</text:p>
          </table:table-cell>
          <table:table-cell office:value-type="float" office:value="31.6" calcext:value-type="float">
            <text:p>31.6,</text:p>
          </table:table-cell>
        </table:table-row>
        <table:table-row table:style-name="ro1">
          <table:table-cell office:value-type="float" office:value="0.173130093009116" calcext:value-type="float">
            <text:p>0.173130093009116,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,</text:p>
          </table:table-cell>
        </table:table-row>
        <table:table-row table:style-name="ro1">
          <table:table-cell office:value-type="float" office:value="0.175719815122174" calcext:value-type="float">
            <text:p>0.175719815122174,</text:p>
          </table:table-cell>
          <table:table-cell office:value-type="float" office:value="88" calcext:value-type="float">
            <text:p>88</text:p>
          </table:table-cell>
          <table:table-cell office:value-type="float" office:value="17.6" calcext:value-type="float">
            <text:p>17.6,</text:p>
          </table:table-cell>
        </table:table-row>
        <table:table-row table:style-name="ro1">
          <table:table-cell office:value-type="float" office:value="0.175909601254714" calcext:value-type="float">
            <text:p>0.175909601254714,</text:p>
          </table:table-cell>
          <table:table-cell office:value-type="float" office:value="59" calcext:value-type="float">
            <text:p>59</text:p>
          </table:table-cell>
          <table:table-cell office:value-type="float" office:value="11.8" calcext:value-type="float">
            <text:p>11.8,</text:p>
          </table:table-cell>
        </table:table-row>
        <table:table-row table:style-name="ro1">
          <table:table-cell office:value-type="float" office:value="0.176303959073755" calcext:value-type="float">
            <text:p>0.176303959073755,</text:p>
          </table:table-cell>
          <table:table-cell office:value-type="float" office:value="453" calcext:value-type="float">
            <text:p>453</text:p>
          </table:table-cell>
          <table:table-cell office:value-type="float" office:value="90.6" calcext:value-type="float">
            <text:p>90.6,</text:p>
          </table:table-cell>
        </table:table-row>
        <table:table-row table:style-name="ro1">
          <table:table-cell office:value-type="float" office:value="0.176639542452001" calcext:value-type="float">
            <text:p>0.176639542452001,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,</text:p>
          </table:table-cell>
        </table:table-row>
        <table:table-row table:style-name="ro1">
          <table:table-cell office:value-type="float" office:value="0.176935208873081" calcext:value-type="float">
            <text:p>0.176935208873081,</text:p>
          </table:table-cell>
          <table:table-cell office:value-type="float" office:value="534" calcext:value-type="float">
            <text:p>534</text:p>
          </table:table-cell>
          <table:table-cell office:value-type="float" office:value="106.8" calcext:value-type="float">
            <text:p>106.8,</text:p>
          </table:table-cell>
        </table:table-row>
        <table:table-row table:style-name="ro1">
          <table:table-cell office:value-type="float" office:value="0.177072142558794" calcext:value-type="float">
            <text:p>0.177072142558794,</text:p>
          </table:table-cell>
          <table:table-cell office:value-type="float" office:value="206" calcext:value-type="float">
            <text:p>206</text:p>
          </table:table-cell>
          <table:table-cell office:value-type="float" office:value="41.2" calcext:value-type="float">
            <text:p>41.2,</text:p>
          </table:table-cell>
        </table:table-row>
        <table:table-row table:style-name="ro1">
          <table:table-cell office:value-type="float" office:value="0.177086071577127" calcext:value-type="float">
            <text:p>0.177086071577127,</text:p>
          </table:table-cell>
          <table:table-cell office:value-type="float" office:value="461" calcext:value-type="float">
            <text:p>461</text:p>
          </table:table-cell>
          <table:table-cell office:value-type="float" office:value="92.2" calcext:value-type="float">
            <text:p>92.2,</text:p>
          </table:table-cell>
        </table:table-row>
        <table:table-row table:style-name="ro1">
          <table:table-cell office:value-type="float" office:value="0.177298728307892" calcext:value-type="float">
            <text:p>0.177298728307892,</text:p>
          </table:table-cell>
          <table:table-cell office:value-type="float" office:value="234" calcext:value-type="float">
            <text:p>234</text:p>
          </table:table-cell>
          <table:table-cell office:value-type="float" office:value="46.8" calcext:value-type="float">
            <text:p>46.8,</text:p>
          </table:table-cell>
        </table:table-row>
        <table:table-row table:style-name="ro1">
          <table:table-cell office:value-type="float" office:value="0.177975526546759" calcext:value-type="float">
            <text:p>0.177975526546759,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,</text:p>
          </table:table-cell>
        </table:table-row>
        <table:table-row table:style-name="ro1">
          <table:table-cell office:value-type="float" office:value="0.179353373832513" calcext:value-type="float">
            <text:p>0.179353373832513,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,</text:p>
          </table:table-cell>
        </table:table-row>
        <table:table-row table:style-name="ro1">
          <table:table-cell office:value-type="float" office:value="0.180403142860884" calcext:value-type="float">
            <text:p>0.180403142860884,</text:p>
          </table:table-cell>
          <table:table-cell office:value-type="float" office:value="162" calcext:value-type="float">
            <text:p>162</text:p>
          </table:table-cell>
          <table:table-cell office:value-type="float" office:value="32.4" calcext:value-type="float">
            <text:p>32.4,</text:p>
          </table:table-cell>
        </table:table-row>
        <table:table-row table:style-name="ro1">
          <table:table-cell office:value-type="float" office:value="0.180879994586061" calcext:value-type="float">
            <text:p>0.180879994586061,</text:p>
          </table:table-cell>
          <table:table-cell office:value-type="float" office:value="241" calcext:value-type="float">
            <text:p>241</text:p>
          </table:table-cell>
          <table:table-cell office:value-type="float" office:value="48.2" calcext:value-type="float">
            <text:p>48.2,</text:p>
          </table:table-cell>
        </table:table-row>
        <table:table-row table:style-name="ro1">
          <table:table-cell office:value-type="float" office:value="0.181341859012934" calcext:value-type="float">
            <text:p>0.181341859012934,</text:p>
          </table:table-cell>
          <table:table-cell office:value-type="float" office:value="744" calcext:value-type="float">
            <text:p>744</text:p>
          </table:table-cell>
          <table:table-cell office:value-type="float" office:value="148.8" calcext:value-type="float">
            <text:p>148.8,</text:p>
          </table:table-cell>
        </table:table-row>
        <table:table-row table:style-name="ro1">
          <table:table-cell office:value-type="float" office:value="0.181898980315529" calcext:value-type="float">
            <text:p>0.181898980315529,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,</text:p>
          </table:table-cell>
        </table:table-row>
        <table:table-row table:style-name="ro1">
          <table:table-cell office:value-type="float" office:value="0.18198479400622" calcext:value-type="float">
            <text:p>0.18198479400622,</text:p>
          </table:table-cell>
          <table:table-cell office:value-type="float" office:value="87" calcext:value-type="float">
            <text:p>87</text:p>
          </table:table-cell>
          <table:table-cell office:value-type="float" office:value="17.4" calcext:value-type="float">
            <text:p>17.4,</text:p>
          </table:table-cell>
        </table:table-row>
        <table:table-row table:style-name="ro1">
          <table:table-cell office:value-type="float" office:value="0.181988569935921" calcext:value-type="float">
            <text:p>0.181988569935921,</text:p>
          </table:table-cell>
          <table:table-cell office:value-type="float" office:value="237" calcext:value-type="float">
            <text:p>237</text:p>
          </table:table-cell>
          <table:table-cell office:value-type="float" office:value="47.4" calcext:value-type="float">
            <text:p>47.4,</text:p>
          </table:table-cell>
        </table:table-row>
        <table:table-row table:style-name="ro1">
          <table:table-cell office:value-type="float" office:value="0.182447617241027" calcext:value-type="float">
            <text:p>0.182447617241027,</text:p>
          </table:table-cell>
          <table:table-cell office:value-type="float" office:value="146" calcext:value-type="float">
            <text:p>146</text:p>
          </table:table-cell>
          <table:table-cell office:value-type="float" office:value="29.2" calcext:value-type="float">
            <text:p>29.2,</text:p>
          </table:table-cell>
        </table:table-row>
        <table:table-row table:style-name="ro1">
          <table:table-cell office:value-type="float" office:value="0.184264227928771" calcext:value-type="float">
            <text:p>0.184264227928771,</text:p>
          </table:table-cell>
          <table:table-cell office:value-type="float" office:value="817" calcext:value-type="float">
            <text:p>817</text:p>
          </table:table-cell>
          <table:table-cell office:value-type="float" office:value="163.4" calcext:value-type="float">
            <text:p>163.4,</text:p>
          </table:table-cell>
        </table:table-row>
        <table:table-row table:style-name="ro1">
          <table:table-cell office:value-type="float" office:value="0.184355002533807" calcext:value-type="float">
            <text:p>0.184355002533807,</text:p>
          </table:table-cell>
          <table:table-cell office:value-type="float" office:value="186" calcext:value-type="float">
            <text:p>186</text:p>
          </table:table-cell>
          <table:table-cell office:value-type="float" office:value="37.2" calcext:value-type="float">
            <text:p>37.2,</text:p>
          </table:table-cell>
        </table:table-row>
        <table:table-row table:style-name="ro1">
          <table:table-cell office:value-type="float" office:value="0.185555176861" calcext:value-type="float">
            <text:p>0.185555176861,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.4,</text:p>
          </table:table-cell>
        </table:table-row>
        <table:table-row table:style-name="ro1">
          <table:table-cell office:value-type="float" office:value="0.185808679492102" calcext:value-type="float">
            <text:p>0.185808679492102,</text:p>
          </table:table-cell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.8,</text:p>
          </table:table-cell>
        </table:table-row>
        <table:table-row table:style-name="ro1">
          <table:table-cell office:value-type="float" office:value="0.186847450894158" calcext:value-type="float">
            <text:p>0.186847450894158,</text:p>
          </table:table-cell>
          <table:table-cell office:value-type="float" office:value="107" calcext:value-type="float">
            <text:p>107</text:p>
          </table:table-cell>
          <table:table-cell office:value-type="float" office:value="21.4" calcext:value-type="float">
            <text:p>21.4,</text:p>
          </table:table-cell>
        </table:table-row>
        <table:table-row table:style-name="ro1">
          <table:table-cell office:value-type="float" office:value="0.187811954922274" calcext:value-type="float">
            <text:p>0.187811954922274,</text:p>
          </table:table-cell>
          <table:table-cell office:value-type="float" office:value="446" calcext:value-type="float">
            <text:p>446</text:p>
          </table:table-cell>
          <table:table-cell office:value-type="float" office:value="89.2" calcext:value-type="float">
            <text:p>89.2,</text:p>
          </table:table-cell>
        </table:table-row>
        <table:table-row table:style-name="ro1">
          <table:table-cell office:value-type="float" office:value="0.18830837220876" calcext:value-type="float">
            <text:p>0.18830837220876,</text:p>
          </table:table-cell>
          <table:table-cell office:value-type="float" office:value="276" calcext:value-type="float">
            <text:p>276</text:p>
          </table:table-cell>
          <table:table-cell office:value-type="float" office:value="55.2" calcext:value-type="float">
            <text:p>55.2,</text:p>
          </table:table-cell>
        </table:table-row>
        <table:table-row table:style-name="ro1">
          <table:table-cell office:value-type="float" office:value="0.188461786524773" calcext:value-type="float">
            <text:p>0.188461786524773,</text:p>
          </table:table-cell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,</text:p>
          </table:table-cell>
        </table:table-row>
        <table:table-row table:style-name="ro1">
          <table:table-cell office:value-type="float" office:value="0.189034573389722" calcext:value-type="float">
            <text:p>0.189034573389722,</text:p>
          </table:table-cell>
          <table:table-cell office:value-type="float" office:value="423" calcext:value-type="float">
            <text:p>423</text:p>
          </table:table-cell>
          <table:table-cell office:value-type="float" office:value="84.6" calcext:value-type="float">
            <text:p>84.6,</text:p>
          </table:table-cell>
        </table:table-row>
        <table:table-row table:style-name="ro1">
          <table:table-cell office:value-type="float" office:value="0.189434878325201" calcext:value-type="float">
            <text:p>0.189434878325201,</text:p>
          </table:table-cell>
          <table:table-cell office:value-type="float" office:value="567" calcext:value-type="float">
            <text:p>567</text:p>
          </table:table-cell>
          <table:table-cell office:value-type="float" office:value="113.4" calcext:value-type="float">
            <text:p>113.4,</text:p>
          </table:table-cell>
        </table:table-row>
        <table:table-row table:style-name="ro1">
          <table:table-cell office:value-type="float" office:value="0.190031057493729" calcext:value-type="float">
            <text:p>0.190031057493729,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,</text:p>
          </table:table-cell>
        </table:table-row>
        <table:table-row table:style-name="ro1">
          <table:table-cell office:value-type="float" office:value="0.190335985691219" calcext:value-type="float">
            <text:p>0.190335985691219,</text:p>
          </table:table-cell>
          <table:table-cell office:value-type="float" office:value="81" calcext:value-type="float">
            <text:p>81</text:p>
          </table:table-cell>
          <table:table-cell office:value-type="float" office:value="16.2" calcext:value-type="float">
            <text:p>16.2,</text:p>
          </table:table-cell>
        </table:table-row>
        <table:table-row table:style-name="ro1">
          <table:table-cell office:value-type="float" office:value="0.192574517081626" calcext:value-type="float">
            <text:p>0.192574517081626,</text:p>
          </table:table-cell>
          <table:table-cell office:value-type="float" office:value="411" calcext:value-type="float">
            <text:p>411</text:p>
          </table:table-cell>
          <table:table-cell office:value-type="float" office:value="82.2" calcext:value-type="float">
            <text:p>82.2,</text:p>
          </table:table-cell>
        </table:table-row>
        <table:table-row table:style-name="ro1">
          <table:table-cell office:value-type="float" office:value="0.192732305052708" calcext:value-type="float">
            <text:p>0.192732305052708,</text:p>
          </table:table-cell>
          <table:table-cell office:value-type="float" office:value="231" calcext:value-type="float">
            <text:p>231</text:p>
          </table:table-cell>
          <table:table-cell office:value-type="float" office:value="46.2" calcext:value-type="float">
            <text:p>46.2,</text:p>
          </table:table-cell>
        </table:table-row>
        <table:table-row table:style-name="ro1">
          <table:table-cell office:value-type="float" office:value="0.193651869416498" calcext:value-type="float">
            <text:p>0.193651869416498,</text:p>
          </table:table-cell>
          <table:table-cell office:value-type="float" office:value="377" calcext:value-type="float">
            <text:p>377</text:p>
          </table:table-cell>
          <table:table-cell office:value-type="float" office:value="75.4" calcext:value-type="float">
            <text:p>75.4,</text:p>
          </table:table-cell>
        </table:table-row>
        <table:table-row table:style-name="ro1">
          <table:table-cell office:value-type="float" office:value="0.194916689521582" calcext:value-type="float">
            <text:p>0.194916689521582,</text:p>
          </table:table-cell>
          <table:table-cell office:value-type="float" office:value="606" calcext:value-type="float">
            <text:p>606</text:p>
          </table:table-cell>
          <table:table-cell office:value-type="float" office:value="121.2" calcext:value-type="float">
            <text:p>121.2,</text:p>
          </table:table-cell>
        </table:table-row>
        <table:table-row table:style-name="ro1">
          <table:table-cell office:value-type="float" office:value="0.195003208331944" calcext:value-type="float">
            <text:p>0.195003208331944,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,</text:p>
          </table:table-cell>
        </table:table-row>
        <table:table-row table:style-name="ro1">
          <table:table-cell office:value-type="float" office:value="0.195779713389191" calcext:value-type="float">
            <text:p>0.195779713389191,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,</text:p>
          </table:table-cell>
        </table:table-row>
        <table:table-row table:style-name="ro1">
          <table:table-cell office:value-type="float" office:value="0.196198936662616" calcext:value-type="float">
            <text:p>0.196198936662616,</text:p>
          </table:table-cell>
          <table:table-cell office:value-type="float" office:value="671" calcext:value-type="float">
            <text:p>671</text:p>
          </table:table-cell>
          <table:table-cell office:value-type="float" office:value="134.2" calcext:value-type="float">
            <text:p>134.2,</text:p>
          </table:table-cell>
        </table:table-row>
        <table:table-row table:style-name="ro1">
          <table:table-cell office:value-type="float" office:value="0.197321012431832" calcext:value-type="float">
            <text:p>0.197321012431832,</text:p>
          </table:table-cell>
          <table:table-cell office:value-type="float" office:value="447" calcext:value-type="float">
            <text:p>447</text:p>
          </table:table-cell>
          <table:table-cell office:value-type="float" office:value="89.4" calcext:value-type="float">
            <text:p>89.4,</text:p>
          </table:table-cell>
        </table:table-row>
        <table:table-row table:style-name="ro1">
          <table:table-cell office:value-type="float" office:value="0.19735387984804" calcext:value-type="float">
            <text:p>0.19735387984804,</text:p>
          </table:table-cell>
          <table:table-cell office:value-type="float" office:value="154" calcext:value-type="float">
            <text:p>154</text:p>
          </table:table-cell>
          <table:table-cell office:value-type="float" office:value="30.8" calcext:value-type="float">
            <text:p>30.8,</text:p>
          </table:table-cell>
        </table:table-row>
        <table:table-row table:style-name="ro1">
          <table:table-cell office:value-type="float" office:value="0.197419075891357" calcext:value-type="float">
            <text:p>0.197419075891357,</text:p>
          </table:table-cell>
          <table:table-cell office:value-type="float" office:value="93" calcext:value-type="float">
            <text:p>93</text:p>
          </table:table-cell>
          <table:table-cell office:value-type="float" office:value="18.6" calcext:value-type="float">
            <text:p>18.6,</text:p>
          </table:table-cell>
        </table:table-row>
        <table:table-row table:style-name="ro1">
          <table:table-cell office:value-type="float" office:value="0.197573192386767" calcext:value-type="float">
            <text:p>0.197573192386767,</text:p>
          </table:table-cell>
          <table:table-cell office:value-type="float" office:value="657" calcext:value-type="float">
            <text:p>657</text:p>
          </table:table-cell>
          <table:table-cell office:value-type="float" office:value="131.4" calcext:value-type="float">
            <text:p>131.4,</text:p>
          </table:table-cell>
        </table:table-row>
        <table:table-row table:style-name="ro1">
          <table:table-cell office:value-type="float" office:value="0.199145436906453" calcext:value-type="float">
            <text:p>0.199145436906453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200027463676388" calcext:value-type="float">
            <text:p>0.200027463676388,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,</text:p>
          </table:table-cell>
        </table:table-row>
        <table:table-row table:style-name="ro1">
          <table:table-cell office:value-type="float" office:value="0.202225996679096" calcext:value-type="float">
            <text:p>0.202225996679096,</text:p>
          </table:table-cell>
          <table:table-cell office:value-type="float" office:value="483" calcext:value-type="float">
            <text:p>483</text:p>
          </table:table-cell>
          <table:table-cell office:value-type="float" office:value="96.6" calcext:value-type="float">
            <text:p>96.6,</text:p>
          </table:table-cell>
        </table:table-row>
        <table:table-row table:style-name="ro1">
          <table:table-cell office:value-type="float" office:value="0.202467409933631" calcext:value-type="float">
            <text:p>0.202467409933631,</text:p>
          </table:table-cell>
          <table:table-cell office:value-type="float" office:value="77" calcext:value-type="float">
            <text:p>77</text:p>
          </table:table-cell>
          <table:table-cell office:value-type="float" office:value="15.4" calcext:value-type="float">
            <text:p>15.4,</text:p>
          </table:table-cell>
        </table:table-row>
        <table:table-row table:style-name="ro1">
          <table:table-cell office:value-type="float" office:value="0.202516984543367" calcext:value-type="float">
            <text:p>0.202516984543367,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,</text:p>
          </table:table-cell>
        </table:table-row>
        <table:table-row table:style-name="ro1">
          <table:table-cell office:value-type="float" office:value="0.202971979620321" calcext:value-type="float">
            <text:p>0.202971979620321,</text:p>
          </table:table-cell>
          <table:table-cell office:value-type="float" office:value="183" calcext:value-type="float">
            <text:p>183</text:p>
          </table:table-cell>
          <table:table-cell office:value-type="float" office:value="36.6" calcext:value-type="float">
            <text:p>36.6,</text:p>
          </table:table-cell>
        </table:table-row>
        <table:table-row table:style-name="ro1">
          <table:table-cell office:value-type="float" office:value="0.20380432617079" calcext:value-type="float">
            <text:p>0.20380432617079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204939397058572" calcext:value-type="float">
            <text:p>0.204939397058572,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,</text:p>
          </table:table-cell>
        </table:table-row>
        <table:table-row table:style-name="ro1">
          <table:table-cell office:value-type="float" office:value="0.204986131833778" calcext:value-type="float">
            <text:p>0.204986131833778,</text:p>
          </table:table-cell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,</text:p>
          </table:table-cell>
        </table:table-row>
        <table:table-row table:style-name="ro1">
          <table:table-cell office:value-type="float" office:value="0.205001934903627" calcext:value-type="float">
            <text:p>0.205001934903627,</text:p>
          </table:table-cell>
          <table:table-cell office:value-type="float" office:value="56" calcext:value-type="float">
            <text:p>56</text:p>
          </table:table-cell>
          <table:table-cell office:value-type="float" office:value="11.2" calcext:value-type="float">
            <text:p>11.2,</text:p>
          </table:table-cell>
        </table:table-row>
        <table:table-row table:style-name="ro1">
          <table:table-cell office:value-type="float" office:value="0.205402141172713" calcext:value-type="float">
            <text:p>0.205402141172713,</text:p>
          </table:table-cell>
          <table:table-cell office:value-type="float" office:value="163" calcext:value-type="float">
            <text:p>163</text:p>
          </table:table-cell>
          <table:table-cell office:value-type="float" office:value="32.6" calcext:value-type="float">
            <text:p>32.6,</text:p>
          </table:table-cell>
        </table:table-row>
        <table:table-row table:style-name="ro1">
          <table:table-cell office:value-type="float" office:value="0.206191328887916" calcext:value-type="float">
            <text:p>0.206191328887916,</text:p>
          </table:table-cell>
          <table:table-cell office:value-type="float" office:value="83" calcext:value-type="float">
            <text:p>83</text:p>
          </table:table-cell>
          <table:table-cell office:value-type="float" office:value="16.6" calcext:value-type="float">
            <text:p>16.6,</text:p>
          </table:table-cell>
        </table:table-row>
        <table:table-row table:style-name="ro1">
          <table:table-cell office:value-type="float" office:value="0.206429615010243" calcext:value-type="float">
            <text:p>0.206429615010243,</text:p>
          </table:table-cell>
          <table:table-cell office:value-type="float" office:value="718" calcext:value-type="float">
            <text:p>718</text:p>
          </table:table-cell>
          <table:table-cell office:value-type="float" office:value="143.6" calcext:value-type="float">
            <text:p>143.6,</text:p>
          </table:table-cell>
        </table:table-row>
        <table:table-row table:style-name="ro1">
          <table:table-cell office:value-type="float" office:value="0.206507713226712" calcext:value-type="float">
            <text:p>0.206507713226712,</text:p>
          </table:table-cell>
          <table:table-cell office:value-type="float" office:value="119" calcext:value-type="float">
            <text:p>119</text:p>
          </table:table-cell>
          <table:table-cell office:value-type="float" office:value="23.8" calcext:value-type="float">
            <text:p>23.8,</text:p>
          </table:table-cell>
        </table:table-row>
        <table:table-row table:style-name="ro1">
          <table:table-cell office:value-type="float" office:value="0.209646924029889" calcext:value-type="float">
            <text:p>0.209646924029889,</text:p>
          </table:table-cell>
          <table:table-cell office:value-type="float" office:value="403" calcext:value-type="float">
            <text:p>403</text:p>
          </table:table-cell>
          <table:table-cell office:value-type="float" office:value="80.6" calcext:value-type="float">
            <text:p>80.6,</text:p>
          </table:table-cell>
        </table:table-row>
        <table:table-row table:style-name="ro1">
          <table:table-cell office:value-type="float" office:value="0.210531530523202" calcext:value-type="float">
            <text:p>0.210531530523202,</text:p>
          </table:table-cell>
          <table:table-cell office:value-type="float" office:value="64" calcext:value-type="float">
            <text:p>64</text:p>
          </table:table-cell>
          <table:table-cell office:value-type="float" office:value="12.8" calcext:value-type="float">
            <text:p>12.8,</text:p>
          </table:table-cell>
        </table:table-row>
        <table:table-row table:style-name="ro1">
          <table:table-cell office:value-type="float" office:value="0.210898046017068" calcext:value-type="float">
            <text:p>0.210898046017068,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,</text:p>
          </table:table-cell>
        </table:table-row>
        <table:table-row table:style-name="ro1">
          <table:table-cell office:value-type="float" office:value="0.211591241740197" calcext:value-type="float">
            <text:p>0.211591241740197,</text:p>
          </table:table-cell>
          <table:table-cell office:value-type="float" office:value="613" calcext:value-type="float">
            <text:p>613</text:p>
          </table:table-cell>
          <table:table-cell office:value-type="float" office:value="122.6" calcext:value-type="float">
            <text:p>122.6,</text:p>
          </table:table-cell>
        </table:table-row>
        <table:table-row table:style-name="ro1">
          <table:table-cell office:value-type="float" office:value="0.211695706549054" calcext:value-type="float">
            <text:p>0.211695706549054,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,</text:p>
          </table:table-cell>
        </table:table-row>
        <table:table-row table:style-name="ro1">
          <table:table-cell office:value-type="float" office:value="0.212716041673678" calcext:value-type="float">
            <text:p>0.212716041673678,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,</text:p>
          </table:table-cell>
        </table:table-row>
        <table:table-row table:style-name="ro1">
          <table:table-cell office:value-type="float" office:value="0.212742785498103" calcext:value-type="float">
            <text:p>0.212742785498103,</text:p>
          </table:table-cell>
          <table:table-cell office:value-type="float" office:value="276" calcext:value-type="float">
            <text:p>276</text:p>
          </table:table-cell>
          <table:table-cell office:value-type="float" office:value="55.2" calcext:value-type="float">
            <text:p>55.2,</text:p>
          </table:table-cell>
        </table:table-row>
        <table:table-row table:style-name="ro1">
          <table:table-cell office:value-type="float" office:value="0.213272919647406" calcext:value-type="float">
            <text:p>0.213272919647406,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,</text:p>
          </table:table-cell>
        </table:table-row>
        <table:table-row table:style-name="ro1">
          <table:table-cell office:value-type="float" office:value="0.213514194007453" calcext:value-type="float">
            <text:p>0.213514194007453,</text:p>
          </table:table-cell>
          <table:table-cell office:value-type="float" office:value="127" calcext:value-type="float">
            <text:p>127</text:p>
          </table:table-cell>
          <table:table-cell office:value-type="float" office:value="25.4" calcext:value-type="float">
            <text:p>25.4,</text:p>
          </table:table-cell>
        </table:table-row>
        <table:table-row table:style-name="ro1">
          <table:table-cell office:value-type="float" office:value="0.213613243289526" calcext:value-type="float">
            <text:p>0.213613243289526,</text:p>
          </table:table-cell>
          <table:table-cell office:value-type="float" office:value="61" calcext:value-type="float">
            <text:p>61</text:p>
          </table:table-cell>
          <table:table-cell office:value-type="float" office:value="12.2" calcext:value-type="float">
            <text:p>12.2,</text:p>
          </table:table-cell>
        </table:table-row>
        <table:table-row table:style-name="ro1">
          <table:table-cell office:value-type="float" office:value="0.21407110506785" calcext:value-type="float">
            <text:p>0.21407110506785,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,</text:p>
          </table:table-cell>
        </table:table-row>
        <table:table-row table:style-name="ro1">
          <table:table-cell office:value-type="float" office:value="0.21442469070215" calcext:value-type="float">
            <text:p>0.21442469070215,</text:p>
          </table:table-cell>
          <table:table-cell office:value-type="float" office:value="287" calcext:value-type="float">
            <text:p>287</text:p>
          </table:table-cell>
          <table:table-cell office:value-type="float" office:value="57.4" calcext:value-type="float">
            <text:p>57.4,</text:p>
          </table:table-cell>
        </table:table-row>
        <table:table-row table:style-name="ro1">
          <table:table-cell office:value-type="float" office:value="0.215013833672513" calcext:value-type="float">
            <text:p>0.215013833672513,</text:p>
          </table:table-cell>
          <table:table-cell office:value-type="float" office:value="361" calcext:value-type="float">
            <text:p>361</text:p>
          </table:table-cell>
          <table:table-cell office:value-type="float" office:value="72.2" calcext:value-type="float">
            <text:p>72.2,</text:p>
          </table:table-cell>
        </table:table-row>
        <table:table-row table:style-name="ro1">
          <table:table-cell office:value-type="float" office:value="0.21506359797068" calcext:value-type="float">
            <text:p>0.21506359797068,</text:p>
          </table:table-cell>
          <table:table-cell office:value-type="float" office:value="272" calcext:value-type="float">
            <text:p>272</text:p>
          </table:table-cell>
          <table:table-cell office:value-type="float" office:value="54.4" calcext:value-type="float">
            <text:p>54.4,</text:p>
          </table:table-cell>
        </table:table-row>
        <table:table-row table:style-name="ro1">
          <table:table-cell office:value-type="float" office:value="0.215124347251249" calcext:value-type="float">
            <text:p>0.215124347251249,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,</text:p>
          </table:table-cell>
        </table:table-row>
        <table:table-row table:style-name="ro1">
          <table:table-cell office:value-type="float" office:value="0.215389537716487" calcext:value-type="float">
            <text:p>0.215389537716487,</text:p>
          </table:table-cell>
          <table:table-cell office:value-type="float" office:value="644" calcext:value-type="float">
            <text:p>644</text:p>
          </table:table-cell>
          <table:table-cell office:value-type="float" office:value="128.8" calcext:value-type="float">
            <text:p>128.8,</text:p>
          </table:table-cell>
        </table:table-row>
        <table:table-row table:style-name="ro1">
          <table:table-cell office:value-type="float" office:value="0.215762898159133" calcext:value-type="float">
            <text:p>0.215762898159133,</text:p>
          </table:table-cell>
          <table:table-cell office:value-type="float" office:value="276" calcext:value-type="float">
            <text:p>276</text:p>
          </table:table-cell>
          <table:table-cell office:value-type="float" office:value="55.2" calcext:value-type="float">
            <text:p>55.2,</text:p>
          </table:table-cell>
        </table:table-row>
        <table:table-row table:style-name="ro1">
          <table:table-cell office:value-type="float" office:value="0.215785144290854" calcext:value-type="float">
            <text:p>0.215785144290854,</text:p>
          </table:table-cell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,</text:p>
          </table:table-cell>
        </table:table-row>
        <table:table-row table:style-name="ro1">
          <table:table-cell office:value-type="float" office:value="0.215937394737995" calcext:value-type="float">
            <text:p>0.215937394737995,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,</text:p>
          </table:table-cell>
        </table:table-row>
        <table:table-row table:style-name="ro1">
          <table:table-cell office:value-type="float" office:value="0.216335363077382" calcext:value-type="float">
            <text:p>0.216335363077382,</text:p>
          </table:table-cell>
          <table:table-cell office:value-type="float" office:value="243" calcext:value-type="float">
            <text:p>243</text:p>
          </table:table-cell>
          <table:table-cell office:value-type="float" office:value="48.6" calcext:value-type="float">
            <text:p>48.6,</text:p>
          </table:table-cell>
        </table:table-row>
        <table:table-row table:style-name="ro1">
          <table:table-cell office:value-type="float" office:value="0.216480686383512" calcext:value-type="float">
            <text:p>0.216480686383512,</text:p>
          </table:table-cell>
          <table:table-cell office:value-type="float" office:value="617" calcext:value-type="float">
            <text:p>617</text:p>
          </table:table-cell>
          <table:table-cell office:value-type="float" office:value="123.4" calcext:value-type="float">
            <text:p>123.4,</text:p>
          </table:table-cell>
        </table:table-row>
        <table:table-row table:style-name="ro1">
          <table:table-cell office:value-type="float" office:value="0.216555758780862" calcext:value-type="float">
            <text:p>0.216555758780862,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,</text:p>
          </table:table-cell>
        </table:table-row>
        <table:table-row table:style-name="ro1">
          <table:table-cell office:value-type="float" office:value="0.217174065694944" calcext:value-type="float">
            <text:p>0.217174065694944,</text:p>
          </table:table-cell>
          <table:table-cell office:value-type="float" office:value="68" calcext:value-type="float">
            <text:p>68</text:p>
          </table:table-cell>
          <table:table-cell office:value-type="float" office:value="13.6" calcext:value-type="float">
            <text:p>13.6,</text:p>
          </table:table-cell>
        </table:table-row>
        <table:table-row table:style-name="ro1">
          <table:table-cell office:value-type="float" office:value="0.217846703025509" calcext:value-type="float">
            <text:p>0.217846703025509,</text:p>
          </table:table-cell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,</text:p>
          </table:table-cell>
        </table:table-row>
        <table:table-row table:style-name="ro1">
          <table:table-cell office:value-type="float" office:value="0.21913534409823" calcext:value-type="float">
            <text:p>0.21913534409823,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,</text:p>
          </table:table-cell>
        </table:table-row>
        <table:table-row table:style-name="ro1">
          <table:table-cell office:value-type="float" office:value="0.219494057346317" calcext:value-type="float">
            <text:p>0.219494057346317,</text:p>
          </table:table-cell>
          <table:table-cell office:value-type="float" office:value="242" calcext:value-type="float">
            <text:p>242</text:p>
          </table:table-cell>
          <table:table-cell office:value-type="float" office:value="48.4" calcext:value-type="float">
            <text:p>48.4,</text:p>
          </table:table-cell>
        </table:table-row>
        <table:table-row table:style-name="ro1">
          <table:table-cell office:value-type="float" office:value="0.219772640243252" calcext:value-type="float">
            <text:p>0.219772640243252,</text:p>
          </table:table-cell>
          <table:table-cell office:value-type="float" office:value="571" calcext:value-type="float">
            <text:p>571</text:p>
          </table:table-cell>
          <table:table-cell office:value-type="float" office:value="114.2" calcext:value-type="float">
            <text:p>114.2,</text:p>
          </table:table-cell>
        </table:table-row>
        <table:table-row table:style-name="ro1">
          <table:table-cell office:value-type="float" office:value="0.219778066155718" calcext:value-type="float">
            <text:p>0.219778066155718,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,</text:p>
          </table:table-cell>
        </table:table-row>
        <table:table-row table:style-name="ro1">
          <table:table-cell office:value-type="float" office:value="0.220033015717424" calcext:value-type="float">
            <text:p>0.220033015717424,</text:p>
          </table:table-cell>
          <table:table-cell office:value-type="float" office:value="537" calcext:value-type="float">
            <text:p>537</text:p>
          </table:table-cell>
          <table:table-cell office:value-type="float" office:value="107.4" calcext:value-type="float">
            <text:p>107.4,</text:p>
          </table:table-cell>
        </table:table-row>
        <table:table-row table:style-name="ro1">
          <table:table-cell office:value-type="float" office:value="0.220059948527365" calcext:value-type="float">
            <text:p>0.220059948527365,</text:p>
          </table:table-cell>
          <table:table-cell office:value-type="float" office:value="124" calcext:value-type="float">
            <text:p>124</text:p>
          </table:table-cell>
          <table:table-cell office:value-type="float" office:value="24.8" calcext:value-type="float">
            <text:p>24.8,</text:p>
          </table:table-cell>
        </table:table-row>
        <table:table-row table:style-name="ro1">
          <table:table-cell office:value-type="float" office:value="0.221554394945702" calcext:value-type="float">
            <text:p>0.221554394945702,</text:p>
          </table:table-cell>
          <table:table-cell office:value-type="float" office:value="247" calcext:value-type="float">
            <text:p>247</text:p>
          </table:table-cell>
          <table:table-cell office:value-type="float" office:value="49.4" calcext:value-type="float">
            <text:p>49.4,</text:p>
          </table:table-cell>
        </table:table-row>
        <table:table-row table:style-name="ro1">
          <table:table-cell office:value-type="float" office:value="0.221899119763159" calcext:value-type="float">
            <text:p>0.221899119763159,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,</text:p>
          </table:table-cell>
        </table:table-row>
        <table:table-row table:style-name="ro1">
          <table:table-cell office:value-type="float" office:value="0.222368939249977" calcext:value-type="float">
            <text:p>0.222368939249977,</text:p>
          </table:table-cell>
          <table:table-cell office:value-type="float" office:value="183" calcext:value-type="float">
            <text:p>183</text:p>
          </table:table-cell>
          <table:table-cell office:value-type="float" office:value="36.6" calcext:value-type="float">
            <text:p>36.6,</text:p>
          </table:table-cell>
        </table:table-row>
        <table:table-row table:style-name="ro1">
          <table:table-cell office:value-type="float" office:value="0.22249806326479" calcext:value-type="float">
            <text:p>0.22249806326479,</text:p>
          </table:table-cell>
          <table:table-cell office:value-type="float" office:value="444" calcext:value-type="float">
            <text:p>444</text:p>
          </table:table-cell>
          <table:table-cell office:value-type="float" office:value="88.8" calcext:value-type="float">
            <text:p>88.8,</text:p>
          </table:table-cell>
        </table:table-row>
        <table:table-row table:style-name="ro1">
          <table:table-cell office:value-type="float" office:value="0.222979950287155" calcext:value-type="float">
            <text:p>0.222979950287155,</text:p>
          </table:table-cell>
          <table:table-cell office:value-type="float" office:value="659" calcext:value-type="float">
            <text:p>659</text:p>
          </table:table-cell>
          <table:table-cell office:value-type="float" office:value="131.8" calcext:value-type="float">
            <text:p>131.8,</text:p>
          </table:table-cell>
        </table:table-row>
        <table:table-row table:style-name="ro1">
          <table:table-cell office:value-type="float" office:value="0.223407079533478" calcext:value-type="float">
            <text:p>0.223407079533478,</text:p>
          </table:table-cell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,</text:p>
          </table:table-cell>
        </table:table-row>
        <table:table-row table:style-name="ro1">
          <table:table-cell office:value-type="float" office:value="0.223456200161011" calcext:value-type="float">
            <text:p>0.223456200161011,</text:p>
          </table:table-cell>
          <table:table-cell office:value-type="float" office:value="472" calcext:value-type="float">
            <text:p>472</text:p>
          </table:table-cell>
          <table:table-cell office:value-type="float" office:value="94.4" calcext:value-type="float">
            <text:p>94.4,</text:p>
          </table:table-cell>
        </table:table-row>
        <table:table-row table:style-name="ro1">
          <table:table-cell office:value-type="float" office:value="0.224179824468324" calcext:value-type="float">
            <text:p>0.224179824468324,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,</text:p>
          </table:table-cell>
        </table:table-row>
        <table:table-row table:style-name="ro1">
          <table:table-cell office:value-type="float" office:value="0.225208320752533" calcext:value-type="float">
            <text:p>0.225208320752533,</text:p>
          </table:table-cell>
          <table:table-cell office:value-type="float" office:value="319" calcext:value-type="float">
            <text:p>319</text:p>
          </table:table-cell>
          <table:table-cell office:value-type="float" office:value="63.8" calcext:value-type="float">
            <text:p>63.8,</text:p>
          </table:table-cell>
        </table:table-row>
        <table:table-row table:style-name="ro1">
          <table:table-cell office:value-type="float" office:value="0.226533267132355" calcext:value-type="float">
            <text:p>0.226533267132355,</text:p>
          </table:table-cell>
          <table:table-cell office:value-type="float" office:value="157" calcext:value-type="float">
            <text:p>157</text:p>
          </table:table-cell>
          <table:table-cell office:value-type="float" office:value="31.4" calcext:value-type="float">
            <text:p>31.4,</text:p>
          </table:table-cell>
        </table:table-row>
        <table:table-row table:style-name="ro1">
          <table:table-cell office:value-type="float" office:value="0.227357824492752" calcext:value-type="float">
            <text:p>0.227357824492752,</text:p>
          </table:table-cell>
          <table:table-cell office:value-type="float" office:value="152" calcext:value-type="float">
            <text:p>152</text:p>
          </table:table-cell>
          <table:table-cell office:value-type="float" office:value="30.4" calcext:value-type="float">
            <text:p>30.4,</text:p>
          </table:table-cell>
        </table:table-row>
        <table:table-row table:style-name="ro1">
          <table:table-cell office:value-type="float" office:value="0.22830565356471" calcext:value-type="float">
            <text:p>0.22830565356471,</text:p>
          </table:table-cell>
          <table:table-cell office:value-type="float" office:value="74" calcext:value-type="float">
            <text:p>74</text:p>
          </table:table-cell>
          <table:table-cell office:value-type="float" office:value="14.8" calcext:value-type="float">
            <text:p>14.8,</text:p>
          </table:table-cell>
        </table:table-row>
        <table:table-row table:style-name="ro1">
          <table:table-cell office:value-type="float" office:value="0.228681412786025" calcext:value-type="float">
            <text:p>0.228681412786025,</text:p>
          </table:table-cell>
          <table:table-cell office:value-type="float" office:value="116" calcext:value-type="float">
            <text:p>116</text:p>
          </table:table-cell>
          <table:table-cell office:value-type="float" office:value="23.2" calcext:value-type="float">
            <text:p>23.2,</text:p>
          </table:table-cell>
        </table:table-row>
        <table:table-row table:style-name="ro1">
          <table:table-cell office:value-type="float" office:value="0.228788989542401" calcext:value-type="float">
            <text:p>0.228788989542401,</text:p>
          </table:table-cell>
          <table:table-cell office:value-type="float" office:value="152" calcext:value-type="float">
            <text:p>152</text:p>
          </table:table-cell>
          <table:table-cell office:value-type="float" office:value="30.4" calcext:value-type="float">
            <text:p>30.4,</text:p>
          </table:table-cell>
        </table:table-row>
        <table:table-row table:style-name="ro1">
          <table:table-cell office:value-type="float" office:value="0.228867924348359" calcext:value-type="float">
            <text:p>0.228867924348359,</text:p>
          </table:table-cell>
          <table:table-cell office:value-type="float" office:value="359" calcext:value-type="float">
            <text:p>359</text:p>
          </table:table-cell>
          <table:table-cell office:value-type="float" office:value="71.8" calcext:value-type="float">
            <text:p>71.8,</text:p>
          </table:table-cell>
        </table:table-row>
        <table:table-row table:style-name="ro1">
          <table:table-cell office:value-type="float" office:value="0.229460860554579" calcext:value-type="float">
            <text:p>0.229460860554579,</text:p>
          </table:table-cell>
          <table:table-cell office:value-type="float" office:value="88" calcext:value-type="float">
            <text:p>88</text:p>
          </table:table-cell>
          <table:table-cell office:value-type="float" office:value="17.6" calcext:value-type="float">
            <text:p>17.6,</text:p>
          </table:table-cell>
        </table:table-row>
        <table:table-row table:style-name="ro1">
          <table:table-cell office:value-type="float" office:value="0.230094030990418" calcext:value-type="float">
            <text:p>0.230094030990418,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,</text:p>
          </table:table-cell>
        </table:table-row>
        <table:table-row table:style-name="ro1">
          <table:table-cell office:value-type="float" office:value="0.231220443931088" calcext:value-type="float">
            <text:p>0.231220443931088,</text:p>
          </table:table-cell>
          <table:table-cell office:value-type="float" office:value="181" calcext:value-type="float">
            <text:p>181</text:p>
          </table:table-cell>
          <table:table-cell office:value-type="float" office:value="36.2" calcext:value-type="float">
            <text:p>36.2,</text:p>
          </table:table-cell>
        </table:table-row>
        <table:table-row table:style-name="ro1">
          <table:table-cell office:value-type="float" office:value="0.232495083944751" calcext:value-type="float">
            <text:p>0.232495083944751,</text:p>
          </table:table-cell>
          <table:table-cell office:value-type="float" office:value="324" calcext:value-type="float">
            <text:p>324</text:p>
          </table:table-cell>
          <table:table-cell office:value-type="float" office:value="64.8" calcext:value-type="float">
            <text:p>64.8,</text:p>
          </table:table-cell>
        </table:table-row>
        <table:table-row table:style-name="ro1">
          <table:table-cell office:value-type="float" office:value="0.234053635451119" calcext:value-type="float">
            <text:p>0.234053635451119,</text:p>
          </table:table-cell>
          <table:table-cell office:value-type="float" office:value="184" calcext:value-type="float">
            <text:p>184</text:p>
          </table:table-cell>
          <table:table-cell office:value-type="float" office:value="36.8" calcext:value-type="float">
            <text:p>36.8,</text:p>
          </table:table-cell>
        </table:table-row>
        <table:table-row table:style-name="ro1">
          <table:table-cell office:value-type="float" office:value="0.234243649341074" calcext:value-type="float">
            <text:p>0.234243649341074,</text:p>
          </table:table-cell>
          <table:table-cell office:value-type="float" office:value="767" calcext:value-type="float">
            <text:p>767</text:p>
          </table:table-cell>
          <table:table-cell office:value-type="float" office:value="153.4" calcext:value-type="float">
            <text:p>153.4,</text:p>
          </table:table-cell>
        </table:table-row>
        <table:table-row table:style-name="ro1">
          <table:table-cell office:value-type="float" office:value="0.234361462139299" calcext:value-type="float">
            <text:p>0.234361462139299,</text:p>
          </table:table-cell>
          <table:table-cell office:value-type="float" office:value="98" calcext:value-type="float">
            <text:p>98</text:p>
          </table:table-cell>
          <table:table-cell office:value-type="float" office:value="19.6" calcext:value-type="float">
            <text:p>19.6,</text:p>
          </table:table-cell>
        </table:table-row>
        <table:table-row table:style-name="ro1">
          <table:table-cell office:value-type="float" office:value="0.23515597309046" calcext:value-type="float">
            <text:p>0.23515597309046,</text:p>
          </table:table-cell>
          <table:table-cell office:value-type="float" office:value="518" calcext:value-type="float">
            <text:p>518</text:p>
          </table:table-cell>
          <table:table-cell office:value-type="float" office:value="103.6" calcext:value-type="float">
            <text:p>103.6,</text:p>
          </table:table-cell>
        </table:table-row>
        <table:table-row table:style-name="ro1">
          <table:table-cell office:value-type="float" office:value="0.237244736891915" calcext:value-type="float">
            <text:p>0.237244736891915,</text:p>
          </table:table-cell>
          <table:table-cell office:value-type="float" office:value="629" calcext:value-type="float">
            <text:p>629</text:p>
          </table:table-cell>
          <table:table-cell office:value-type="float" office:value="125.8" calcext:value-type="float">
            <text:p>125.8,</text:p>
          </table:table-cell>
        </table:table-row>
        <table:table-row table:style-name="ro1">
          <table:table-cell office:value-type="float" office:value="0.238721002935517" calcext:value-type="float">
            <text:p>0.238721002935517,</text:p>
          </table:table-cell>
          <table:table-cell office:value-type="float" office:value="288" calcext:value-type="float">
            <text:p>288</text:p>
          </table:table-cell>
          <table:table-cell office:value-type="float" office:value="57.6" calcext:value-type="float">
            <text:p>57.6,</text:p>
          </table:table-cell>
        </table:table-row>
        <table:table-row table:style-name="ro1">
          <table:table-cell office:value-type="float" office:value="0.238980604832746" calcext:value-type="float">
            <text:p>0.238980604832746,</text:p>
          </table:table-cell>
          <table:table-cell office:value-type="float" office:value="472" calcext:value-type="float">
            <text:p>472</text:p>
          </table:table-cell>
          <table:table-cell office:value-type="float" office:value="94.4" calcext:value-type="float">
            <text:p>94.4,</text:p>
          </table:table-cell>
        </table:table-row>
        <table:table-row table:style-name="ro1">
          <table:table-cell office:value-type="float" office:value="0.239425146812441" calcext:value-type="float">
            <text:p>0.239425146812441,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,</text:p>
          </table:table-cell>
        </table:table-row>
        <table:table-row table:style-name="ro1">
          <table:table-cell office:value-type="float" office:value="0.239860896786517" calcext:value-type="float">
            <text:p>0.239860896786517,</text:p>
          </table:table-cell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,</text:p>
          </table:table-cell>
        </table:table-row>
        <table:table-row table:style-name="ro1">
          <table:table-cell office:value-type="float" office:value="0.240854472761604" calcext:value-type="float">
            <text:p>0.240854472761604,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,</text:p>
          </table:table-cell>
        </table:table-row>
        <table:table-row table:style-name="ro1">
          <table:table-cell office:value-type="float" office:value="0.240963450402536" calcext:value-type="float">
            <text:p>0.240963450402536,</text:p>
          </table:table-cell>
          <table:table-cell office:value-type="float" office:value="483" calcext:value-type="float">
            <text:p>483</text:p>
          </table:table-cell>
          <table:table-cell office:value-type="float" office:value="96.6" calcext:value-type="float">
            <text:p>96.6,</text:p>
          </table:table-cell>
        </table:table-row>
        <table:table-row table:style-name="ro1">
          <table:table-cell office:value-type="float" office:value="0.24122395567494" calcext:value-type="float">
            <text:p>0.24122395567494,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,</text:p>
          </table:table-cell>
        </table:table-row>
        <table:table-row table:style-name="ro1">
          <table:table-cell office:value-type="float" office:value="0.243267473156866" calcext:value-type="float">
            <text:p>0.243267473156866,</text:p>
          </table:table-cell>
          <table:table-cell office:value-type="float" office:value="344" calcext:value-type="float">
            <text:p>344</text:p>
          </table:table-cell>
          <table:table-cell office:value-type="float" office:value="68.8" calcext:value-type="float">
            <text:p>68.8,</text:p>
          </table:table-cell>
        </table:table-row>
        <table:table-row table:style-name="ro1">
          <table:table-cell office:value-type="float" office:value="0.243508530700085" calcext:value-type="float">
            <text:p>0.243508530700085,</text:p>
          </table:table-cell>
          <table:table-cell office:value-type="float" office:value="534" calcext:value-type="float">
            <text:p>534</text:p>
          </table:table-cell>
          <table:table-cell office:value-type="float" office:value="106.8" calcext:value-type="float">
            <text:p>106.8,</text:p>
          </table:table-cell>
        </table:table-row>
        <table:table-row table:style-name="ro1">
          <table:table-cell office:value-type="float" office:value="0.244306178758747" calcext:value-type="float">
            <text:p>0.244306178758747,</text:p>
          </table:table-cell>
          <table:table-cell office:value-type="float" office:value="231" calcext:value-type="float">
            <text:p>231</text:p>
          </table:table-cell>
          <table:table-cell office:value-type="float" office:value="46.2" calcext:value-type="float">
            <text:p>46.2,</text:p>
          </table:table-cell>
        </table:table-row>
        <table:table-row table:style-name="ro1">
          <table:table-cell office:value-type="float" office:value="0.244483352607477" calcext:value-type="float">
            <text:p>0.244483352607477,</text:p>
          </table:table-cell>
          <table:table-cell office:value-type="float" office:value="228" calcext:value-type="float">
            <text:p>228</text:p>
          </table:table-cell>
          <table:table-cell office:value-type="float" office:value="45.6" calcext:value-type="float">
            <text:p>45.6,</text:p>
          </table:table-cell>
        </table:table-row>
        <table:table-row table:style-name="ro1">
          <table:table-cell office:value-type="float" office:value="0.245150683337624" calcext:value-type="float">
            <text:p>0.245150683337624,</text:p>
          </table:table-cell>
          <table:table-cell office:value-type="float" office:value="62" calcext:value-type="float">
            <text:p>62</text:p>
          </table:table-cell>
          <table:table-cell office:value-type="float" office:value="12.4" calcext:value-type="float">
            <text:p>12.4,</text:p>
          </table:table-cell>
        </table:table-row>
        <table:table-row table:style-name="ro1">
          <table:table-cell office:value-type="float" office:value="0.24521322061229" calcext:value-type="float">
            <text:p>0.24521322061229,</text:p>
          </table:table-cell>
          <table:table-cell office:value-type="float" office:value="143" calcext:value-type="float">
            <text:p>143</text:p>
          </table:table-cell>
          <table:table-cell office:value-type="float" office:value="28.6" calcext:value-type="float">
            <text:p>28.6,</text:p>
          </table:table-cell>
        </table:table-row>
        <table:table-row table:style-name="ro1">
          <table:table-cell office:value-type="float" office:value="0.245427194937571" calcext:value-type="float">
            <text:p>0.245427194937571,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,</text:p>
          </table:table-cell>
        </table:table-row>
        <table:table-row table:style-name="ro1">
          <table:table-cell office:value-type="float" office:value="0.245894443128367" calcext:value-type="float">
            <text:p>0.245894443128367,</text:p>
          </table:table-cell>
          <table:table-cell office:value-type="float" office:value="128" calcext:value-type="float">
            <text:p>128</text:p>
          </table:table-cell>
          <table:table-cell office:value-type="float" office:value="25.6" calcext:value-type="float">
            <text:p>25.6,</text:p>
          </table:table-cell>
        </table:table-row>
        <table:table-row table:style-name="ro1">
          <table:table-cell office:value-type="float" office:value="0.246123524838975" calcext:value-type="float">
            <text:p>0.246123524838975,</text:p>
          </table:table-cell>
          <table:table-cell office:value-type="float" office:value="72" calcext:value-type="float">
            <text:p>72</text:p>
          </table:table-cell>
          <table:table-cell office:value-type="float" office:value="14.4" calcext:value-type="float">
            <text:p>14.4,</text:p>
          </table:table-cell>
        </table:table-row>
        <table:table-row table:style-name="ro1">
          <table:table-cell office:value-type="float" office:value="0.247064568154488" calcext:value-type="float">
            <text:p>0.247064568154488,</text:p>
          </table:table-cell>
          <table:table-cell office:value-type="float" office:value="87" calcext:value-type="float">
            <text:p>87</text:p>
          </table:table-cell>
          <table:table-cell office:value-type="float" office:value="17.4" calcext:value-type="float">
            <text:p>17.4,</text:p>
          </table:table-cell>
        </table:table-row>
        <table:table-row table:style-name="ro1">
          <table:table-cell office:value-type="float" office:value="0.247700365354905" calcext:value-type="float">
            <text:p>0.247700365354905,</text:p>
          </table:table-cell>
          <table:table-cell office:value-type="float" office:value="142" calcext:value-type="float">
            <text:p>142</text:p>
          </table:table-cell>
          <table:table-cell office:value-type="float" office:value="28.4" calcext:value-type="float">
            <text:p>28.4,</text:p>
          </table:table-cell>
        </table:table-row>
        <table:table-row table:style-name="ro1">
          <table:table-cell office:value-type="float" office:value="0.247882859445131" calcext:value-type="float">
            <text:p>0.247882859445131,</text:p>
          </table:table-cell>
          <table:table-cell office:value-type="float" office:value="207" calcext:value-type="float">
            <text:p>207</text:p>
          </table:table-cell>
          <table:table-cell office:value-type="float" office:value="41.4" calcext:value-type="float">
            <text:p>41.4,</text:p>
          </table:table-cell>
        </table:table-row>
        <table:table-row table:style-name="ro1">
          <table:table-cell office:value-type="float" office:value="0.248506300574615" calcext:value-type="float">
            <text:p>0.248506300574615,</text:p>
          </table:table-cell>
          <table:table-cell office:value-type="float" office:value="388" calcext:value-type="float">
            <text:p>388</text:p>
          </table:table-cell>
          <table:table-cell office:value-type="float" office:value="77.6" calcext:value-type="float">
            <text:p>77.6,</text:p>
          </table:table-cell>
        </table:table-row>
        <table:table-row table:style-name="ro1">
          <table:table-cell office:value-type="float" office:value="0.249327194979876" calcext:value-type="float">
            <text:p>0.249327194979876,</text:p>
          </table:table-cell>
          <table:table-cell office:value-type="float" office:value="131" calcext:value-type="float">
            <text:p>131</text:p>
          </table:table-cell>
          <table:table-cell office:value-type="float" office:value="26.2" calcext:value-type="float">
            <text:p>26.2,</text:p>
          </table:table-cell>
        </table:table-row>
        <table:table-row table:style-name="ro1">
          <table:table-cell office:value-type="float" office:value="0.249512962369044" calcext:value-type="float">
            <text:p>0.249512962369044,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,</text:p>
          </table:table-cell>
        </table:table-row>
        <table:table-row table:style-name="ro1">
          <table:table-cell office:value-type="float" office:value="0.249947511392077" calcext:value-type="float">
            <text:p>0.249947511392077,</text:p>
          </table:table-cell>
          <table:table-cell office:value-type="float" office:value="118" calcext:value-type="float">
            <text:p>118</text:p>
          </table:table-cell>
          <table:table-cell office:value-type="float" office:value="23.6" calcext:value-type="float">
            <text:p>23.6,</text:p>
          </table:table-cell>
        </table:table-row>
        <table:table-row table:style-name="ro1">
          <table:table-cell office:value-type="float" office:value="0.253126689851285" calcext:value-type="float">
            <text:p>0.253126689851285,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,</text:p>
          </table:table-cell>
        </table:table-row>
        <table:table-row table:style-name="ro1">
          <table:table-cell office:value-type="float" office:value="0.253923850318446" calcext:value-type="float">
            <text:p>0.253923850318446,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,</text:p>
          </table:table-cell>
        </table:table-row>
        <table:table-row table:style-name="ro1">
          <table:table-cell office:value-type="float" office:value="0.254813641232849" calcext:value-type="float">
            <text:p>0.254813641232849,</text:p>
          </table:table-cell>
          <table:table-cell office:value-type="float" office:value="542" calcext:value-type="float">
            <text:p>542</text:p>
          </table:table-cell>
          <table:table-cell office:value-type="float" office:value="108.4" calcext:value-type="float">
            <text:p>108.4,</text:p>
          </table:table-cell>
        </table:table-row>
        <table:table-row table:style-name="ro1">
          <table:table-cell office:value-type="float" office:value="0.25501142852573" calcext:value-type="float">
            <text:p>0.25501142852573,</text:p>
          </table:table-cell>
          <table:table-cell office:value-type="float" office:value="524" calcext:value-type="float">
            <text:p>524</text:p>
          </table:table-cell>
          <table:table-cell office:value-type="float" office:value="104.8" calcext:value-type="float">
            <text:p>104.8,</text:p>
          </table:table-cell>
        </table:table-row>
        <table:table-row table:style-name="ro1">
          <table:table-cell office:value-type="float" office:value="0.255325282730904" calcext:value-type="float">
            <text:p>0.255325282730904,</text:p>
          </table:table-cell>
          <table:table-cell office:value-type="float" office:value="807" calcext:value-type="float">
            <text:p>807</text:p>
          </table:table-cell>
          <table:table-cell office:value-type="float" office:value="161.4" calcext:value-type="float">
            <text:p>161.4,</text:p>
          </table:table-cell>
        </table:table-row>
        <table:table-row table:style-name="ro1">
          <table:table-cell office:value-type="float" office:value="0.256188881493136" calcext:value-type="float">
            <text:p>0.256188881493136,</text:p>
          </table:table-cell>
          <table:table-cell office:value-type="float" office:value="116" calcext:value-type="float">
            <text:p>116</text:p>
          </table:table-cell>
          <table:table-cell office:value-type="float" office:value="23.2" calcext:value-type="float">
            <text:p>23.2,</text:p>
          </table:table-cell>
        </table:table-row>
        <table:table-row table:style-name="ro1">
          <table:table-cell office:value-type="float" office:value="0.256525383388991" calcext:value-type="float">
            <text:p>0.256525383388991,</text:p>
          </table:table-cell>
          <table:table-cell office:value-type="float" office:value="273" calcext:value-type="float">
            <text:p>273</text:p>
          </table:table-cell>
          <table:table-cell office:value-type="float" office:value="54.6" calcext:value-type="float">
            <text:p>54.6,</text:p>
          </table:table-cell>
        </table:table-row>
        <table:table-row table:style-name="ro1">
          <table:table-cell office:value-type="float" office:value="0.256557382307285" calcext:value-type="float">
            <text:p>0.256557382307285,</text:p>
          </table:table-cell>
          <table:table-cell office:value-type="float" office:value="284" calcext:value-type="float">
            <text:p>284</text:p>
          </table:table-cell>
          <table:table-cell office:value-type="float" office:value="56.8" calcext:value-type="float">
            <text:p>56.8,</text:p>
          </table:table-cell>
        </table:table-row>
        <table:table-row table:style-name="ro1">
          <table:table-cell office:value-type="float" office:value="0.256983521484191" calcext:value-type="float">
            <text:p>0.256983521484191,</text:p>
          </table:table-cell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,</text:p>
          </table:table-cell>
        </table:table-row>
        <table:table-row table:style-name="ro1">
          <table:table-cell office:value-type="float" office:value="0.257022804522727" calcext:value-type="float">
            <text:p>0.257022804522727,</text:p>
          </table:table-cell>
          <table:table-cell office:value-type="float" office:value="424" calcext:value-type="float">
            <text:p>424</text:p>
          </table:table-cell>
          <table:table-cell office:value-type="float" office:value="84.8" calcext:value-type="float">
            <text:p>84.8,</text:p>
          </table:table-cell>
        </table:table-row>
        <table:table-row table:style-name="ro1">
          <table:table-cell office:value-type="float" office:value="0.259288877478205" calcext:value-type="float">
            <text:p>0.259288877478205,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,</text:p>
          </table:table-cell>
        </table:table-row>
        <table:table-row table:style-name="ro1">
          <table:table-cell office:value-type="float" office:value="0.260801153867755" calcext:value-type="float">
            <text:p>0.260801153867755,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,</text:p>
          </table:table-cell>
        </table:table-row>
        <table:table-row table:style-name="ro1">
          <table:table-cell office:value-type="float" office:value="0.261810324399135" calcext:value-type="float">
            <text:p>0.261810324399135,</text:p>
          </table:table-cell>
          <table:table-cell office:value-type="float" office:value="383" calcext:value-type="float">
            <text:p>383</text:p>
          </table:table-cell>
          <table:table-cell office:value-type="float" office:value="76.6" calcext:value-type="float">
            <text:p>76.6,</text:p>
          </table:table-cell>
        </table:table-row>
        <table:table-row table:style-name="ro1">
          <table:table-cell office:value-type="float" office:value="0.263360763692381" calcext:value-type="float">
            <text:p>0.263360763692381,</text:p>
          </table:table-cell>
          <table:table-cell office:value-type="float" office:value="262" calcext:value-type="float">
            <text:p>262</text:p>
          </table:table-cell>
          <table:table-cell office:value-type="float" office:value="52.4" calcext:value-type="float">
            <text:p>52.4,</text:p>
          </table:table-cell>
        </table:table-row>
        <table:table-row table:style-name="ro1">
          <table:table-cell office:value-type="float" office:value="0.264241157896196" calcext:value-type="float">
            <text:p>0.264241157896196,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,</text:p>
          </table:table-cell>
        </table:table-row>
        <table:table-row table:style-name="ro1">
          <table:table-cell office:value-type="float" office:value="0.265129754686766" calcext:value-type="float">
            <text:p>0.265129754686766,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,</text:p>
          </table:table-cell>
        </table:table-row>
        <table:table-row table:style-name="ro1">
          <table:table-cell office:value-type="float" office:value="0.265969440809705" calcext:value-type="float">
            <text:p>0.265969440809705,</text:p>
          </table:table-cell>
          <table:table-cell office:value-type="float" office:value="113" calcext:value-type="float">
            <text:p>113</text:p>
          </table:table-cell>
          <table:table-cell office:value-type="float" office:value="22.6" calcext:value-type="float">
            <text:p>22.6,</text:p>
          </table:table-cell>
        </table:table-row>
        <table:table-row table:style-name="ro1">
          <table:table-cell office:value-type="float" office:value="0.266200276251576" calcext:value-type="float">
            <text:p>0.266200276251576,</text:p>
          </table:table-cell>
          <table:table-cell office:value-type="float" office:value="163" calcext:value-type="float">
            <text:p>163</text:p>
          </table:table-cell>
          <table:table-cell office:value-type="float" office:value="32.6" calcext:value-type="float">
            <text:p>32.6,</text:p>
          </table:table-cell>
        </table:table-row>
        <table:table-row table:style-name="ro1">
          <table:table-cell office:value-type="float" office:value="0.267344024495179" calcext:value-type="float">
            <text:p>0.267344024495179,</text:p>
          </table:table-cell>
          <table:table-cell office:value-type="float" office:value="349" calcext:value-type="float">
            <text:p>349</text:p>
          </table:table-cell>
          <table:table-cell office:value-type="float" office:value="69.8" calcext:value-type="float">
            <text:p>69.8,</text:p>
          </table:table-cell>
        </table:table-row>
        <table:table-row table:style-name="ro1">
          <table:table-cell office:value-type="float" office:value="0.26747027667375" calcext:value-type="float">
            <text:p>0.26747027667375,</text:p>
          </table:table-cell>
          <table:table-cell office:value-type="float" office:value="144" calcext:value-type="float">
            <text:p>144</text:p>
          </table:table-cell>
          <table:table-cell office:value-type="float" office:value="28.8" calcext:value-type="float">
            <text:p>28.8,</text:p>
          </table:table-cell>
        </table:table-row>
        <table:table-row table:style-name="ro1">
          <table:table-cell office:value-type="float" office:value="0.267963945779143" calcext:value-type="float">
            <text:p>0.267963945779143,</text:p>
          </table:table-cell>
          <table:table-cell office:value-type="float" office:value="238" calcext:value-type="float">
            <text:p>238</text:p>
          </table:table-cell>
          <table:table-cell office:value-type="float" office:value="47.6" calcext:value-type="float">
            <text:p>47.6,</text:p>
          </table:table-cell>
        </table:table-row>
        <table:table-row table:style-name="ro1">
          <table:table-cell office:value-type="float" office:value="0.269344242145858" calcext:value-type="float">
            <text:p>0.269344242145858,</text:p>
          </table:table-cell>
          <table:table-cell office:value-type="float" office:value="158" calcext:value-type="float">
            <text:p>158</text:p>
          </table:table-cell>
          <table:table-cell office:value-type="float" office:value="31.6" calcext:value-type="float">
            <text:p>31.6,</text:p>
          </table:table-cell>
        </table:table-row>
        <table:table-row table:style-name="ro1">
          <table:table-cell office:value-type="float" office:value="0.269948132098046" calcext:value-type="float">
            <text:p>0.269948132098046,</text:p>
          </table:table-cell>
          <table:table-cell office:value-type="float" office:value="216" calcext:value-type="float">
            <text:p>216</text:p>
          </table:table-cell>
          <table:table-cell office:value-type="float" office:value="43.2" calcext:value-type="float">
            <text:p>43.2,</text:p>
          </table:table-cell>
        </table:table-row>
        <table:table-row table:style-name="ro1">
          <table:table-cell office:value-type="float" office:value="0.270937036870727" calcext:value-type="float">
            <text:p>0.270937036870727,</text:p>
          </table:table-cell>
          <table:table-cell office:value-type="float" office:value="462" calcext:value-type="float">
            <text:p>462</text:p>
          </table:table-cell>
          <table:table-cell office:value-type="float" office:value="92.4" calcext:value-type="float">
            <text:p>92.4,</text:p>
          </table:table-cell>
        </table:table-row>
        <table:table-row table:style-name="ro1">
          <table:table-cell office:value-type="float" office:value="0.271624773032123" calcext:value-type="float">
            <text:p>0.271624773032123,</text:p>
          </table:table-cell>
          <table:table-cell office:value-type="float" office:value="102" calcext:value-type="float">
            <text:p>102</text:p>
          </table:table-cell>
          <table:table-cell office:value-type="float" office:value="20.4" calcext:value-type="float">
            <text:p>20.4,</text:p>
          </table:table-cell>
        </table:table-row>
        <table:table-row table:style-name="ro1">
          <table:table-cell office:value-type="float" office:value="0.275216904829239" calcext:value-type="float">
            <text:p>0.275216904829239,</text:p>
          </table:table-cell>
          <table:table-cell office:value-type="float" office:value="521" calcext:value-type="float">
            <text:p>521</text:p>
          </table:table-cell>
          <table:table-cell office:value-type="float" office:value="104.2" calcext:value-type="float">
            <text:p>104.2,</text:p>
          </table:table-cell>
        </table:table-row>
        <table:table-row table:style-name="ro1">
          <table:table-cell office:value-type="float" office:value="0.275532102506084" calcext:value-type="float">
            <text:p>0.275532102506084,</text:p>
          </table:table-cell>
          <table:table-cell office:value-type="float" office:value="254" calcext:value-type="float">
            <text:p>254</text:p>
          </table:table-cell>
          <table:table-cell office:value-type="float" office:value="50.8" calcext:value-type="float">
            <text:p>50.8,</text:p>
          </table:table-cell>
        </table:table-row>
        <table:table-row table:style-name="ro1">
          <table:table-cell office:value-type="float" office:value="0.275898901726864" calcext:value-type="float">
            <text:p>0.275898901726864,</text:p>
          </table:table-cell>
          <table:table-cell office:value-type="float" office:value="629" calcext:value-type="float">
            <text:p>629</text:p>
          </table:table-cell>
          <table:table-cell office:value-type="float" office:value="125.8" calcext:value-type="float">
            <text:p>125.8,</text:p>
          </table:table-cell>
        </table:table-row>
        <table:table-row table:style-name="ro1">
          <table:table-cell office:value-type="float" office:value="0.276214779057014" calcext:value-type="float">
            <text:p>0.276214779057014,</text:p>
          </table:table-cell>
          <table:table-cell office:value-type="float" office:value="392" calcext:value-type="float">
            <text:p>392</text:p>
          </table:table-cell>
          <table:table-cell office:value-type="float" office:value="78.4" calcext:value-type="float">
            <text:p>78.4,</text:p>
          </table:table-cell>
        </table:table-row>
        <table:table-row table:style-name="ro1">
          <table:table-cell office:value-type="float" office:value="0.276439648540446" calcext:value-type="float">
            <text:p>0.276439648540446,</text:p>
          </table:table-cell>
          <table:table-cell office:value-type="float" office:value="186" calcext:value-type="float">
            <text:p>186</text:p>
          </table:table-cell>
          <table:table-cell office:value-type="float" office:value="37.2" calcext:value-type="float">
            <text:p>37.2,</text:p>
          </table:table-cell>
        </table:table-row>
        <table:table-row table:style-name="ro1">
          <table:table-cell office:value-type="float" office:value="0.276933402757248" calcext:value-type="float">
            <text:p>0.276933402757248,</text:p>
          </table:table-cell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,</text:p>
          </table:table-cell>
        </table:table-row>
        <table:table-row table:style-name="ro1">
          <table:table-cell office:value-type="float" office:value="0.277115751505767" calcext:value-type="float">
            <text:p>0.277115751505767,</text:p>
          </table:table-cell>
          <table:table-cell office:value-type="float" office:value="228" calcext:value-type="float">
            <text:p>228</text:p>
          </table:table-cell>
          <table:table-cell office:value-type="float" office:value="45.6" calcext:value-type="float">
            <text:p>45.6,</text:p>
          </table:table-cell>
        </table:table-row>
        <table:table-row table:style-name="ro1">
          <table:table-cell office:value-type="float" office:value="0.278349321973995" calcext:value-type="float">
            <text:p>0.278349321973995,</text:p>
          </table:table-cell>
          <table:table-cell office:value-type="float" office:value="76" calcext:value-type="float">
            <text:p>76</text:p>
          </table:table-cell>
          <table:table-cell office:value-type="float" office:value="15.2" calcext:value-type="float">
            <text:p>15.2,</text:p>
          </table:table-cell>
        </table:table-row>
        <table:table-row table:style-name="ro1">
          <table:table-cell office:value-type="float" office:value="0.279892524040923" calcext:value-type="float">
            <text:p>0.279892524040923,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,</text:p>
          </table:table-cell>
        </table:table-row>
        <table:table-row table:style-name="ro1">
          <table:table-cell office:value-type="float" office:value="0.281943097483108" calcext:value-type="float">
            <text:p>0.281943097483108,</text:p>
          </table:table-cell>
          <table:table-cell office:value-type="float" office:value="223" calcext:value-type="float">
            <text:p>223</text:p>
          </table:table-cell>
          <table:table-cell office:value-type="float" office:value="44.6" calcext:value-type="float">
            <text:p>44.6,</text:p>
          </table:table-cell>
        </table:table-row>
        <table:table-row table:style-name="ro1">
          <table:table-cell office:value-type="float" office:value="0.282595948839429" calcext:value-type="float">
            <text:p>0.282595948839429,</text:p>
          </table:table-cell>
          <table:table-cell office:value-type="float" office:value="554" calcext:value-type="float">
            <text:p>554</text:p>
          </table:table-cell>
          <table:table-cell office:value-type="float" office:value="110.8" calcext:value-type="float">
            <text:p>110.8,</text:p>
          </table:table-cell>
        </table:table-row>
        <table:table-row table:style-name="ro1">
          <table:table-cell office:value-type="float" office:value="0.283541376643009" calcext:value-type="float">
            <text:p>0.283541376643009,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,</text:p>
          </table:table-cell>
        </table:table-row>
        <table:table-row table:style-name="ro1">
          <table:table-cell office:value-type="float" office:value="0.285359534973575" calcext:value-type="float">
            <text:p>0.285359534973575,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,</text:p>
          </table:table-cell>
        </table:table-row>
        <table:table-row table:style-name="ro1">
          <table:table-cell office:value-type="float" office:value="0.28751016394028" calcext:value-type="float">
            <text:p>0.28751016394028,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,</text:p>
          </table:table-cell>
        </table:table-row>
        <table:table-row table:style-name="ro1">
          <table:table-cell office:value-type="float" office:value="0.288094450563131" calcext:value-type="float">
            <text:p>0.288094450563131,</text:p>
          </table:table-cell>
          <table:table-cell office:value-type="float" office:value="251" calcext:value-type="float">
            <text:p>251</text:p>
          </table:table-cell>
          <table:table-cell office:value-type="float" office:value="50.2" calcext:value-type="float">
            <text:p>50.2,</text:p>
          </table:table-cell>
        </table:table-row>
        <table:table-row table:style-name="ro1">
          <table:table-cell office:value-type="float" office:value="0.28995543548232" calcext:value-type="float">
            <text:p>0.28995543548232,</text:p>
          </table:table-cell>
          <table:table-cell office:value-type="float" office:value="61" calcext:value-type="float">
            <text:p>61</text:p>
          </table:table-cell>
          <table:table-cell office:value-type="float" office:value="12.2" calcext:value-type="float">
            <text:p>12.2,</text:p>
          </table:table-cell>
        </table:table-row>
        <table:table-row table:style-name="ro1">
          <table:table-cell office:value-type="float" office:value="0.291126866124876" calcext:value-type="float">
            <text:p>0.291126866124876,</text:p>
          </table:table-cell>
          <table:table-cell office:value-type="float" office:value="366" calcext:value-type="float">
            <text:p>366</text:p>
          </table:table-cell>
          <table:table-cell office:value-type="float" office:value="73.2" calcext:value-type="float">
            <text:p>73.2,</text:p>
          </table:table-cell>
        </table:table-row>
        <table:table-row table:style-name="ro1">
          <table:table-cell office:value-type="float" office:value="0.291527447861985" calcext:value-type="float">
            <text:p>0.291527447861985,</text:p>
          </table:table-cell>
          <table:table-cell office:value-type="float" office:value="64" calcext:value-type="float">
            <text:p>64</text:p>
          </table:table-cell>
          <table:table-cell office:value-type="float" office:value="12.8" calcext:value-type="float">
            <text:p>12.8,</text:p>
          </table:table-cell>
        </table:table-row>
        <table:table-row table:style-name="ro1">
          <table:table-cell office:value-type="float" office:value="0.293401222225659" calcext:value-type="float">
            <text:p>0.293401222225659,</text:p>
          </table:table-cell>
          <table:table-cell office:value-type="float" office:value="193" calcext:value-type="float">
            <text:p>193</text:p>
          </table:table-cell>
          <table:table-cell office:value-type="float" office:value="38.6" calcext:value-type="float">
            <text:p>38.6,</text:p>
          </table:table-cell>
        </table:table-row>
        <table:table-row table:style-name="ro1">
          <table:table-cell office:value-type="float" office:value="0.294908166554115" calcext:value-type="float">
            <text:p>0.294908166554115,</text:p>
          </table:table-cell>
          <table:table-cell office:value-type="float" office:value="301" calcext:value-type="float">
            <text:p>301</text:p>
          </table:table-cell>
          <table:table-cell office:value-type="float" office:value="60.2" calcext:value-type="float">
            <text:p>60.2,</text:p>
          </table:table-cell>
        </table:table-row>
        <table:table-row table:style-name="ro1">
          <table:table-cell office:value-type="float" office:value="0.300003300311532" calcext:value-type="float">
            <text:p>0.300003300311532,</text:p>
          </table:table-cell>
          <table:table-cell office:value-type="float" office:value="322" calcext:value-type="float">
            <text:p>322</text:p>
          </table:table-cell>
          <table:table-cell office:value-type="float" office:value="64.4" calcext:value-type="float">
            <text:p>64.4,</text:p>
          </table:table-cell>
        </table:table-row>
        <table:table-row table:style-name="ro1">
          <table:table-cell office:value-type="float" office:value="0.302149634405915" calcext:value-type="float">
            <text:p>0.302149634405915,</text:p>
          </table:table-cell>
          <table:table-cell office:value-type="float" office:value="176" calcext:value-type="float">
            <text:p>176</text:p>
          </table:table-cell>
          <table:table-cell office:value-type="float" office:value="35.2" calcext:value-type="float">
            <text:p>35.2,</text:p>
          </table:table-cell>
        </table:table-row>
        <table:table-row table:style-name="ro1">
          <table:table-cell office:value-type="float" office:value="0.303326204544072" calcext:value-type="float">
            <text:p>0.303326204544072,</text:p>
          </table:table-cell>
          <table:table-cell office:value-type="float" office:value="93" calcext:value-type="float">
            <text:p>93</text:p>
          </table:table-cell>
          <table:table-cell office:value-type="float" office:value="18.6" calcext:value-type="float">
            <text:p>18.6,</text:p>
          </table:table-cell>
        </table:table-row>
        <table:table-row table:style-name="ro1">
          <table:table-cell office:value-type="float" office:value="0.303645225388797" calcext:value-type="float">
            <text:p>0.303645225388797,</text:p>
          </table:table-cell>
          <table:table-cell office:value-type="float" office:value="731" calcext:value-type="float">
            <text:p>731</text:p>
          </table:table-cell>
          <table:table-cell office:value-type="float" office:value="146.2" calcext:value-type="float">
            <text:p>146.2,</text:p>
          </table:table-cell>
        </table:table-row>
        <table:table-row table:style-name="ro1">
          <table:table-cell office:value-type="float" office:value="0.307887729878745" calcext:value-type="float">
            <text:p>0.307887729878745,</text:p>
          </table:table-cell>
          <table:table-cell office:value-type="float" office:value="89" calcext:value-type="float">
            <text:p>89</text:p>
          </table:table-cell>
          <table:table-cell office:value-type="float" office:value="17.8" calcext:value-type="float">
            <text:p>17.8,</text:p>
          </table:table-cell>
        </table:table-row>
        <table:table-row table:style-name="ro1">
          <table:table-cell office:value-type="float" office:value="0.308216176477869" calcext:value-type="float">
            <text:p>0.308216176477869,</text:p>
          </table:table-cell>
          <table:table-cell office:value-type="float" office:value="217" calcext:value-type="float">
            <text:p>217</text:p>
          </table:table-cell>
          <table:table-cell office:value-type="float" office:value="43.4" calcext:value-type="float">
            <text:p>43.4,</text:p>
          </table:table-cell>
        </table:table-row>
        <table:table-row table:style-name="ro1">
          <table:table-cell office:value-type="float" office:value="0.308409945780489" calcext:value-type="float">
            <text:p>0.308409945780489,</text:p>
          </table:table-cell>
          <table:table-cell office:value-type="float" office:value="338" calcext:value-type="float">
            <text:p>338</text:p>
          </table:table-cell>
          <table:table-cell office:value-type="float" office:value="67.6" calcext:value-type="float">
            <text:p>67.6,</text:p>
          </table:table-cell>
        </table:table-row>
        <table:table-row table:style-name="ro1">
          <table:table-cell office:value-type="float" office:value="0.308814355230872" calcext:value-type="float">
            <text:p>0.308814355230872,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,</text:p>
          </table:table-cell>
        </table:table-row>
        <table:table-row table:style-name="ro1">
          <table:table-cell office:value-type="float" office:value="0.309497516836252" calcext:value-type="float">
            <text:p>0.309497516836252,</text:p>
          </table:table-cell>
          <table:table-cell office:value-type="float" office:value="118" calcext:value-type="float">
            <text:p>118</text:p>
          </table:table-cell>
          <table:table-cell office:value-type="float" office:value="23.6" calcext:value-type="float">
            <text:p>23.6,</text:p>
          </table:table-cell>
        </table:table-row>
        <table:table-row table:style-name="ro1">
          <table:table-cell office:value-type="float" office:value="0.309758226668935" calcext:value-type="float">
            <text:p>0.309758226668935,</text:p>
          </table:table-cell>
          <table:table-cell office:value-type="float" office:value="527" calcext:value-type="float">
            <text:p>527</text:p>
          </table:table-cell>
          <table:table-cell office:value-type="float" office:value="105.4" calcext:value-type="float">
            <text:p>105.4,</text:p>
          </table:table-cell>
        </table:table-row>
        <table:table-row table:style-name="ro1">
          <table:table-cell office:value-type="float" office:value="0.311742227817743" calcext:value-type="float">
            <text:p>0.311742227817743,</text:p>
          </table:table-cell>
          <table:table-cell office:value-type="float" office:value="176" calcext:value-type="float">
            <text:p>176</text:p>
          </table:table-cell>
          <table:table-cell office:value-type="float" office:value="35.2" calcext:value-type="float">
            <text:p>35.2,</text:p>
          </table:table-cell>
        </table:table-row>
        <table:table-row table:style-name="ro1">
          <table:table-cell office:value-type="float" office:value="0.313670610177053" calcext:value-type="float">
            <text:p>0.313670610177053,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,</text:p>
          </table:table-cell>
        </table:table-row>
        <table:table-row table:style-name="ro1">
          <table:table-cell office:value-type="float" office:value="0.317006569544604" calcext:value-type="float">
            <text:p>0.317006569544604,</text:p>
          </table:table-cell>
          <table:table-cell office:value-type="float" office:value="691" calcext:value-type="float">
            <text:p>691</text:p>
          </table:table-cell>
          <table:table-cell office:value-type="float" office:value="138.2" calcext:value-type="float">
            <text:p>138.2,</text:p>
          </table:table-cell>
        </table:table-row>
        <table:table-row table:style-name="ro1">
          <table:table-cell office:value-type="float" office:value="0.317082070486062" calcext:value-type="float">
            <text:p>0.317082070486062,</text:p>
          </table:table-cell>
          <table:table-cell office:value-type="float" office:value="179" calcext:value-type="float">
            <text:p>179</text:p>
          </table:table-cell>
          <table:table-cell office:value-type="float" office:value="35.8" calcext:value-type="float">
            <text:p>35.8,</text:p>
          </table:table-cell>
        </table:table-row>
        <table:table-row table:style-name="ro1">
          <table:table-cell office:value-type="float" office:value="0.317118858634532" calcext:value-type="float">
            <text:p>0.317118858634532,</text:p>
          </table:table-cell>
          <table:table-cell office:value-type="float" office:value="268" calcext:value-type="float">
            <text:p>268</text:p>
          </table:table-cell>
          <table:table-cell office:value-type="float" office:value="53.6" calcext:value-type="float">
            <text:p>53.6,</text:p>
          </table:table-cell>
        </table:table-row>
        <table:table-row table:style-name="ro1">
          <table:table-cell office:value-type="float" office:value="0.318438307873499" calcext:value-type="float">
            <text:p>0.318438307873499,</text:p>
          </table:table-cell>
          <table:table-cell office:value-type="float" office:value="144" calcext:value-type="float">
            <text:p>144</text:p>
          </table:table-cell>
          <table:table-cell office:value-type="float" office:value="28.8" calcext:value-type="float">
            <text:p>28.8,</text:p>
          </table:table-cell>
        </table:table-row>
        <table:table-row table:style-name="ro1">
          <table:table-cell office:value-type="float" office:value="0.320568608856192" calcext:value-type="float">
            <text:p>0.320568608856192,</text:p>
          </table:table-cell>
          <table:table-cell office:value-type="float" office:value="76" calcext:value-type="float">
            <text:p>76</text:p>
          </table:table-cell>
          <table:table-cell office:value-type="float" office:value="15.2" calcext:value-type="float">
            <text:p>15.2,</text:p>
          </table:table-cell>
        </table:table-row>
        <table:table-row table:style-name="ro1">
          <table:table-cell office:value-type="float" office:value="0.321443209546864" calcext:value-type="float">
            <text:p>0.321443209546864,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,</text:p>
          </table:table-cell>
        </table:table-row>
        <table:table-row table:style-name="ro1">
          <table:table-cell office:value-type="float" office:value="0.323595037822297" calcext:value-type="float">
            <text:p>0.323595037822297,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,</text:p>
          </table:table-cell>
        </table:table-row>
        <table:table-row table:style-name="ro1">
          <table:table-cell office:value-type="float" office:value="0.324389856545704" calcext:value-type="float">
            <text:p>0.324389856545704,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,</text:p>
          </table:table-cell>
        </table:table-row>
        <table:table-row table:style-name="ro1">
          <table:table-cell office:value-type="float" office:value="0.325485957715713" calcext:value-type="float">
            <text:p>0.325485957715713,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,</text:p>
          </table:table-cell>
        </table:table-row>
        <table:table-row table:style-name="ro1">
          <table:table-cell office:value-type="float" office:value="0.325694704843871" calcext:value-type="float">
            <text:p>0.325694704843871,</text:p>
          </table:table-cell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.8,</text:p>
          </table:table-cell>
        </table:table-row>
        <table:table-row table:style-name="ro1">
          <table:table-cell office:value-type="float" office:value="0.325835288800985" calcext:value-type="float">
            <text:p>0.325835288800985,</text:p>
          </table:table-cell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,</text:p>
          </table:table-cell>
        </table:table-row>
        <table:table-row table:style-name="ro1">
          <table:table-cell office:value-type="float" office:value="0.326961635567061" calcext:value-type="float">
            <text:p>0.326961635567061,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,</text:p>
          </table:table-cell>
        </table:table-row>
        <table:table-row table:style-name="ro1">
          <table:table-cell office:value-type="float" office:value="0.328712571559403" calcext:value-type="float">
            <text:p>0.328712571559403,</text:p>
          </table:table-cell>
          <table:table-cell office:value-type="float" office:value="477" calcext:value-type="float">
            <text:p>477</text:p>
          </table:table-cell>
          <table:table-cell office:value-type="float" office:value="95.4" calcext:value-type="float">
            <text:p>95.4,</text:p>
          </table:table-cell>
        </table:table-row>
        <table:table-row table:style-name="ro1">
          <table:table-cell office:value-type="float" office:value="0.330196971059464" calcext:value-type="float">
            <text:p>0.330196971059464,</text:p>
          </table:table-cell>
          <table:table-cell office:value-type="float" office:value="83" calcext:value-type="float">
            <text:p>83</text:p>
          </table:table-cell>
          <table:table-cell office:value-type="float" office:value="16.6" calcext:value-type="float">
            <text:p>16.6,</text:p>
          </table:table-cell>
        </table:table-row>
        <table:table-row table:style-name="ro1">
          <table:table-cell office:value-type="float" office:value="0.331013630937772" calcext:value-type="float">
            <text:p>0.331013630937772,</text:p>
          </table:table-cell>
          <table:table-cell office:value-type="float" office:value="223" calcext:value-type="float">
            <text:p>223</text:p>
          </table:table-cell>
          <table:table-cell office:value-type="float" office:value="44.6" calcext:value-type="float">
            <text:p>44.6,</text:p>
          </table:table-cell>
        </table:table-row>
        <table:table-row table:style-name="ro1">
          <table:table-cell office:value-type="float" office:value="0.331294396044835" calcext:value-type="float">
            <text:p>0.331294396044835,</text:p>
          </table:table-cell>
          <table:table-cell office:value-type="float" office:value="176" calcext:value-type="float">
            <text:p>176</text:p>
          </table:table-cell>
          <table:table-cell office:value-type="float" office:value="35.2" calcext:value-type="float">
            <text:p>35.2,</text:p>
          </table:table-cell>
        </table:table-row>
        <table:table-row table:style-name="ro1">
          <table:table-cell office:value-type="float" office:value="0.341169900296303" calcext:value-type="float">
            <text:p>0.341169900296303,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,</text:p>
          </table:table-cell>
        </table:table-row>
        <table:table-row table:style-name="ro1">
          <table:table-cell office:value-type="float" office:value="0.342171938808524" calcext:value-type="float">
            <text:p>0.342171938808524,</text:p>
          </table:table-cell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,</text:p>
          </table:table-cell>
        </table:table-row>
        <table:table-row table:style-name="ro1">
          <table:table-cell office:value-type="float" office:value="0.342546992619816" calcext:value-type="float">
            <text:p>0.342546992619816,</text:p>
          </table:table-cell>
          <table:table-cell office:value-type="float" office:value="207" calcext:value-type="float">
            <text:p>207</text:p>
          </table:table-cell>
          <table:table-cell office:value-type="float" office:value="41.4" calcext:value-type="float">
            <text:p>41.4,</text:p>
          </table:table-cell>
        </table:table-row>
        <table:table-row table:style-name="ro1">
          <table:table-cell office:value-type="float" office:value="0.343037877104223" calcext:value-type="float">
            <text:p>0.343037877104223,</text:p>
          </table:table-cell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.8,</text:p>
          </table:table-cell>
        </table:table-row>
        <table:table-row table:style-name="ro1">
          <table:table-cell office:value-type="float" office:value="0.343455373003403" calcext:value-type="float">
            <text:p>0.343455373003403,</text:p>
          </table:table-cell>
          <table:table-cell office:value-type="float" office:value="81" calcext:value-type="float">
            <text:p>81</text:p>
          </table:table-cell>
          <table:table-cell office:value-type="float" office:value="16.2" calcext:value-type="float">
            <text:p>16.2,</text:p>
          </table:table-cell>
        </table:table-row>
        <table:table-row table:style-name="ro1">
          <table:table-cell office:value-type="float" office:value="0.343921948973342" calcext:value-type="float">
            <text:p>0.343921948973342,</text:p>
          </table:table-cell>
          <table:table-cell office:value-type="float" office:value="274" calcext:value-type="float">
            <text:p>274</text:p>
          </table:table-cell>
          <table:table-cell office:value-type="float" office:value="54.8" calcext:value-type="float">
            <text:p>54.8,</text:p>
          </table:table-cell>
        </table:table-row>
        <table:table-row table:style-name="ro1">
          <table:table-cell office:value-type="float" office:value="0.344968241829749" calcext:value-type="float">
            <text:p>0.344968241829749,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,</text:p>
          </table:table-cell>
        </table:table-row>
        <table:table-row table:style-name="ro1">
          <table:table-cell office:value-type="float" office:value="0.346229111496149" calcext:value-type="float">
            <text:p>0.346229111496149,</text:p>
          </table:table-cell>
          <table:table-cell office:value-type="float" office:value="456" calcext:value-type="float">
            <text:p>456</text:p>
          </table:table-cell>
          <table:table-cell office:value-type="float" office:value="91.2" calcext:value-type="float">
            <text:p>91.2,</text:p>
          </table:table-cell>
        </table:table-row>
        <table:table-row table:style-name="ro1">
          <table:table-cell office:value-type="float" office:value="0.348163704510418" calcext:value-type="float">
            <text:p>0.348163704510418,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,</text:p>
          </table:table-cell>
        </table:table-row>
        <table:table-row table:style-name="ro1">
          <table:table-cell office:value-type="float" office:value="0.350895049440004" calcext:value-type="float">
            <text:p>0.350895049440004,</text:p>
          </table:table-cell>
          <table:table-cell office:value-type="float" office:value="178" calcext:value-type="float">
            <text:p>178</text:p>
          </table:table-cell>
          <table:table-cell office:value-type="float" office:value="35.6" calcext:value-type="float">
            <text:p>35.6,</text:p>
          </table:table-cell>
        </table:table-row>
        <table:table-row table:style-name="ro1">
          <table:table-cell office:value-type="float" office:value="0.351669002581434" calcext:value-type="float">
            <text:p>0.351669002581434,</text:p>
          </table:table-cell>
          <table:table-cell office:value-type="float" office:value="214" calcext:value-type="float">
            <text:p>214</text:p>
          </table:table-cell>
          <table:table-cell office:value-type="float" office:value="42.8" calcext:value-type="float">
            <text:p>42.8,</text:p>
          </table:table-cell>
        </table:table-row>
        <table:table-row table:style-name="ro1">
          <table:table-cell office:value-type="float" office:value="0.352685058973872" calcext:value-type="float">
            <text:p>0.352685058973872,</text:p>
          </table:table-cell>
          <table:table-cell office:value-type="float" office:value="383" calcext:value-type="float">
            <text:p>383</text:p>
          </table:table-cell>
          <table:table-cell office:value-type="float" office:value="76.6" calcext:value-type="float">
            <text:p>76.6,</text:p>
          </table:table-cell>
        </table:table-row>
        <table:table-row table:style-name="ro1">
          <table:table-cell office:value-type="float" office:value="0.352929248944576" calcext:value-type="float">
            <text:p>0.352929248944576,</text:p>
          </table:table-cell>
          <table:table-cell office:value-type="float" office:value="127" calcext:value-type="float">
            <text:p>127</text:p>
          </table:table-cell>
          <table:table-cell office:value-type="float" office:value="25.4" calcext:value-type="float">
            <text:p>25.4,</text:p>
          </table:table-cell>
        </table:table-row>
        <table:table-row table:style-name="ro1">
          <table:table-cell office:value-type="float" office:value="0.35484547208407" calcext:value-type="float">
            <text:p>0.35484547208407,</text:p>
          </table:table-cell>
          <table:table-cell office:value-type="float" office:value="722" calcext:value-type="float">
            <text:p>722</text:p>
          </table:table-cell>
          <table:table-cell office:value-type="float" office:value="144.4" calcext:value-type="float">
            <text:p>144.4,</text:p>
          </table:table-cell>
        </table:table-row>
        <table:table-row table:style-name="ro1">
          <table:table-cell office:value-type="float" office:value="0.359380580238289" calcext:value-type="float">
            <text:p>0.359380580238289,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,</text:p>
          </table:table-cell>
        </table:table-row>
        <table:table-row table:style-name="ro1">
          <table:table-cell office:value-type="float" office:value="0.360295398330315" calcext:value-type="float">
            <text:p>0.360295398330315,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,</text:p>
          </table:table-cell>
        </table:table-row>
        <table:table-row table:style-name="ro1">
          <table:table-cell office:value-type="float" office:value="0.360555773981873" calcext:value-type="float">
            <text:p>0.360555773981873,</text:p>
          </table:table-cell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,</text:p>
          </table:table-cell>
        </table:table-row>
        <table:table-row table:style-name="ro1">
          <table:table-cell office:value-type="float" office:value="0.363773259286019" calcext:value-type="float">
            <text:p>0.363773259286019,</text:p>
          </table:table-cell>
          <table:table-cell office:value-type="float" office:value="403" calcext:value-type="float">
            <text:p>403</text:p>
          </table:table-cell>
          <table:table-cell office:value-type="float" office:value="80.6" calcext:value-type="float">
            <text:p>80.6,</text:p>
          </table:table-cell>
        </table:table-row>
        <table:table-row table:style-name="ro1">
          <table:table-cell office:value-type="float" office:value="0.364378490167708" calcext:value-type="float">
            <text:p>0.364378490167708,</text:p>
          </table:table-cell>
          <table:table-cell office:value-type="float" office:value="156" calcext:value-type="float">
            <text:p>156</text:p>
          </table:table-cell>
          <table:table-cell office:value-type="float" office:value="31.2" calcext:value-type="float">
            <text:p>31.2,</text:p>
          </table:table-cell>
        </table:table-row>
        <table:table-row table:style-name="ro1">
          <table:table-cell office:value-type="float" office:value="0.365107842577257" calcext:value-type="float">
            <text:p>0.365107842577257,</text:p>
          </table:table-cell>
          <table:table-cell office:value-type="float" office:value="446" calcext:value-type="float">
            <text:p>446</text:p>
          </table:table-cell>
          <table:table-cell office:value-type="float" office:value="89.2" calcext:value-type="float">
            <text:p>89.2,</text:p>
          </table:table-cell>
        </table:table-row>
        <table:table-row table:style-name="ro1">
          <table:table-cell office:value-type="float" office:value="0.365973152633239" calcext:value-type="float">
            <text:p>0.365973152633239,</text:p>
          </table:table-cell>
          <table:table-cell office:value-type="float" office:value="419" calcext:value-type="float">
            <text:p>419</text:p>
          </table:table-cell>
          <table:table-cell office:value-type="float" office:value="83.8" calcext:value-type="float">
            <text:p>83.8,</text:p>
          </table:table-cell>
        </table:table-row>
        <table:table-row table:style-name="ro1">
          <table:table-cell office:value-type="float" office:value="0.367159578972244" calcext:value-type="float">
            <text:p>0.367159578972244,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,</text:p>
          </table:table-cell>
        </table:table-row>
        <table:table-row table:style-name="ro1">
          <table:table-cell office:value-type="float" office:value="0.367426883915345" calcext:value-type="float">
            <text:p>0.367426883915345,</text:p>
          </table:table-cell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,</text:p>
          </table:table-cell>
        </table:table-row>
        <table:table-row table:style-name="ro1">
          <table:table-cell office:value-type="float" office:value="0.369013769453221" calcext:value-type="float">
            <text:p>0.369013769453221,</text:p>
          </table:table-cell>
          <table:table-cell office:value-type="float" office:value="237" calcext:value-type="float">
            <text:p>237</text:p>
          </table:table-cell>
          <table:table-cell office:value-type="float" office:value="47.4" calcext:value-type="float">
            <text:p>47.4,</text:p>
          </table:table-cell>
        </table:table-row>
        <table:table-row table:style-name="ro1">
          <table:table-cell office:value-type="float" office:value="0.369165510584228" calcext:value-type="float">
            <text:p>0.369165510584228,</text:p>
          </table:table-cell>
          <table:table-cell office:value-type="float" office:value="182" calcext:value-type="float">
            <text:p>182</text:p>
          </table:table-cell>
          <table:table-cell office:value-type="float" office:value="36.4" calcext:value-type="float">
            <text:p>36.4,</text:p>
          </table:table-cell>
        </table:table-row>
        <table:table-row table:style-name="ro1">
          <table:table-cell office:value-type="float" office:value="0.372190258420864" calcext:value-type="float">
            <text:p>0.372190258420864,</text:p>
          </table:table-cell>
          <table:table-cell office:value-type="float" office:value="351" calcext:value-type="float">
            <text:p>351</text:p>
          </table:table-cell>
          <table:table-cell office:value-type="float" office:value="70.2" calcext:value-type="float">
            <text:p>70.2,</text:p>
          </table:table-cell>
        </table:table-row>
        <table:table-row table:style-name="ro1">
          <table:table-cell office:value-type="float" office:value="0.372978782848433" calcext:value-type="float">
            <text:p>0.372978782848433,</text:p>
          </table:table-cell>
          <table:table-cell office:value-type="float" office:value="104" calcext:value-type="float">
            <text:p>104</text:p>
          </table:table-cell>
          <table:table-cell office:value-type="float" office:value="20.8" calcext:value-type="float">
            <text:p>20.8,</text:p>
          </table:table-cell>
        </table:table-row>
        <table:table-row table:style-name="ro1">
          <table:table-cell office:value-type="float" office:value="0.374454640787823" calcext:value-type="float">
            <text:p>0.374454640787823,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,</text:p>
          </table:table-cell>
        </table:table-row>
        <table:table-row table:style-name="ro1">
          <table:table-cell office:value-type="float" office:value="0.374959056829635" calcext:value-type="float">
            <text:p>0.374959056829635,</text:p>
          </table:table-cell>
          <table:table-cell office:value-type="float" office:value="112" calcext:value-type="float">
            <text:p>112</text:p>
          </table:table-cell>
          <table:table-cell office:value-type="float" office:value="22.4" calcext:value-type="float">
            <text:p>22.4,</text:p>
          </table:table-cell>
        </table:table-row>
        <table:table-row table:style-name="ro1">
          <table:table-cell office:value-type="float" office:value="0.382700494073045" calcext:value-type="float">
            <text:p>0.382700494073045,</text:p>
          </table:table-cell>
          <table:table-cell office:value-type="float" office:value="191" calcext:value-type="float">
            <text:p>191</text:p>
          </table:table-cell>
          <table:table-cell office:value-type="float" office:value="38.2" calcext:value-type="float">
            <text:p>38.2,</text:p>
          </table:table-cell>
        </table:table-row>
        <table:table-row table:style-name="ro1">
          <table:table-cell office:value-type="float" office:value="0.383920871704359" calcext:value-type="float">
            <text:p>0.383920871704359,</text:p>
          </table:table-cell>
          <table:table-cell office:value-type="float" office:value="91" calcext:value-type="float">
            <text:p>91</text:p>
          </table:table-cell>
          <table:table-cell office:value-type="float" office:value="18.2" calcext:value-type="float">
            <text:p>18.2,</text:p>
          </table:table-cell>
        </table:table-row>
        <table:table-row table:style-name="ro1">
          <table:table-cell office:value-type="float" office:value="0.384946188527502" calcext:value-type="float">
            <text:p>0.384946188527502,</text:p>
          </table:table-cell>
          <table:table-cell office:value-type="float" office:value="353" calcext:value-type="float">
            <text:p>353</text:p>
          </table:table-cell>
          <table:table-cell office:value-type="float" office:value="70.6" calcext:value-type="float">
            <text:p>70.6,</text:p>
          </table:table-cell>
        </table:table-row>
        <table:table-row table:style-name="ro1">
          <table:table-cell office:value-type="float" office:value="0.385829893225121" calcext:value-type="float">
            <text:p>0.385829893225121,</text:p>
          </table:table-cell>
          <table:table-cell office:value-type="float" office:value="131" calcext:value-type="float">
            <text:p>131</text:p>
          </table:table-cell>
          <table:table-cell office:value-type="float" office:value="26.2" calcext:value-type="float">
            <text:p>26.2,</text:p>
          </table:table-cell>
        </table:table-row>
        <table:table-row table:style-name="ro1">
          <table:table-cell office:value-type="float" office:value="0.385884305317597" calcext:value-type="float">
            <text:p>0.385884305317597,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,</text:p>
          </table:table-cell>
        </table:table-row>
        <table:table-row table:style-name="ro1">
          <table:table-cell office:value-type="float" office:value="0.386201420815553" calcext:value-type="float">
            <text:p>0.386201420815553,</text:p>
          </table:table-cell>
          <table:table-cell office:value-type="float" office:value="546" calcext:value-type="float">
            <text:p>546</text:p>
          </table:table-cell>
          <table:table-cell office:value-type="float" office:value="109.2" calcext:value-type="float">
            <text:p>109.2,</text:p>
          </table:table-cell>
        </table:table-row>
        <table:table-row table:style-name="ro1">
          <table:table-cell office:value-type="float" office:value="0.388220759628212" calcext:value-type="float">
            <text:p>0.388220759628212,</text:p>
          </table:table-cell>
          <table:table-cell office:value-type="float" office:value="243" calcext:value-type="float">
            <text:p>243</text:p>
          </table:table-cell>
          <table:table-cell office:value-type="float" office:value="48.6" calcext:value-type="float">
            <text:p>48.6,</text:p>
          </table:table-cell>
        </table:table-row>
        <table:table-row table:style-name="ro1">
          <table:table-cell office:value-type="float" office:value="0.389176463992761" calcext:value-type="float">
            <text:p>0.389176463992761,</text:p>
          </table:table-cell>
          <table:table-cell office:value-type="float" office:value="358" calcext:value-type="float">
            <text:p>358</text:p>
          </table:table-cell>
          <table:table-cell office:value-type="float" office:value="71.6" calcext:value-type="float">
            <text:p>71.6,</text:p>
          </table:table-cell>
        </table:table-row>
        <table:table-row table:style-name="ro1">
          <table:table-cell office:value-type="float" office:value="0.3949503034858" calcext:value-type="float">
            <text:p>0.3949503034858,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,</text:p>
          </table:table-cell>
        </table:table-row>
        <table:table-row table:style-name="ro1">
          <table:table-cell office:value-type="float" office:value="0.395473731863786" calcext:value-type="float">
            <text:p>0.395473731863786,</text:p>
          </table:table-cell>
          <table:table-cell office:value-type="float" office:value="277" calcext:value-type="float">
            <text:p>277</text:p>
          </table:table-cell>
          <table:table-cell office:value-type="float" office:value="55.4" calcext:value-type="float">
            <text:p>55.4,</text:p>
          </table:table-cell>
        </table:table-row>
        <table:table-row table:style-name="ro1">
          <table:table-cell office:value-type="float" office:value="0.396915092569361" calcext:value-type="float">
            <text:p>0.396915092569361,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,</text:p>
          </table:table-cell>
        </table:table-row>
        <table:table-row table:style-name="ro1">
          <table:table-cell office:value-type="float" office:value="0.397564021627458" calcext:value-type="float">
            <text:p>0.397564021627458,</text:p>
          </table:table-cell>
          <table:table-cell office:value-type="float" office:value="738" calcext:value-type="float">
            <text:p>738</text:p>
          </table:table-cell>
          <table:table-cell office:value-type="float" office:value="147.6" calcext:value-type="float">
            <text:p>147.6,</text:p>
          </table:table-cell>
        </table:table-row>
        <table:table-row table:style-name="ro1">
          <table:table-cell office:value-type="float" office:value="0.398887189119204" calcext:value-type="float">
            <text:p>0.398887189119204,</text:p>
          </table:table-cell>
          <table:table-cell office:value-type="float" office:value="331" calcext:value-type="float">
            <text:p>331</text:p>
          </table:table-cell>
          <table:table-cell office:value-type="float" office:value="66.2" calcext:value-type="float">
            <text:p>66.2,</text:p>
          </table:table-cell>
        </table:table-row>
        <table:table-row table:style-name="ro1">
          <table:table-cell office:value-type="float" office:value="0.410411442071583" calcext:value-type="float">
            <text:p>0.410411442071583,</text:p>
          </table:table-cell>
          <table:table-cell office:value-type="float" office:value="702" calcext:value-type="float">
            <text:p>702</text:p>
          </table:table-cell>
          <table:table-cell office:value-type="float" office:value="140.4" calcext:value-type="float">
            <text:p>140.4,</text:p>
          </table:table-cell>
        </table:table-row>
        <table:table-row table:style-name="ro1">
          <table:table-cell office:value-type="float" office:value="0.412291319784498" calcext:value-type="float">
            <text:p>0.412291319784498,</text:p>
          </table:table-cell>
          <table:table-cell office:value-type="float" office:value="431" calcext:value-type="float">
            <text:p>431</text:p>
          </table:table-cell>
          <table:table-cell office:value-type="float" office:value="86.2" calcext:value-type="float">
            <text:p>86.2,</text:p>
          </table:table-cell>
        </table:table-row>
        <table:table-row table:style-name="ro1">
          <table:table-cell office:value-type="float" office:value="0.41423845682522" calcext:value-type="float">
            <text:p>0.41423845682522,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,</text:p>
          </table:table-cell>
        </table:table-row>
        <table:table-row table:style-name="ro1">
          <table:table-cell office:value-type="float" office:value="0.414772790087307" calcext:value-type="float">
            <text:p>0.414772790087307,</text:p>
          </table:table-cell>
          <table:table-cell office:value-type="float" office:value="419" calcext:value-type="float">
            <text:p>419</text:p>
          </table:table-cell>
          <table:table-cell office:value-type="float" office:value="83.8" calcext:value-type="float">
            <text:p>83.8,</text:p>
          </table:table-cell>
        </table:table-row>
        <table:table-row table:style-name="ro1">
          <table:table-cell office:value-type="float" office:value="0.415537855887722" calcext:value-type="float">
            <text:p>0.415537855887722,</text:p>
          </table:table-cell>
          <table:table-cell office:value-type="float" office:value="186" calcext:value-type="float">
            <text:p>186</text:p>
          </table:table-cell>
          <table:table-cell office:value-type="float" office:value="37.2" calcext:value-type="float">
            <text:p>37.2,</text:p>
          </table:table-cell>
        </table:table-row>
        <table:table-row table:style-name="ro1">
          <table:table-cell office:value-type="float" office:value="0.415826898501756" calcext:value-type="float">
            <text:p>0.415826898501756,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,</text:p>
          </table:table-cell>
        </table:table-row>
        <table:table-row table:style-name="ro1">
          <table:table-cell office:value-type="float" office:value="0.417064314400858" calcext:value-type="float">
            <text:p>0.417064314400858,</text:p>
          </table:table-cell>
          <table:table-cell office:value-type="float" office:value="424" calcext:value-type="float">
            <text:p>424</text:p>
          </table:table-cell>
          <table:table-cell office:value-type="float" office:value="84.8" calcext:value-type="float">
            <text:p>84.8,</text:p>
          </table:table-cell>
        </table:table-row>
        <table:table-row table:style-name="ro1">
          <table:table-cell office:value-type="float" office:value="0.41817517354493" calcext:value-type="float">
            <text:p>0.41817517354493,</text:p>
          </table:table-cell>
          <table:table-cell office:value-type="float" office:value="203" calcext:value-type="float">
            <text:p>203</text:p>
          </table:table-cell>
          <table:table-cell office:value-type="float" office:value="40.6" calcext:value-type="float">
            <text:p>40.6,</text:p>
          </table:table-cell>
        </table:table-row>
        <table:table-row table:style-name="ro1">
          <table:table-cell office:value-type="float" office:value="0.420759286965768" calcext:value-type="float">
            <text:p>0.420759286965768,</text:p>
          </table:table-cell>
          <table:table-cell office:value-type="float" office:value="93" calcext:value-type="float">
            <text:p>93</text:p>
          </table:table-cell>
          <table:table-cell office:value-type="float" office:value="18.6" calcext:value-type="float">
            <text:p>18.6,</text:p>
          </table:table-cell>
        </table:table-row>
        <table:table-row table:style-name="ro1">
          <table:table-cell office:value-type="float" office:value="0.42274470379875" calcext:value-type="float">
            <text:p>0.42274470379875,</text:p>
          </table:table-cell>
          <table:table-cell office:value-type="float" office:value="91" calcext:value-type="float">
            <text:p>91</text:p>
          </table:table-cell>
          <table:table-cell office:value-type="float" office:value="18.2" calcext:value-type="float">
            <text:p>18.2,</text:p>
          </table:table-cell>
        </table:table-row>
        <table:table-row table:style-name="ro1">
          <table:table-cell office:value-type="float" office:value="0.42527753815834" calcext:value-type="float">
            <text:p>0.42527753815834,</text:p>
          </table:table-cell>
          <table:table-cell office:value-type="float" office:value="858" calcext:value-type="float">
            <text:p>858</text:p>
          </table:table-cell>
          <table:table-cell office:value-type="float" office:value="171.6" calcext:value-type="float">
            <text:p>171.6,</text:p>
          </table:table-cell>
        </table:table-row>
        <table:table-row table:style-name="ro1">
          <table:table-cell office:value-type="float" office:value="0.429436749476471" calcext:value-type="float">
            <text:p>0.429436749476471,</text:p>
          </table:table-cell>
          <table:table-cell office:value-type="float" office:value="137" calcext:value-type="float">
            <text:p>137</text:p>
          </table:table-cell>
          <table:table-cell office:value-type="float" office:value="27.4" calcext:value-type="float">
            <text:p>27.4,</text:p>
          </table:table-cell>
        </table:table-row>
        <table:table-row table:style-name="ro1">
          <table:table-cell office:value-type="float" office:value="0.4304632577746" calcext:value-type="float">
            <text:p>0.4304632577746,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,</text:p>
          </table:table-cell>
        </table:table-row>
        <table:table-row table:style-name="ro1">
          <table:table-cell office:value-type="float" office:value="0.430891206970273" calcext:value-type="float">
            <text:p>0.430891206970273,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,</text:p>
          </table:table-cell>
        </table:table-row>
        <table:table-row table:style-name="ro1">
          <table:table-cell office:value-type="float" office:value="0.437309296838026" calcext:value-type="float">
            <text:p>0.437309296838026,</text:p>
          </table:table-cell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,</text:p>
          </table:table-cell>
        </table:table-row>
        <table:table-row table:style-name="ro1">
          <table:table-cell office:value-type="float" office:value="0.437623977756152" calcext:value-type="float">
            <text:p>0.437623977756152,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,</text:p>
          </table:table-cell>
        </table:table-row>
        <table:table-row table:style-name="ro1">
          <table:table-cell office:value-type="float" office:value="0.437775070660128" calcext:value-type="float">
            <text:p>0.437775070660128,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,</text:p>
          </table:table-cell>
        </table:table-row>
        <table:table-row table:style-name="ro1">
          <table:table-cell office:value-type="float" office:value="0.437916908997878" calcext:value-type="float">
            <text:p>0.437916908997878,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,</text:p>
          </table:table-cell>
        </table:table-row>
        <table:table-row table:style-name="ro1">
          <table:table-cell office:value-type="float" office:value="0.439457290899331" calcext:value-type="float">
            <text:p>0.439457290899331,</text:p>
          </table:table-cell>
          <table:table-cell office:value-type="float" office:value="192" calcext:value-type="float">
            <text:p>192</text:p>
          </table:table-cell>
          <table:table-cell office:value-type="float" office:value="38.4" calcext:value-type="float">
            <text:p>38.4,</text:p>
          </table:table-cell>
        </table:table-row>
        <table:table-row table:style-name="ro1">
          <table:table-cell office:value-type="float" office:value="0.441762580870714" calcext:value-type="float">
            <text:p>0.441762580870714,</text:p>
          </table:table-cell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,</text:p>
          </table:table-cell>
        </table:table-row>
        <table:table-row table:style-name="ro1">
          <table:table-cell office:value-type="float" office:value="0.446338689813291" calcext:value-type="float">
            <text:p>0.446338689813291,</text:p>
          </table:table-cell>
          <table:table-cell office:value-type="float" office:value="454" calcext:value-type="float">
            <text:p>454</text:p>
          </table:table-cell>
          <table:table-cell office:value-type="float" office:value="90.8" calcext:value-type="float">
            <text:p>90.8,</text:p>
          </table:table-cell>
        </table:table-row>
        <table:table-row table:style-name="ro1">
          <table:table-cell office:value-type="float" office:value="0.44967758332108" calcext:value-type="float">
            <text:p>0.44967758332108,</text:p>
          </table:table-cell>
          <table:table-cell office:value-type="float" office:value="582" calcext:value-type="float">
            <text:p>582</text:p>
          </table:table-cell>
          <table:table-cell office:value-type="float" office:value="116.4" calcext:value-type="float">
            <text:p>116.4,</text:p>
          </table:table-cell>
        </table:table-row>
        <table:table-row table:style-name="ro1">
          <table:table-cell office:value-type="float" office:value="0.451230561464403" calcext:value-type="float">
            <text:p>0.451230561464403,</text:p>
          </table:table-cell>
          <table:table-cell office:value-type="float" office:value="229" calcext:value-type="float">
            <text:p>229</text:p>
          </table:table-cell>
          <table:table-cell office:value-type="float" office:value="45.8" calcext:value-type="float">
            <text:p>45.8,</text:p>
          </table:table-cell>
        </table:table-row>
        <table:table-row table:style-name="ro1">
          <table:table-cell office:value-type="float" office:value="0.461387523758802" calcext:value-type="float">
            <text:p>0.461387523758802,</text:p>
          </table:table-cell>
          <table:table-cell office:value-type="float" office:value="77" calcext:value-type="float">
            <text:p>77</text:p>
          </table:table-cell>
          <table:table-cell office:value-type="float" office:value="15.4" calcext:value-type="float">
            <text:p>15.4,</text:p>
          </table:table-cell>
        </table:table-row>
        <table:table-row table:style-name="ro1">
          <table:table-cell office:value-type="float" office:value="0.463360370065922" calcext:value-type="float">
            <text:p>0.463360370065922,</text:p>
          </table:table-cell>
          <table:table-cell office:value-type="float" office:value="268" calcext:value-type="float">
            <text:p>268</text:p>
          </table:table-cell>
          <table:table-cell office:value-type="float" office:value="53.6" calcext:value-type="float">
            <text:p>53.6,</text:p>
          </table:table-cell>
        </table:table-row>
        <table:table-row table:style-name="ro1">
          <table:table-cell office:value-type="float" office:value="0.465248491007951" calcext:value-type="float">
            <text:p>0.465248491007951,</text:p>
          </table:table-cell>
          <table:table-cell office:value-type="float" office:value="223" calcext:value-type="float">
            <text:p>223</text:p>
          </table:table-cell>
          <table:table-cell office:value-type="float" office:value="44.6" calcext:value-type="float">
            <text:p>44.6,</text:p>
          </table:table-cell>
        </table:table-row>
        <table:table-row table:style-name="ro1">
          <table:table-cell office:value-type="float" office:value="0.465864013565219" calcext:value-type="float">
            <text:p>0.465864013565219,</text:p>
          </table:table-cell>
          <table:table-cell office:value-type="float" office:value="113" calcext:value-type="float">
            <text:p>113</text:p>
          </table:table-cell>
          <table:table-cell office:value-type="float" office:value="22.6" calcext:value-type="float">
            <text:p>22.6,</text:p>
          </table:table-cell>
        </table:table-row>
        <table:table-row table:style-name="ro1">
          <table:table-cell office:value-type="float" office:value="0.475175061933071" calcext:value-type="float">
            <text:p>0.475175061933071,</text:p>
          </table:table-cell>
          <table:table-cell office:value-type="float" office:value="153" calcext:value-type="float">
            <text:p>153</text:p>
          </table:table-cell>
          <table:table-cell office:value-type="float" office:value="30.6" calcext:value-type="float">
            <text:p>30.6,</text:p>
          </table:table-cell>
        </table:table-row>
        <table:table-row table:style-name="ro1">
          <table:table-cell office:value-type="float" office:value="0.481256546124499" calcext:value-type="float">
            <text:p>0.481256546124499,</text:p>
          </table:table-cell>
          <table:table-cell office:value-type="float" office:value="136" calcext:value-type="float">
            <text:p>136</text:p>
          </table:table-cell>
          <table:table-cell office:value-type="float" office:value="27.2" calcext:value-type="float">
            <text:p>27.2,</text:p>
          </table:table-cell>
        </table:table-row>
        <table:table-row table:style-name="ro1">
          <table:table-cell office:value-type="float" office:value="0.484011759415995" calcext:value-type="float">
            <text:p>0.484011759415995,</text:p>
          </table:table-cell>
          <table:table-cell office:value-type="float" office:value="107" calcext:value-type="float">
            <text:p>107</text:p>
          </table:table-cell>
          <table:table-cell office:value-type="float" office:value="21.4" calcext:value-type="float">
            <text:p>21.4,</text:p>
          </table:table-cell>
        </table:table-row>
        <table:table-row table:style-name="ro1">
          <table:table-cell office:value-type="float" office:value="0.485461693014877" calcext:value-type="float">
            <text:p>0.485461693014877,</text:p>
          </table:table-cell>
          <table:table-cell office:value-type="float" office:value="301" calcext:value-type="float">
            <text:p>301</text:p>
          </table:table-cell>
          <table:table-cell office:value-type="float" office:value="60.2" calcext:value-type="float">
            <text:p>60.2,</text:p>
          </table:table-cell>
        </table:table-row>
        <table:table-row table:style-name="ro1">
          <table:table-cell office:value-type="float" office:value="0.488165797202449" calcext:value-type="float">
            <text:p>0.488165797202449,</text:p>
          </table:table-cell>
          <table:table-cell office:value-type="float" office:value="169" calcext:value-type="float">
            <text:p>169</text:p>
          </table:table-cell>
          <table:table-cell office:value-type="float" office:value="33.8" calcext:value-type="float">
            <text:p>33.8,</text:p>
          </table:table-cell>
        </table:table-row>
        <table:table-row table:style-name="ro1">
          <table:table-cell office:value-type="float" office:value="0.497457695743156" calcext:value-type="float">
            <text:p>0.497457695743156,</text:p>
          </table:table-cell>
          <table:table-cell office:value-type="float" office:value="311" calcext:value-type="float">
            <text:p>311</text:p>
          </table:table-cell>
          <table:table-cell office:value-type="float" office:value="62.2" calcext:value-type="float">
            <text:p>62.2,</text:p>
          </table:table-cell>
        </table:table-row>
        <table:table-row table:style-name="ro1">
          <table:table-cell office:value-type="float" office:value="0.500895136689206" calcext:value-type="float">
            <text:p>0.500895136689206,</text:p>
          </table:table-cell>
          <table:table-cell office:value-type="float" office:value="668" calcext:value-type="float">
            <text:p>668</text:p>
          </table:table-cell>
          <table:table-cell office:value-type="float" office:value="133.6" calcext:value-type="float">
            <text:p>133.6,</text:p>
          </table:table-cell>
        </table:table-row>
        <table:table-row table:style-name="ro1">
          <table:table-cell office:value-type="float" office:value="0.510427396390208" calcext:value-type="float">
            <text:p>0.510427396390208,</text:p>
          </table:table-cell>
          <table:table-cell office:value-type="float" office:value="621" calcext:value-type="float">
            <text:p>621</text:p>
          </table:table-cell>
          <table:table-cell office:value-type="float" office:value="124.2" calcext:value-type="float">
            <text:p>124.2,</text:p>
          </table:table-cell>
        </table:table-row>
        <table:table-row table:style-name="ro1">
          <table:table-cell office:value-type="float" office:value="0.519416024016128" calcext:value-type="float">
            <text:p>0.519416024016128,</text:p>
          </table:table-cell>
          <table:table-cell office:value-type="float" office:value="61" calcext:value-type="float">
            <text:p>61</text:p>
          </table:table-cell>
          <table:table-cell office:value-type="float" office:value="12.2" calcext:value-type="float">
            <text:p>12.2,</text:p>
          </table:table-cell>
        </table:table-row>
        <table:table-row table:style-name="ro1">
          <table:table-cell office:value-type="float" office:value="0.52020602450476" calcext:value-type="float">
            <text:p>0.52020602450476,</text:p>
          </table:table-cell>
          <table:table-cell office:value-type="float" office:value="631" calcext:value-type="float">
            <text:p>631</text:p>
          </table:table-cell>
          <table:table-cell office:value-type="float" office:value="126.2" calcext:value-type="float">
            <text:p>126.2,</text:p>
          </table:table-cell>
        </table:table-row>
        <table:table-row table:style-name="ro1">
          <table:table-cell office:value-type="float" office:value="0.531719462902374" calcext:value-type="float">
            <text:p>0.531719462902374,</text:p>
          </table:table-cell>
          <table:table-cell office:value-type="float" office:value="211" calcext:value-type="float">
            <text:p>211</text:p>
          </table:table-cell>
          <table:table-cell office:value-type="float" office:value="42.2" calcext:value-type="float">
            <text:p>42.2,</text:p>
          </table:table-cell>
        </table:table-row>
        <table:table-row table:style-name="ro1">
          <table:table-cell office:value-type="float" office:value="0.543532803277244" calcext:value-type="float">
            <text:p>0.543532803277244,</text:p>
          </table:table-cell>
          <table:table-cell office:value-type="float" office:value="328" calcext:value-type="float">
            <text:p>328</text:p>
          </table:table-cell>
          <table:table-cell office:value-type="float" office:value="65.6" calcext:value-type="float">
            <text:p>65.6,</text:p>
          </table:table-cell>
        </table:table-row>
        <table:table-row table:style-name="ro1">
          <table:table-cell office:value-type="float" office:value="0.700780687601668" calcext:value-type="float">
            <text:p>0.700780687601668,</text:p>
          </table:table-cell>
          <table:table-cell office:value-type="float" office:value="182" calcext:value-type="float">
            <text:p>182</text:p>
          </table:table-cell>
          <table:table-cell office:value-type="float" office:value="36.4" calcext:value-type="float">
            <text:p>36.4,</text:p>
          </table:table-cell>
        </table:table-row>
        <table:table-row table:style-name="ro1" table:number-rows-repeated="104809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insite_env.A1:insite_env.A1048576">
          <table:sort>
            <table:sort-by table:field-number="0" table:data-type="automatic"/>
          </table:sort>
        </table:database-range>
        <table:database-range table:name="__Anonymous_Sheet_DB__2" table:target-range-address="insite_env_v3.A1:insite_env_v3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A1:Sheet6.A1048576">
          <table:sort>
            <table:sort-by table:field-number="0" table:data-type="automatic"/>
          </table:sort>
        </table:database-range>
        <table:database-range table:name="__Anonymous_Sheet_DB__6" table:target-range-address="Sheet7.A1:Sheet7.B9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number:number-style style:name="N123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38:09.87264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1:39:26.138379863</meta:creation-date>
    <dc:date>2018-07-27T14:55:16.603112933</dc:date>
    <meta:editing-duration>PT4H22M26S</meta:editing-duration>
    <meta:editing-cycles>18</meta:editing-cycles>
    <meta:generator>LibreOffice/5.1.6.2$Linux_X86_64 LibreOffice_project/10m0$Build-2</meta:generator>
    <meta:document-statistic meta:table-count="7" meta:cell-count="5770" meta:object-count="0"/>
  </office:meta>
</office:document-meta>
</file>